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fo:language="sl" fo:country="SI"/>
    </style:style>
    <style:style style:name="P2" style:parent-style-name="Normal" style:family="paragraph">
      <style:text-properties style:font-name="Arial Narrow" fo:font-size="10pt" style:font-size-asian="10pt" style:font-size-complex="10pt" fo:language="sl" fo:country="SI"/>
    </style:style>
    <style:style style:name="P3"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4" style:parent-style-name="Normal" style:family="paragraph">
      <style:text-properties style:font-name="Arial Narrow" fo:font-size="10pt" style:font-size-asian="10pt" style:font-size-complex="10pt" fo:language="sl" fo:country="SI"/>
    </style:style>
    <style:style style:name="P5" style:parent-style-name="ListParagraph" style:family="paragraph">
      <style:text-properties style:font-name="Arial Narrow" fo:font-size="10pt" style:font-size-asian="10pt" style:font-size-complex="10pt" fo:language="sl" fo:country="SI"/>
    </style:style>
    <style:style style:name="P6" style:parent-style-name="ListParagraph" style:family="paragraph">
      <style:text-properties style:font-name="Arial Narrow" fo:font-size="10pt" style:font-size-asian="10pt" style:font-size-complex="10pt" fo:language="sl" fo:country="SI"/>
    </style:style>
    <style:style style:name="P7" style:parent-style-name="Normal" style:family="paragraph">
      <style:text-properties style:font-name="Arial Narrow" fo:font-size="10pt" style:font-size-asian="10pt" style:font-size-complex="10pt" fo:language="sl" fo:country="SI"/>
    </style:style>
    <style:style style:name="P8" style:parent-style-name="Normal" style:family="paragraph">
      <style:text-properties style:font-name="Arial Narrow" fo:font-size="10pt" style:font-size-asian="10pt" style:font-size-complex="10pt" fo:language="sl" fo:country="SI"/>
    </style:style>
    <style:style style:name="P9" style:parent-style-name="Heading1" style:family="paragraph">
      <style:text-properties fo:language="sl" fo:country="SI"/>
    </style:style>
    <style:style style:name="P10"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TableColumn12" style:family="table-column">
      <style:table-column-properties style:column-width="1.6701in" style:use-optimal-column-width="false"/>
    </style:style>
    <style:style style:name="TableColumn13" style:family="table-column">
      <style:table-column-properties style:column-width="0.5909in" style:use-optimal-column-width="false"/>
    </style:style>
    <style:style style:name="TableColumn14" style:family="table-column">
      <style:table-column-properties style:column-width="1.7715in" style:use-optimal-column-width="false"/>
    </style:style>
    <style:style style:name="TableColumn15" style:family="table-column">
      <style:table-column-properties style:column-width="1.6736in" style:use-optimal-column-width="false"/>
    </style:style>
    <style:style style:name="TableColumn16" style:family="table-column">
      <style:table-column-properties style:column-width="0.5506in" style:use-optimal-column-width="false"/>
    </style:style>
    <style:style style:name="Table11" style:family="table">
      <style:table-properties style:width="6.2569in" fo:margin-left="0in" table:align="left"/>
    </style:style>
    <style:style style:name="TableRow17" style:family="table-row">
      <style:table-row-properties style:use-optimal-row-height="false"/>
    </style:style>
    <style:style style:name="TableCell18" style:family="table-cell">
      <style:table-cell-properties fo:border="0.0069in solid #000000" fo:background-color="#E7E6E6" style:writing-mode="lr-tb" fo:padding-top="0in" fo:padding-left="0.075in" fo:padding-bottom="0in" fo:padding-right="0.075in"/>
    </style:style>
    <style:style style:name="P19" style:parent-style-name="Normal" style:family="paragraph">
      <style:text-properties style:font-name="Arial Narrow" fo:font-size="10pt" style:font-size-asian="10pt" style:font-size-complex="10pt" fo:language="sl" fo:country="SI"/>
    </style:style>
    <style:style style:name="TableCell20" style:family="table-cell">
      <style:table-cell-properties fo:border="0.0069in solid #000000" fo:background-color="#E7E6E6" style:writing-mode="lr-tb" fo:padding-top="0in" fo:padding-left="0.075in" fo:padding-bottom="0in" fo:padding-right="0.075in"/>
    </style:style>
    <style:style style:name="P21" style:parent-style-name="Normal" style:family="paragraph">
      <style:text-properties style:font-name="Arial Narrow" fo:font-size="10pt" style:font-size-asian="10pt" style:font-size-complex="10pt" fo:language="sl" fo:country="SI"/>
    </style:style>
    <style:style style:name="TableCell22" style:family="table-cell">
      <style:table-cell-properties fo:border="0.0069in solid #000000" fo:background-color="#E7E6E6" style:writing-mode="lr-tb" fo:padding-top="0in" fo:padding-left="0.075in" fo:padding-bottom="0in" fo:padding-right="0.075in"/>
    </style:style>
    <style:style style:name="P23" style:parent-style-name="Normal" style:family="paragraph">
      <style:text-properties style:font-name="Arial Narrow" fo:font-size="10pt" style:font-size-asian="10pt" style:font-size-complex="10pt" fo:language="sl" fo:country="SI"/>
    </style:style>
    <style:style style:name="TableCell24" style:family="table-cell">
      <style:table-cell-properties fo:border="0.0069in solid #000000" fo:background-color="#E7E6E6" style:writing-mode="lr-tb" fo:padding-top="0in" fo:padding-left="0.075in" fo:padding-bottom="0in" fo:padding-right="0.075in"/>
    </style:style>
    <style:style style:name="P25" style:parent-style-name="Normal" style:family="paragraph">
      <style:text-properties style:font-name="Arial Narrow" fo:font-size="10pt" style:font-size-asian="10pt" style:font-size-complex="10pt" fo:language="sl" fo:country="SI"/>
    </style:style>
    <style:style style:name="TableCell26" style:family="table-cell">
      <style:table-cell-properties fo:border="0.0069in solid #000000" fo:background-color="#E7E6E6" style:writing-mode="lr-tb" fo:padding-top="0in" fo:padding-left="0.075in" fo:padding-bottom="0in" fo:padding-right="0.075in"/>
    </style:style>
    <style:style style:name="P27" style:parent-style-name="Normal" style:family="paragraph">
      <style:text-properties style:font-name="Arial Narrow" fo:font-size="10pt" style:font-size-asian="10pt" style:font-size-complex="10pt" fo:language="sl" fo:country="SI"/>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style:font-name="Arial Narrow" fo:font-size="10pt" style:font-size-asian="10pt" style:font-size-complex="10pt" fo:language="sl" fo:country="SI"/>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text-properties style:font-name="Arial Narrow" fo:font-size="10pt" style:font-size-asian="10pt" style:font-size-complex="10pt" fo:language="sl" fo:country="SI"/>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style:font-name="Arial Narrow" fo:font-size="10pt" style:font-size-asian="10pt" style:font-size-complex="10pt" fo:language="sl" fo:country="SI"/>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text-properties style:font-name="Arial Narrow" fo:font-size="10pt" style:font-size-asian="10pt" style:font-size-complex="10pt" fo:language="sl" fo:country="SI"/>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text-properties style:font-name="Arial Narrow" fo:font-size="10pt" style:font-size-asian="10pt" style:font-size-complex="10pt" fo:language="sl" fo:country="SI"/>
    </style:style>
    <style:style style:name="P39" style:parent-style-name="Normal" style:family="paragraph">
      <style:text-properties style:font-name="Arial Narrow" fo:font-size="10pt" style:font-size-asian="10pt" style:font-size-complex="10pt" fo:language="sl" fo:country="SI"/>
    </style:style>
    <style:style style:name="P40" style:parent-style-name="Normal" style:family="paragraph">
      <style:text-properties style:font-name="Arial Narrow" fo:font-size="10pt" style:font-size-asian="10pt" style:font-size-complex="10pt" fo:language="sl" fo:country="SI"/>
    </style:style>
    <style:style style:name="P41"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42" style:parent-style-name="ListParagraph" style:family="paragraph">
      <style:text-properties style:font-name="Arial Narrow" fo:font-size="10pt" style:font-size-asian="10pt" style:font-size-complex="10pt" fo:language="sl" fo:country="SI"/>
    </style:style>
    <style:style style:name="P43" style:parent-style-name="ListParagraph" style:family="paragraph">
      <style:text-properties style:font-name="Arial Narrow" fo:font-weight="bold" style:font-weight-asian="bold" style:font-weight-complex="bold" fo:font-size="10pt" style:font-size-asian="10pt" style:font-size-complex="10pt" fo:language="sl" fo:country="SI"/>
    </style:style>
    <style:style style:name="TableColumn45" style:family="table-column">
      <style:table-column-properties style:column-width="1.6701in" style:use-optimal-column-width="false"/>
    </style:style>
    <style:style style:name="TableColumn46" style:family="table-column">
      <style:table-column-properties style:column-width="0.5909in" style:use-optimal-column-width="false"/>
    </style:style>
    <style:style style:name="TableColumn47" style:family="table-column">
      <style:table-column-properties style:column-width="1.7715in" style:use-optimal-column-width="false"/>
    </style:style>
    <style:style style:name="TableColumn48" style:family="table-column">
      <style:table-column-properties style:column-width="1.6736in" style:use-optimal-column-width="false"/>
    </style:style>
    <style:style style:name="TableColumn49" style:family="table-column">
      <style:table-column-properties style:column-width="0.5506in" style:use-optimal-column-width="false"/>
    </style:style>
    <style:style style:name="Table44" style:family="table">
      <style:table-properties style:width="6.2569in" fo:margin-left="0in" table:align="left"/>
    </style:style>
    <style:style style:name="TableRow50" style:family="table-row">
      <style:table-row-properties style:use-optimal-row-height="false"/>
    </style:style>
    <style:style style:name="TableCell51" style:family="table-cell">
      <style:table-cell-properties fo:border="0.0069in solid #000000" fo:background-color="#E7E6E6" style:writing-mode="lr-tb" fo:padding-top="0in" fo:padding-left="0.075in" fo:padding-bottom="0in" fo:padding-right="0.075in"/>
    </style:style>
    <style:style style:name="P52" style:parent-style-name="Normal" style:family="paragraph">
      <style:text-properties style:font-name="Arial Narrow" fo:font-size="10pt" style:font-size-asian="10pt" style:font-size-complex="10pt" fo:language="sl" fo:country="SI"/>
    </style:style>
    <style:style style:name="TableCell53" style:family="table-cell">
      <style:table-cell-properties fo:border="0.0069in solid #000000" fo:background-color="#E7E6E6" style:writing-mode="lr-tb" fo:padding-top="0in" fo:padding-left="0.075in" fo:padding-bottom="0in" fo:padding-right="0.075in"/>
    </style:style>
    <style:style style:name="P54" style:parent-style-name="Normal" style:family="paragraph">
      <style:text-properties style:font-name="Arial Narrow" fo:font-size="10pt" style:font-size-asian="10pt" style:font-size-complex="10pt" fo:language="sl" fo:country="SI"/>
    </style:style>
    <style:style style:name="TableCell55" style:family="table-cell">
      <style:table-cell-properties fo:border="0.0069in solid #000000" fo:background-color="#E7E6E6" style:writing-mode="lr-tb" fo:padding-top="0in" fo:padding-left="0.075in" fo:padding-bottom="0in" fo:padding-right="0.075in"/>
    </style:style>
    <style:style style:name="P56" style:parent-style-name="Normal" style:family="paragraph">
      <style:text-properties style:font-name="Arial Narrow" fo:font-size="10pt" style:font-size-asian="10pt" style:font-size-complex="10pt" fo:language="sl" fo:country="SI"/>
    </style:style>
    <style:style style:name="TableCell57" style:family="table-cell">
      <style:table-cell-properties fo:border="0.0069in solid #000000" fo:background-color="#E7E6E6" style:writing-mode="lr-tb" fo:padding-top="0in" fo:padding-left="0.075in" fo:padding-bottom="0in" fo:padding-right="0.075in"/>
    </style:style>
    <style:style style:name="P58" style:parent-style-name="Normal" style:family="paragraph">
      <style:text-properties style:font-name="Arial Narrow" fo:font-size="10pt" style:font-size-asian="10pt" style:font-size-complex="10pt" fo:language="sl" fo:country="SI"/>
    </style:style>
    <style:style style:name="TableCell59" style:family="table-cell">
      <style:table-cell-properties fo:border="0.0069in solid #000000" fo:background-color="#E7E6E6" style:writing-mode="lr-tb" fo:padding-top="0in" fo:padding-left="0.075in" fo:padding-bottom="0in" fo:padding-right="0.075in"/>
    </style:style>
    <style:style style:name="P60" style:parent-style-name="Normal" style:family="paragraph">
      <style:text-properties style:font-name="Arial Narrow" fo:font-size="10pt" style:font-size-asian="10pt" style:font-size-complex="10pt" fo:language="sl" fo:country="SI"/>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Arial Narrow" fo:font-size="10pt" style:font-size-asian="10pt" style:font-size-complex="10pt" fo:language="sl" fo:country="SI"/>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style:font-name="Arial Narrow" fo:font-size="10pt" style:font-size-asian="10pt" style:font-size-complex="10pt" fo:language="sl" fo:country="SI"/>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Arial Narrow" fo:font-size="10pt" style:font-size-asian="10pt" style:font-size-complex="10pt" fo:language="sl" fo:country="SI"/>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style:font-name="Arial Narrow" fo:font-size="10pt" style:font-size-asian="10pt" style:font-size-complex="10pt" fo:language="sl" fo:country="SI"/>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style:font-name="Arial Narrow" fo:font-size="10pt" style:font-size-asian="10pt" style:font-size-complex="10pt" fo:language="sl" fo:country="SI"/>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Arial Narrow" fo:font-size="10pt" style:font-size-asian="10pt" style:font-size-complex="10pt" fo:language="sl" fo:country="SI"/>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style:font-name="Arial Narrow" fo:font-size="10pt" style:font-size-asian="10pt" style:font-size-complex="10pt" fo:language="sl" fo:country="SI"/>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Arial Narrow" fo:font-size="10pt" style:font-size-asian="10pt" style:font-size-complex="10pt" fo:language="sl" fo:country="SI"/>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name="Arial Narrow" fo:font-size="10pt" style:font-size-asian="10pt" style:font-size-complex="10pt" fo:language="sl" fo:country="SI"/>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style:font-name="Arial Narrow" fo:font-size="10pt" style:font-size-asian="10pt" style:font-size-complex="10pt" fo:language="sl" fo:country="SI"/>
    </style:style>
    <style:style style:name="P83" style:parent-style-name="Normal" style:family="paragraph">
      <style:text-properties style:font-name="Arial Narrow" fo:font-size="10pt" style:font-size-asian="10pt" style:font-size-complex="10pt" fo:language="sl" fo:country="SI"/>
    </style:style>
    <style:style style:name="P84"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TableColumn86" style:family="table-column">
      <style:table-column-properties style:column-width="1.6701in" style:use-optimal-column-width="false"/>
    </style:style>
    <style:style style:name="TableColumn87" style:family="table-column">
      <style:table-column-properties style:column-width="0.5909in" style:use-optimal-column-width="false"/>
    </style:style>
    <style:style style:name="TableColumn88" style:family="table-column">
      <style:table-column-properties style:column-width="1.7715in" style:use-optimal-column-width="false"/>
    </style:style>
    <style:style style:name="TableColumn89" style:family="table-column">
      <style:table-column-properties style:column-width="1.6736in" style:use-optimal-column-width="false"/>
    </style:style>
    <style:style style:name="TableColumn90" style:family="table-column">
      <style:table-column-properties style:column-width="0.5506in" style:use-optimal-column-width="false"/>
    </style:style>
    <style:style style:name="Table85" style:family="table">
      <style:table-properties style:width="6.2569in" fo:margin-left="0in" table:align="left"/>
    </style:style>
    <style:style style:name="TableRow91" style:family="table-row">
      <style:table-row-properties style:use-optimal-row-height="false"/>
    </style:style>
    <style:style style:name="TableCell92" style:family="table-cell">
      <style:table-cell-properties fo:border="0.0069in solid #000000" fo:background-color="#E7E6E6" style:writing-mode="lr-tb" fo:padding-top="0in" fo:padding-left="0.075in" fo:padding-bottom="0in" fo:padding-right="0.075in"/>
    </style:style>
    <style:style style:name="P93" style:parent-style-name="Normal" style:family="paragraph">
      <style:text-properties style:font-name="Arial Narrow" fo:font-size="10pt" style:font-size-asian="10pt" style:font-size-complex="10pt" fo:language="sl" fo:country="SI"/>
    </style:style>
    <style:style style:name="TableCell94" style:family="table-cell">
      <style:table-cell-properties fo:border="0.0069in solid #000000" fo:background-color="#E7E6E6" style:writing-mode="lr-tb" fo:padding-top="0in" fo:padding-left="0.075in" fo:padding-bottom="0in" fo:padding-right="0.075in"/>
    </style:style>
    <style:style style:name="P95" style:parent-style-name="Normal" style:family="paragraph">
      <style:text-properties style:font-name="Arial Narrow" fo:font-size="10pt" style:font-size-asian="10pt" style:font-size-complex="10pt" fo:language="sl" fo:country="SI"/>
    </style:style>
    <style:style style:name="TableCell96" style:family="table-cell">
      <style:table-cell-properties fo:border="0.0069in solid #000000" fo:background-color="#E7E6E6" style:writing-mode="lr-tb" fo:padding-top="0in" fo:padding-left="0.075in" fo:padding-bottom="0in" fo:padding-right="0.075in"/>
    </style:style>
    <style:style style:name="P97" style:parent-style-name="Normal" style:family="paragraph">
      <style:text-properties style:font-name="Arial Narrow" fo:font-size="10pt" style:font-size-asian="10pt" style:font-size-complex="10pt" fo:language="sl" fo:country="SI"/>
    </style:style>
    <style:style style:name="TableCell98" style:family="table-cell">
      <style:table-cell-properties fo:border="0.0069in solid #000000" fo:background-color="#E7E6E6" style:writing-mode="lr-tb" fo:padding-top="0in" fo:padding-left="0.075in" fo:padding-bottom="0in" fo:padding-right="0.075in"/>
    </style:style>
    <style:style style:name="P99" style:parent-style-name="Normal" style:family="paragraph">
      <style:text-properties style:font-name="Arial Narrow" fo:font-size="10pt" style:font-size-asian="10pt" style:font-size-complex="10pt" fo:language="sl" fo:country="SI"/>
    </style:style>
    <style:style style:name="TableCell100" style:family="table-cell">
      <style:table-cell-properties fo:border="0.0069in solid #000000" fo:background-color="#E7E6E6" style:writing-mode="lr-tb" fo:padding-top="0in" fo:padding-left="0.075in" fo:padding-bottom="0in" fo:padding-right="0.075in"/>
    </style:style>
    <style:style style:name="P101" style:parent-style-name="Normal" style:family="paragraph">
      <style:text-properties style:font-name="Arial Narrow" fo:font-size="10pt" style:font-size-asian="10pt" style:font-size-complex="10pt" fo:language="sl" fo:country="SI"/>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text-properties style:font-name="Arial Narrow" fo:font-size="10pt" style:font-size-asian="10pt" style:font-size-complex="10pt" fo:language="sl" fo:country="SI"/>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style:font-name="Arial Narrow" fo:font-size="10pt" style:font-size-asian="10pt" style:font-size-complex="10pt" fo:language="sl" fo:country="SI"/>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Arial Narrow" fo:font-size="10pt" style:font-size-asian="10pt" style:font-size-complex="10pt" fo:language="sl" fo:country="SI"/>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style:font-name="Arial Narrow" fo:font-size="10pt" style:font-size-asian="10pt" style:font-size-complex="10pt" fo:language="sl" fo:country="SI"/>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text-properties style:font-name="Arial Narrow" fo:font-size="10pt" style:font-size-asian="10pt" style:font-size-complex="10pt" fo:language="sl" fo:country="SI"/>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style:font-name="Arial Narrow" fo:font-size="10pt" style:font-size-asian="10pt" style:font-size-complex="10pt" fo:language="sl" fo:country="SI"/>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text-properties style:font-name="Arial Narrow" fo:font-size="10pt" style:font-size-asian="10pt" style:font-size-complex="10pt" fo:language="sl" fo:country="SI"/>
    </style:style>
    <style:style style:name="TableCell118" style:family="table-cell">
      <style:table-cell-properties fo:border="0.0069in solid #000000" style:writing-mode="lr-tb" fo:padding-top="0in" fo:padding-left="0.075in" fo:padding-bottom="0in" fo:padding-right="0.075in"/>
    </style:style>
    <style:style style:name="T119" style:parent-style-name="Hyperlink" style:family="text">
      <style:text-properties style:font-name="Arial Narrow" fo:font-size="10pt" style:font-size-asian="10pt" style:font-size-complex="10pt" fo:language="sl" fo:country="SI"/>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text-properties style:font-name="Arial Narrow" fo:font-size="10pt" style:font-size-asian="10pt" style:font-size-complex="10pt" fo:language="sl" fo:country="SI"/>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text-properties style:font-name="Arial Narrow" fo:font-size="10pt" style:font-size-asian="10pt" style:font-size-complex="10pt" fo:language="sl" fo:country="SI"/>
    </style:style>
    <style:style style:name="P124" style:parent-style-name="Normal" style:family="paragraph">
      <style:text-properties style:font-name="Arial Narrow" fo:font-size="10pt" style:font-size-asian="10pt" style:font-size-complex="10pt" fo:language="sl" fo:country="SI"/>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Arial Narrow" fo:font-size="10pt" style:font-size-asian="10pt" style:font-size-complex="10pt" fo:language="sl" fo:country="SI"/>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Arial Narrow" fo:font-size="10pt" style:font-size-asian="10pt" style:font-size-complex="10pt" fo:language="sl" fo:country="SI"/>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Arial Narrow" fo:font-size="10pt" style:font-size-asian="10pt" style:font-size-complex="10pt" fo:language="sl" fo:country="SI"/>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font-name="Arial Narrow" fo:font-size="10pt" style:font-size-asian="10pt" style:font-size-complex="10pt" fo:language="sl" fo:country="SI"/>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Arial Narrow" fo:font-size="10pt" style:font-size-asian="10pt" style:font-size-complex="10pt" fo:language="sl" fo:country="SI"/>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Arial Narrow" fo:font-size="10pt" style:font-size-asian="10pt" style:font-size-complex="10pt" fo:language="sl" fo:country="SI"/>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Arial Narrow" fo:font-size="10pt" style:font-size-asian="10pt" style:font-size-complex="10pt" fo:language="sl" fo:country="SI"/>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Arial Narrow" fo:font-size="10pt" style:font-size-asian="10pt" style:font-size-complex="10pt" fo:language="sl" fo:country="SI"/>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Arial Narrow" fo:font-size="10pt" style:font-size-asian="10pt" style:font-size-complex="10pt" fo:language="sl" fo:country="SI"/>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Arial Narrow" fo:font-size="10pt" style:font-size-asian="10pt" style:font-size-complex="10pt" fo:language="sl" fo:country="SI"/>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Arial Narrow" fo:font-size="10pt" style:font-size-asian="10pt" style:font-size-complex="10pt" fo:language="sl" fo:country="SI"/>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Arial Narrow" fo:font-size="10pt" style:font-size-asian="10pt" style:font-size-complex="10pt" fo:language="sl" fo:country="SI"/>
    </style:style>
    <style:style style:name="TableCell152" style:family="table-cell">
      <style:table-cell-properties fo:border="0.0069in solid #000000" style:writing-mode="lr-tb" fo:padding-top="0in" fo:padding-left="0.075in" fo:padding-bottom="0in" fo:padding-right="0.075in"/>
    </style:style>
    <style:style style:name="T153" style:parent-style-name="Hyperlink" style:family="text">
      <style:text-properties style:font-name="Arial Narrow" fo:font-size="10pt" style:font-size-asian="10pt" style:font-size-complex="10pt" fo:language="sl" fo:country="S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Arial Narrow" fo:font-size="10pt" style:font-size-asian="10pt" style:font-size-complex="10pt" fo:language="sl" fo:country="SI"/>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text-properties style:font-name="Arial Narrow" fo:font-size="10pt" style:font-size-asian="10pt" style:font-size-complex="10pt" fo:language="sl" fo:country="SI"/>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Arial Narrow" fo:font-size="10pt" style:font-size-asian="10pt" style:font-size-complex="10pt" fo:language="sl" fo:country="SI"/>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Arial Narrow" fo:font-size="10pt" style:font-size-asian="10pt" style:font-size-complex="10pt" fo:language="sl" fo:country="SI"/>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Arial Narrow" fo:font-size="10pt" style:font-size-asian="10pt" style:font-size-complex="10pt" fo:language="sl" fo:country="SI"/>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Arial Narrow" fo:font-size="10pt" style:font-size-asian="10pt" style:font-size-complex="10pt" fo:language="sl" fo:country="SI"/>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Arial Narrow" fo:font-size="10pt" style:font-size-asian="10pt" style:font-size-complex="10pt" fo:language="sl" fo:country="SI"/>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Arial Narrow" fo:font-size="10pt" style:font-size-asian="10pt" style:font-size-complex="10pt" fo:language="sl" fo:country="SI"/>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font-name="Arial Narrow" fo:font-size="10pt" style:font-size-asian="10pt" style:font-size-complex="10pt" fo:language="sl" fo:country="SI"/>
    </style:style>
    <style:style style:name="TableCell174" style:family="table-cell">
      <style:table-cell-properties fo:border="0.0069in solid #000000" style:writing-mode="lr-tb" fo:padding-top="0in" fo:padding-left="0.075in" fo:padding-bottom="0in" fo:padding-right="0.075in"/>
    </style:style>
    <style:style style:name="T175" style:parent-style-name="Hyperlink" style:family="text">
      <style:text-properties style:font-name="Arial Narrow" fo:font-size="10pt" style:font-size-asian="10pt" style:font-size-complex="10pt" fo:language="sl" fo:country="SI"/>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Arial Narrow" fo:font-size="10pt" style:font-size-asian="10pt" style:font-size-complex="10pt" fo:language="sl" fo:country="SI"/>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Arial Narrow" fo:font-size="10pt" style:font-size-asian="10pt" style:font-size-complex="10pt" fo:language="sl" fo:country="SI"/>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Arial Narrow" fo:font-size="10pt" style:font-size-asian="10pt" style:font-size-complex="10pt" fo:language="sl" fo:country="SI"/>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Arial Narrow" fo:font-size="10pt" style:font-size-asian="10pt" style:font-size-complex="10pt" fo:language="sl" fo:country="SI"/>
    </style:style>
    <style:style style:name="TableCell185" style:family="table-cell">
      <style:table-cell-properties fo:border="0.0069in solid #000000" style:writing-mode="lr-tb" fo:padding-top="0in" fo:padding-left="0.075in" fo:padding-bottom="0in" fo:padding-right="0.075in"/>
    </style:style>
    <style:style style:name="T186" style:parent-style-name="Hyperlink" style:family="text">
      <style:text-properties style:font-name="Arial Narrow" fo:font-size="10pt" style:font-size-asian="10pt" style:font-size-complex="10pt" fo:language="sl" fo:country="SI"/>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Arial Narrow" fo:font-size="10pt" style:font-size-asian="10pt" style:font-size-complex="10pt" fo:language="sl" fo:country="SI"/>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Arial Narrow" fo:font-size="10pt" style:font-size-asian="10pt" style:font-size-complex="10pt" fo:language="sl" fo:country="SI"/>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font-name="Arial Narrow" fo:font-size="10pt" style:font-size-asian="10pt" style:font-size-complex="10pt" fo:language="sl" fo:country="SI"/>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Arial Narrow" fo:font-size="10pt" style:font-size-asian="10pt" style:font-size-complex="10pt" fo:language="sl" fo:country="SI"/>
    </style:style>
    <style:style style:name="TableCell196" style:family="table-cell">
      <style:table-cell-properties fo:border="0.0069in solid #000000" style:writing-mode="lr-tb" fo:padding-top="0in" fo:padding-left="0.075in" fo:padding-bottom="0in" fo:padding-right="0.075in"/>
    </style:style>
    <style:style style:name="T197" style:parent-style-name="Hyperlink" style:family="text">
      <style:text-properties style:font-name="Arial Narrow" fo:font-size="10pt" style:font-size-asian="10pt" style:font-size-complex="10pt" fo:language="sl" fo:country="SI"/>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Arial Narrow" fo:font-size="10pt" style:font-size-asian="10pt" style:font-size-complex="10pt" fo:language="sl" fo:country="SI"/>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Arial Narrow" fo:font-size="10pt" style:font-size-asian="10pt" style:font-size-complex="10pt" fo:language="sl" fo:country="SI"/>
    </style:style>
    <style:style style:name="TableRow202" style:family="table-row">
      <style:table-row-properties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text-properties style:font-name="Arial Narrow" fo:font-size="10pt" style:font-size-asian="10pt" style:font-size-complex="10pt" fo:language="sl" fo:country="SI"/>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text-properties style:font-name="Arial Narrow" fo:font-size="10pt" style:font-size-asian="10pt" style:font-size-complex="10pt" fo:language="sl" fo:country="SI"/>
    </style:style>
    <style:style style:name="TableCell207" style:family="table-cell">
      <style:table-cell-properties fo:border="0.0069in solid #000000" style:writing-mode="lr-tb" fo:padding-top="0in" fo:padding-left="0.075in" fo:padding-bottom="0in" fo:padding-right="0.075in"/>
    </style:style>
    <style:style style:name="T208" style:parent-style-name="Hyperlink" style:family="text">
      <style:text-properties style:font-name="Arial Narrow" fo:font-size="10pt" style:font-size-asian="10pt" style:font-size-complex="10pt" fo:language="sl" fo:country="SI"/>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Arial Narrow" fo:font-size="10pt" style:font-size-asian="10pt" style:font-size-complex="10pt" fo:language="sl" fo:country="SI"/>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Arial Narrow" fo:font-size="10pt" style:font-size-asian="10pt" style:font-size-complex="10pt" fo:language="sl" fo:country="SI"/>
    </style:style>
    <style:style style:name="TableRow213" style:family="table-row">
      <style:table-row-properties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Arial Narrow" fo:font-size="10pt" style:font-size-asian="10pt" style:font-size-complex="10pt" fo:language="sl" fo:country="SI"/>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Arial Narrow" fo:font-size="10pt" style:font-size-asian="10pt" style:font-size-complex="10pt" fo:language="sl" fo:country="SI"/>
    </style:style>
    <style:style style:name="TableCell218" style:family="table-cell">
      <style:table-cell-properties fo:border="0.0069in solid #000000" style:writing-mode="lr-tb" fo:padding-top="0in" fo:padding-left="0.075in" fo:padding-bottom="0in" fo:padding-right="0.075in"/>
    </style:style>
    <style:style style:name="T219" style:parent-style-name="Hyperlink" style:family="text">
      <style:text-properties style:font-name="Arial Narrow" fo:font-size="10pt" style:font-size-asian="10pt" style:font-size-complex="10pt" fo:language="sl" fo:country="SI"/>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Arial Narrow" fo:font-size="10pt" style:font-size-asian="10pt" style:font-size-complex="10pt" fo:language="sl" fo:country="SI"/>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text-properties style:font-name="Arial Narrow" fo:font-size="10pt" style:font-size-asian="10pt" style:font-size-complex="10pt" fo:language="sl" fo:country="SI"/>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Arial Narrow" fo:font-size="10pt" style:font-size-asian="10pt" style:font-size-complex="10pt" fo:language="sl" fo:country="SI"/>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Arial Narrow" fo:font-size="10pt" style:font-size-asian="10pt" style:font-size-complex="10pt" fo:language="sl" fo:country="SI"/>
    </style:style>
    <style:style style:name="TableCell229" style:family="table-cell">
      <style:table-cell-properties fo:border="0.0069in solid #000000" style:writing-mode="lr-tb" fo:padding-top="0in" fo:padding-left="0.075in" fo:padding-bottom="0in" fo:padding-right="0.075in"/>
    </style:style>
    <style:style style:name="T230" style:parent-style-name="Hyperlink" style:family="text">
      <style:text-properties style:font-name="Arial Narrow" fo:font-size="10pt" style:font-size-asian="10pt" style:font-size-complex="10pt" fo:language="sl" fo:country="SI"/>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Arial Narrow" fo:font-size="10pt" style:font-size-asian="10pt" style:font-size-complex="10pt" fo:language="sl" fo:country="SI"/>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Arial Narrow" fo:font-size="10pt" style:font-size-asian="10pt" style:font-size-complex="10pt" fo:language="sl" fo:country="SI"/>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text-properties style:font-name="Arial Narrow" fo:font-size="10pt" style:font-size-asian="10pt" style:font-size-complex="10pt" fo:language="sl" fo:country="SI"/>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Arial Narrow" fo:font-size="10pt" style:font-size-asian="10pt" style:font-size-complex="10pt" fo:language="sl" fo:country="SI"/>
    </style:style>
    <style:style style:name="TableCell240" style:family="table-cell">
      <style:table-cell-properties fo:border="0.0069in solid #000000" style:writing-mode="lr-tb" fo:padding-top="0in" fo:padding-left="0.075in" fo:padding-bottom="0in" fo:padding-right="0.075in"/>
    </style:style>
    <style:style style:name="T241" style:parent-style-name="Hyperlink" style:family="text">
      <style:text-properties style:font-name="Arial Narrow" fo:font-size="10pt" style:font-size-asian="10pt" style:font-size-complex="10pt" fo:language="sl" fo:country="SI"/>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Arial Narrow" fo:font-size="10pt" style:font-size-asian="10pt" style:font-size-complex="10pt" fo:language="sl" fo:country="SI"/>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font-name="Arial Narrow" fo:font-size="10pt" style:font-size-asian="10pt" style:font-size-complex="10pt" fo:language="sl" fo:country="SI"/>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Arial Narrow" fo:font-size="10pt" style:font-size-asian="10pt" style:font-size-complex="10pt" fo:language="sl" fo:country="SI"/>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Arial Narrow" fo:font-size="10pt" style:font-size-asian="10pt" style:font-size-complex="10pt" fo:language="sl" fo:country="SI"/>
    </style:style>
    <style:style style:name="TableCell251" style:family="table-cell">
      <style:table-cell-properties fo:border="0.0069in solid #000000" style:writing-mode="lr-tb" fo:padding-top="0in" fo:padding-left="0.075in" fo:padding-bottom="0in" fo:padding-right="0.075in"/>
    </style:style>
    <style:style style:name="T252" style:parent-style-name="Hyperlink" style:family="text">
      <style:text-properties style:font-name="Arial Narrow" fo:font-size="10pt" style:font-size-asian="10pt" style:font-size-complex="10pt" fo:language="sl" fo:country="SI"/>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Arial Narrow" fo:font-size="10pt" style:font-size-asian="10pt" style:font-size-complex="10pt" fo:language="sl" fo:country="SI"/>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Arial Narrow" fo:font-size="10pt" style:font-size-asian="10pt" style:font-size-complex="10pt" fo:language="sl" fo:country="SI"/>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Arial Narrow" fo:font-size="10pt" style:font-size-asian="10pt" style:font-size-complex="10pt" fo:language="sl" fo:country="SI"/>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Arial Narrow" fo:font-size="10pt" style:font-size-asian="10pt" style:font-size-complex="10pt" fo:language="sl" fo:country="SI"/>
    </style:style>
    <style:style style:name="TableCell262" style:family="table-cell">
      <style:table-cell-properties fo:border="0.0069in solid #000000" style:writing-mode="lr-tb" fo:padding-top="0in" fo:padding-left="0.075in" fo:padding-bottom="0in" fo:padding-right="0.075in"/>
    </style:style>
    <style:style style:name="T263" style:parent-style-name="Hyperlink" style:family="text">
      <style:text-properties style:font-name="Arial Narrow" fo:font-size="10pt" style:font-size-asian="10pt" style:font-size-complex="10pt" fo:language="sl" fo:country="SI"/>
    </style:style>
    <style:style style:name="T264" style:parent-style-name="Hyperlink" style:family="text">
      <style:text-properties style:font-name="Arial Narrow" fo:font-size="10pt" style:font-size-asian="10pt" style:font-size-complex="10pt" fo:language="sl" fo:country="SI"/>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text-properties style:font-name="Arial Narrow" fo:font-size="10pt" style:font-size-asian="10pt" style:font-size-complex="10pt" fo:language="sl" fo:country="SI"/>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Arial Narrow" fo:font-size="10pt" style:font-size-asian="10pt" style:font-size-complex="10pt" fo:language="sl" fo:country="SI"/>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Arial Narrow" fo:font-size="10pt" style:font-size-asian="10pt" style:font-size-complex="10pt" fo:language="sl" fo:country="SI"/>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Arial Narrow" fo:font-size="10pt" style:font-size-asian="10pt" style:font-size-complex="10pt" fo:language="sl" fo:country="SI"/>
    </style:style>
    <style:style style:name="TableCell274" style:family="table-cell">
      <style:table-cell-properties fo:border="0.0069in solid #000000" style:writing-mode="lr-tb" fo:padding-top="0in" fo:padding-left="0.075in" fo:padding-bottom="0in" fo:padding-right="0.075in"/>
    </style:style>
    <style:style style:name="T275" style:parent-style-name="Hyperlink" style:family="text">
      <style:text-properties style:font-name="Arial Narrow" fo:font-size="10pt" style:font-size-asian="10pt" style:font-size-complex="10pt" fo:language="sl" fo:country="SI"/>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Arial Narrow" fo:font-size="10pt" style:font-size-asian="10pt" style:font-size-complex="10pt" fo:language="sl" fo:country="SI"/>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text-properties style:font-name="Arial Narrow" fo:font-size="10pt" style:font-size-asian="10pt" style:font-size-complex="10pt" fo:language="sl" fo:country="SI"/>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Arial Narrow" fo:font-size="10pt" style:font-size-asian="10pt" style:font-size-complex="10pt" fo:language="sl" fo:country="SI"/>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Arial Narrow" fo:font-size="10pt" style:font-size-asian="10pt" style:font-size-complex="10pt" fo:language="sl" fo:country="SI"/>
    </style:style>
    <style:style style:name="TableCell285" style:family="table-cell">
      <style:table-cell-properties fo:border="0.0069in solid #000000" style:writing-mode="lr-tb" fo:padding-top="0in" fo:padding-left="0.075in" fo:padding-bottom="0in" fo:padding-right="0.075in"/>
    </style:style>
    <style:style style:name="T286" style:parent-style-name="Hyperlink" style:family="text">
      <style:text-properties style:font-name="Arial Narrow" fo:font-size="10pt" style:font-size-asian="10pt" style:font-size-complex="10pt" fo:language="sl" fo:country="SI"/>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Arial Narrow" fo:font-size="10pt" style:font-size-asian="10pt" style:font-size-complex="10pt" fo:language="sl" fo:country="SI"/>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Arial Narrow" fo:font-size="10pt" style:font-size-asian="10pt" style:font-size-complex="10pt" fo:language="sl" fo:country="SI"/>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text-properties style:font-name="Arial Narrow" fo:font-size="10pt" style:font-size-asian="10pt" style:font-size-complex="10pt" fo:language="sl" fo:country="SI"/>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font-name="Arial Narrow" fo:font-size="10pt" style:font-size-asian="10pt" style:font-size-complex="10pt" fo:language="sl" fo:country="SI"/>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Arial Narrow" fo:font-size="10pt" style:font-size-asian="10pt" style:font-size-complex="10pt" fo:language="sl" fo:country="SI"/>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name="Arial Narrow" fo:font-size="10pt" style:font-size-asian="10pt" style:font-size-complex="10pt" fo:language="sl" fo:country="SI"/>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Arial Narrow" fo:font-size="10pt" style:font-size-asian="10pt" style:font-size-complex="10pt" fo:language="sl" fo:country="SI"/>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Arial Narrow" fo:font-size="10pt" style:font-size-asian="10pt" style:font-size-complex="10pt" fo:language="sl" fo:country="SI"/>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Arial Narrow" fo:font-size="10pt" style:font-size-asian="10pt" style:font-size-complex="10pt" fo:language="sl" fo:country="SI"/>
    </style:style>
    <style:style style:name="TableCell307" style:family="table-cell">
      <style:table-cell-properties fo:border="0.0069in solid #000000" style:writing-mode="lr-tb" fo:padding-top="0in" fo:padding-left="0.075in" fo:padding-bottom="0in" fo:padding-right="0.075in"/>
    </style:style>
    <style:style style:name="T308" style:parent-style-name="Hyperlink" style:family="text">
      <style:text-properties style:font-name="Arial Narrow" fo:font-size="10pt" style:font-size-asian="10pt" style:font-size-complex="10pt" fo:language="sl" fo:country="SI"/>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style:font-name="Arial Narrow" fo:font-size="10pt" style:font-size-asian="10pt" style:font-size-complex="10pt" fo:language="sl" fo:country="SI"/>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style:font-name="Arial Narrow" fo:font-size="10pt" style:font-size-asian="10pt" style:font-size-complex="10pt" fo:language="sl" fo:country="SI"/>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style:font-name="Arial Narrow" fo:font-size="10pt" style:font-size-asian="10pt" style:font-size-complex="10pt" fo:language="sl" fo:country="SI"/>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Arial Narrow" fo:font-size="10pt" style:font-size-asian="10pt" style:font-size-complex="10pt" fo:language="sl" fo:country="SI"/>
    </style:style>
    <style:style style:name="TableCell318" style:family="table-cell">
      <style:table-cell-properties fo:border="0.0069in solid #000000" style:writing-mode="lr-tb" fo:padding-top="0in" fo:padding-left="0.075in" fo:padding-bottom="0in" fo:padding-right="0.075in"/>
    </style:style>
    <style:style style:name="T319" style:parent-style-name="Hyperlink" style:family="text">
      <style:text-properties style:font-name="Arial Narrow" fo:font-size="10pt" style:font-size-asian="10pt" style:font-size-complex="10pt" fo:language="sl" fo:country="SI"/>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Arial Narrow" fo:font-size="10pt" style:font-size-asian="10pt" style:font-size-complex="10pt" fo:language="sl" fo:country="SI"/>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Arial Narrow" fo:font-size="10pt" style:font-size-asian="10pt" style:font-size-complex="10pt" fo:language="sl" fo:country="SI"/>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style:font-name="Arial Narrow" fo:font-size="10pt" style:font-size-asian="10pt" style:font-size-complex="10pt" fo:language="sl" fo:country="SI"/>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Arial Narrow" fo:font-size="10pt" style:font-size-asian="10pt" style:font-size-complex="10pt" fo:language="sl" fo:country="SI"/>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Arial Narrow" fo:font-size="10pt" style:font-size-asian="10pt" style:font-size-complex="10pt" fo:language="sl" fo:country="SI"/>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style:font-name="Arial Narrow" fo:font-size="10pt" style:font-size-asian="10pt" style:font-size-complex="10pt" fo:language="sl" fo:country="SI"/>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Arial Narrow" fo:font-size="10pt" style:font-size-asian="10pt" style:font-size-complex="10pt" fo:language="sl" fo:country="SI"/>
    </style:style>
    <style:style style:name="TableRow335" style:family="table-row">
      <style:table-row-properties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Arial Narrow" fo:font-size="10pt" style:font-size-asian="10pt" style:font-size-complex="10pt" fo:language="sl" fo:country="SI"/>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name="Arial Narrow" fo:font-size="10pt" style:font-size-asian="10pt" style:font-size-complex="10pt" fo:language="sl" fo:country="SI"/>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Arial Narrow" fo:font-size="10pt" style:font-size-asian="10pt" style:font-size-complex="10pt" fo:language="sl" fo:country="SI"/>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style:font-name="Arial Narrow" fo:font-size="10pt" style:font-size-asian="10pt" style:font-size-complex="10pt" fo:language="sl" fo:country="SI"/>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style:font-name="Arial Narrow" fo:font-size="10pt" style:font-size-asian="10pt" style:font-size-complex="10pt" fo:language="sl" fo:country="SI"/>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name="Arial Narrow" fo:font-size="10pt" style:font-size-asian="10pt" style:font-size-complex="10pt" fo:language="sl" fo:country="SI"/>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name="Arial Narrow" fo:font-size="10pt" style:font-size-asian="10pt" style:font-size-complex="10pt" fo:language="sl" fo:country="SI"/>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Arial Narrow" fo:font-size="10pt" style:font-size-asian="10pt" style:font-size-complex="10pt" fo:language="sl" fo:country="SI"/>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Arial Narrow" fo:font-size="10pt" style:font-size-asian="10pt" style:font-size-complex="10pt" fo:language="sl" fo:country="SI"/>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name="Arial Narrow" fo:font-size="10pt" style:font-size-asian="10pt" style:font-size-complex="10pt" fo:language="sl" fo:country="SI"/>
    </style:style>
    <style:style style:name="TableRow357" style:family="table-row">
      <style:table-row-properties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Arial Narrow" fo:font-size="10pt" style:font-size-asian="10pt" style:font-size-complex="10pt" fo:language="sl" fo:country="S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style:font-name="Arial Narrow" fo:font-size="10pt" style:font-size-asian="10pt" style:font-size-complex="10pt" fo:language="sl" fo:country="S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style:font-name="Arial Narrow" fo:font-size="10pt" style:font-size-asian="10pt" style:font-size-complex="10pt" fo:language="sl" fo:country="SI"/>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Arial Narrow" fo:font-size="10pt" style:font-size-asian="10pt" style:font-size-complex="10pt" fo:language="sl" fo:country="SI"/>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text-properties style:font-name="Arial Narrow" fo:font-size="10pt" style:font-size-asian="10pt" style:font-size-complex="10pt" fo:language="sl" fo:country="SI"/>
    </style:style>
    <style:style style:name="TableRow368" style:family="table-row">
      <style:table-row-properties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text-properties style:font-name="Arial Narrow" fo:font-size="10pt" style:font-size-asian="10pt" style:font-size-complex="10pt" fo:language="sl" fo:country="SI"/>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text-properties style:font-name="Arial Narrow" fo:font-size="10pt" style:font-size-asian="10pt" style:font-size-complex="10pt" fo:language="sl" fo:country="SI"/>
    </style:style>
    <style:style style:name="TableCell373" style:family="table-cell">
      <style:table-cell-properties fo:border="0.0069in solid #000000" style:writing-mode="lr-tb" fo:padding-top="0in" fo:padding-left="0.075in" fo:padding-bottom="0in" fo:padding-right="0.075in"/>
    </style:style>
    <style:style style:name="T374" style:parent-style-name="Hyperlink" style:family="text">
      <style:text-properties style:font-name="Arial Narrow" fo:font-size="10pt" style:font-size-asian="10pt" style:font-size-complex="10pt" fo:language="sl" fo:country="SI"/>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Arial Narrow" fo:font-size="10pt" style:font-size-asian="10pt" style:font-size-complex="10pt" fo:language="sl" fo:country="SI"/>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Arial Narrow" fo:font-size="10pt" style:font-size-asian="10pt" style:font-size-complex="10pt" fo:language="sl" fo:country="SI"/>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Arial Narrow" fo:font-size="10pt" style:font-size-asian="10pt" style:font-size-complex="10pt" fo:language="sl" fo:country="SI"/>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text-properties style:font-name="Arial Narrow" fo:font-size="10pt" style:font-size-asian="10pt" style:font-size-complex="10pt" fo:language="sl" fo:country="SI"/>
    </style:style>
    <style:style style:name="TableCell384" style:family="table-cell">
      <style:table-cell-properties fo:border="0.0069in solid #000000" style:writing-mode="lr-tb" fo:padding-top="0in" fo:padding-left="0.075in" fo:padding-bottom="0in" fo:padding-right="0.075in"/>
    </style:style>
    <style:style style:name="T385" style:parent-style-name="Hyperlink" style:family="text">
      <style:text-properties style:font-name="Arial Narrow" fo:font-size="10pt" style:font-size-asian="10pt" style:font-size-complex="10pt" fo:language="sl" fo:country="SI"/>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text-properties style:font-name="Arial Narrow" fo:font-size="10pt" style:font-size-asian="10pt" style:font-size-complex="10pt" fo:language="sl" fo:country="SI"/>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Arial Narrow" fo:font-size="10pt" style:font-size-asian="10pt" style:font-size-complex="10pt" fo:language="sl" fo:country="SI"/>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style:font-name="Arial Narrow" fo:font-size="10pt" style:font-size-asian="10pt" style:font-size-complex="10pt" fo:language="sl" fo:country="SI"/>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Arial Narrow" fo:font-size="10pt" style:font-size-asian="10pt" style:font-size-complex="10pt" fo:language="sl" fo:country="SI"/>
    </style:style>
    <style:style style:name="TableCell395" style:family="table-cell">
      <style:table-cell-properties fo:border="0.0069in solid #000000" style:writing-mode="lr-tb" fo:padding-top="0in" fo:padding-left="0.075in" fo:padding-bottom="0in" fo:padding-right="0.075in"/>
    </style:style>
    <style:style style:name="T396" style:parent-style-name="Hyperlink" style:family="text">
      <style:text-properties style:font-name="Arial Narrow" fo:font-size="10pt" style:font-size-asian="10pt" style:font-size-complex="10pt" fo:language="sl" fo:country="SI"/>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style:font-name="Arial Narrow" fo:font-size="10pt" style:font-size-asian="10pt" style:font-size-complex="10pt" fo:language="sl" fo:country="SI"/>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Arial Narrow" fo:font-size="10pt" style:font-size-asian="10pt" style:font-size-complex="10pt" fo:language="sl" fo:country="SI"/>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text-properties style:font-name="Arial Narrow" fo:font-size="10pt" style:font-size-asian="10pt" style:font-size-complex="10pt" fo:language="sl" fo:country="SI"/>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Arial Narrow" fo:font-size="10pt" style:font-size-asian="10pt" style:font-size-complex="10pt" fo:language="sl" fo:country="SI"/>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Arial Narrow" fo:font-size="10pt" style:font-size-asian="10pt" style:font-size-complex="10pt" fo:language="sl" fo:country="SI"/>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text-properties style:font-name="Arial Narrow" fo:font-size="10pt" style:font-size-asian="10pt" style:font-size-complex="10pt" fo:language="sl" fo:country="SI"/>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Arial Narrow" fo:font-size="10pt" style:font-size-asian="10pt" style:font-size-complex="10pt" fo:language="sl" fo:country="SI"/>
    </style:style>
    <style:style style:name="P412" style:parent-style-name="Normal" style:family="paragraph">
      <style:text-properties style:font-name="Arial Narrow" fo:font-size="10pt" style:font-size-asian="10pt" style:font-size-complex="10pt" fo:language="sl" fo:country="SI"/>
    </style:style>
    <style:style style:name="TableRow413" style:family="table-row">
      <style:table-row-properties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style:font-name="Arial Narrow" fo:font-size="10pt" style:font-size-asian="10pt" style:font-size-complex="10pt" fo:language="sl" fo:country="SI"/>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Arial Narrow" fo:font-size="10pt" style:font-size-asian="10pt" style:font-size-complex="10pt" fo:language="sl" fo:country="SI"/>
    </style:style>
    <style:style style:name="TableCell418" style:family="table-cell">
      <style:table-cell-properties fo:border="0.0069in solid #000000" style:writing-mode="lr-tb" fo:padding-top="0in" fo:padding-left="0.075in" fo:padding-bottom="0in" fo:padding-right="0.075in"/>
    </style:style>
    <style:style style:name="T419" style:parent-style-name="Hyperlink" style:family="text">
      <style:text-properties style:font-name="Arial Narrow" fo:font-size="10pt" style:font-size-asian="10pt" style:font-size-complex="10pt" fo:language="sl" fo:country="SI"/>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Arial Narrow" fo:font-size="10pt" style:font-size-asian="10pt" style:font-size-complex="10pt" fo:language="sl" fo:country="SI"/>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Arial Narrow" fo:font-size="10pt" style:font-size-asian="10pt" style:font-size-complex="10pt" fo:language="sl" fo:country="SI"/>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text-properties style:font-name="Arial Narrow" fo:font-size="10pt" style:font-size-asian="10pt" style:font-size-complex="10pt" fo:language="sl" fo:country="SI"/>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text-properties style:font-name="Arial Narrow" fo:font-size="10pt" style:font-size-asian="10pt" style:font-size-complex="10pt" fo:language="sl" fo:country="SI"/>
    </style:style>
    <style:style style:name="TableCell429" style:family="table-cell">
      <style:table-cell-properties fo:border="0.0069in solid #000000" style:writing-mode="lr-tb" fo:padding-top="0in" fo:padding-left="0.075in" fo:padding-bottom="0in" fo:padding-right="0.075in"/>
    </style:style>
    <style:style style:name="T430" style:parent-style-name="Hyperlink" style:family="text">
      <style:text-properties style:font-name="Arial Narrow" fo:font-size="10pt" style:font-size-asian="10pt" style:font-size-complex="10pt" fo:language="sl" fo:country="SI"/>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Arial Narrow" fo:font-size="10pt" style:font-size-asian="10pt" style:font-size-complex="10pt" fo:language="sl" fo:country="SI"/>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Arial Narrow" fo:font-size="10pt" style:font-size-asian="10pt" style:font-size-complex="10pt" fo:language="sl" fo:country="SI"/>
    </style:style>
    <style:style style:name="P435" style:parent-style-name="Normal" style:family="paragraph">
      <style:text-properties style:font-name="Arial Narrow" fo:font-size="10pt" style:font-size-asian="10pt" style:font-size-complex="10pt" fo:language="sl" fo:country="SI"/>
    </style:style>
    <style:style style:name="P436" style:parent-style-name="Normal" style:family="paragraph">
      <style:text-properties style:font-name="Arial Narrow" fo:font-size="10pt" style:font-size-asian="10pt" style:font-size-complex="10pt" fo:language="sl" fo:country="SI"/>
    </style:style>
    <style:style style:name="P437" style:parent-style-name="Heading1" style:family="paragraph">
      <style:text-properties fo:language="sl" fo:country="SI"/>
    </style:style>
    <style:style style:name="P438"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439" style:parent-style-name="Normal" style:family="paragraph">
      <style:text-properties style:font-name="Arial Narrow" fo:font-size="10pt" style:font-size-asian="10pt" style:font-size-complex="10pt" fo:language="sl" fo:country="SI"/>
    </style:style>
    <style:style style:name="P440" style:parent-style-name="Normal" style:family="paragraph">
      <style:text-properties style:font-name="Arial Narrow" fo:font-size="10pt" style:font-size-asian="10pt" style:font-size-complex="10pt" fo:language="sl" fo:country="SI"/>
    </style:style>
    <style:style style:name="P441"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442" style:parent-style-name="ListParagraph" style:family="paragraph">
      <style:text-properties style:font-name="Arial Narrow" fo:font-size="10pt" style:font-size-asian="10pt" style:font-size-complex="10pt" fo:language="sl" fo:country="SI"/>
    </style:style>
    <style:style style:name="P443" style:parent-style-name="ListParagraph" style:family="paragraph">
      <style:text-properties style:font-name="Arial Narrow" fo:font-weight="bold" style:font-weight-asian="bold" style:font-weight-complex="bold" fo:font-size="10pt" style:font-size-asian="10pt" style:font-size-complex="10pt" fo:language="sl" fo:country="SI"/>
    </style:style>
    <style:style style:name="TableColumn445" style:family="table-column">
      <style:table-column-properties style:column-width="1.6701in" style:use-optimal-column-width="false"/>
    </style:style>
    <style:style style:name="TableColumn446" style:family="table-column">
      <style:table-column-properties style:column-width="0.5909in" style:use-optimal-column-width="false"/>
    </style:style>
    <style:style style:name="TableColumn447" style:family="table-column">
      <style:table-column-properties style:column-width="1.7715in" style:use-optimal-column-width="false"/>
    </style:style>
    <style:style style:name="TableColumn448" style:family="table-column">
      <style:table-column-properties style:column-width="1.6736in" style:use-optimal-column-width="false"/>
    </style:style>
    <style:style style:name="TableColumn449" style:family="table-column">
      <style:table-column-properties style:column-width="0.5506in" style:use-optimal-column-width="false"/>
    </style:style>
    <style:style style:name="Table444" style:family="table">
      <style:table-properties style:width="6.2569in" fo:margin-left="0in" table:align="left"/>
    </style:style>
    <style:style style:name="TableRow450" style:family="table-row">
      <style:table-row-properties style:use-optimal-row-height="false"/>
    </style:style>
    <style:style style:name="TableCell451" style:family="table-cell">
      <style:table-cell-properties fo:border="0.0069in solid #000000" fo:background-color="#E7E6E6" style:writing-mode="lr-tb" fo:padding-top="0in" fo:padding-left="0.075in" fo:padding-bottom="0in" fo:padding-right="0.075in"/>
    </style:style>
    <style:style style:name="P452" style:parent-style-name="Normal" style:family="paragraph">
      <style:text-properties style:font-name="Arial Narrow" fo:font-size="10pt" style:font-size-asian="10pt" style:font-size-complex="10pt" fo:language="sl" fo:country="SI"/>
    </style:style>
    <style:style style:name="TableCell453" style:family="table-cell">
      <style:table-cell-properties fo:border="0.0069in solid #000000" fo:background-color="#E7E6E6" style:writing-mode="lr-tb" fo:padding-top="0in" fo:padding-left="0.075in" fo:padding-bottom="0in" fo:padding-right="0.075in"/>
    </style:style>
    <style:style style:name="P454" style:parent-style-name="Normal" style:family="paragraph">
      <style:text-properties style:font-name="Arial Narrow" fo:font-size="10pt" style:font-size-asian="10pt" style:font-size-complex="10pt" fo:language="sl" fo:country="SI"/>
    </style:style>
    <style:style style:name="TableCell455" style:family="table-cell">
      <style:table-cell-properties fo:border="0.0069in solid #000000" fo:background-color="#E7E6E6" style:writing-mode="lr-tb" fo:padding-top="0in" fo:padding-left="0.075in" fo:padding-bottom="0in" fo:padding-right="0.075in"/>
    </style:style>
    <style:style style:name="P456" style:parent-style-name="Normal" style:family="paragraph">
      <style:text-properties style:font-name="Arial Narrow" fo:font-size="10pt" style:font-size-asian="10pt" style:font-size-complex="10pt" fo:language="sl" fo:country="SI"/>
    </style:style>
    <style:style style:name="TableCell457" style:family="table-cell">
      <style:table-cell-properties fo:border="0.0069in solid #000000" fo:background-color="#E7E6E6" style:writing-mode="lr-tb" fo:padding-top="0in" fo:padding-left="0.075in" fo:padding-bottom="0in" fo:padding-right="0.075in"/>
    </style:style>
    <style:style style:name="P458" style:parent-style-name="Normal" style:family="paragraph">
      <style:text-properties style:font-name="Arial Narrow" fo:font-size="10pt" style:font-size-asian="10pt" style:font-size-complex="10pt" fo:language="sl" fo:country="SI"/>
    </style:style>
    <style:style style:name="TableCell459" style:family="table-cell">
      <style:table-cell-properties fo:border="0.0069in solid #000000" fo:background-color="#E7E6E6" style:writing-mode="lr-tb" fo:padding-top="0in" fo:padding-left="0.075in" fo:padding-bottom="0in" fo:padding-right="0.075in"/>
    </style:style>
    <style:style style:name="P460" style:parent-style-name="Normal" style:family="paragraph">
      <style:text-properties style:font-name="Arial Narrow" fo:font-size="10pt" style:font-size-asian="10pt" style:font-size-complex="10pt" fo:language="sl" fo:country="SI"/>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text-properties style:font-name="Arial Narrow" fo:font-size="10pt" style:font-size-asian="10pt" style:font-size-complex="10pt" fo:language="sl" fo:country="SI"/>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Arial Narrow" fo:font-size="10pt" style:font-size-asian="10pt" style:font-size-complex="10pt" fo:language="sl" fo:country="SI"/>
    </style:style>
    <style:style style:name="TableCell466" style:family="table-cell">
      <style:table-cell-properties fo:border="0.0069in solid #000000" style:writing-mode="lr-tb" fo:padding-top="0in" fo:padding-left="0.075in" fo:padding-bottom="0in" fo:padding-right="0.075in"/>
    </style:style>
    <style:style style:name="T467" style:parent-style-name="Hyperlink" style:family="text">
      <style:text-properties style:font-name="Arial Narrow" fo:font-size="10pt" style:font-size-asian="10pt" style:font-size-complex="10pt" fo:language="sl" fo:country="SI"/>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Arial Narrow" fo:font-size="10pt" style:font-size-asian="10pt" style:font-size-complex="10pt" fo:language="sl" fo:country="SI"/>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style:font-name="Arial Narrow" fo:font-size="10pt" style:font-size-asian="10pt" style:font-size-complex="10pt" fo:language="sl" fo:country="SI"/>
    </style:style>
    <style:style style:name="P472" style:parent-style-name="Normal" style:family="paragraph">
      <style:text-properties style:font-name="Arial Narrow" fo:font-size="10pt" style:font-size-asian="10pt" style:font-size-complex="10pt" fo:language="sl" fo:country="SI"/>
    </style:style>
    <style:style style:name="P473"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TableColumn475" style:family="table-column">
      <style:table-column-properties style:column-width="1.6701in" style:use-optimal-column-width="false"/>
    </style:style>
    <style:style style:name="TableColumn476" style:family="table-column">
      <style:table-column-properties style:column-width="0.5909in" style:use-optimal-column-width="false"/>
    </style:style>
    <style:style style:name="TableColumn477" style:family="table-column">
      <style:table-column-properties style:column-width="1.7715in" style:use-optimal-column-width="false"/>
    </style:style>
    <style:style style:name="TableColumn478" style:family="table-column">
      <style:table-column-properties style:column-width="1.6736in" style:use-optimal-column-width="false"/>
    </style:style>
    <style:style style:name="TableColumn479" style:family="table-column">
      <style:table-column-properties style:column-width="0.5506in" style:use-optimal-column-width="false"/>
    </style:style>
    <style:style style:name="Table474" style:family="table">
      <style:table-properties style:width="6.2569in" fo:margin-left="0in" table:align="left"/>
    </style:style>
    <style:style style:name="TableRow480" style:family="table-row">
      <style:table-row-properties style:use-optimal-row-height="false"/>
    </style:style>
    <style:style style:name="TableCell481" style:family="table-cell">
      <style:table-cell-properties fo:border="0.0069in solid #000000" fo:background-color="#E7E6E6" style:writing-mode="lr-tb" fo:padding-top="0in" fo:padding-left="0.075in" fo:padding-bottom="0in" fo:padding-right="0.075in"/>
    </style:style>
    <style:style style:name="P482" style:parent-style-name="Normal" style:family="paragraph">
      <style:text-properties style:font-name="Arial Narrow" fo:font-size="10pt" style:font-size-asian="10pt" style:font-size-complex="10pt" fo:language="sl" fo:country="SI"/>
    </style:style>
    <style:style style:name="TableCell483" style:family="table-cell">
      <style:table-cell-properties fo:border="0.0069in solid #000000" fo:background-color="#E7E6E6" style:writing-mode="lr-tb" fo:padding-top="0in" fo:padding-left="0.075in" fo:padding-bottom="0in" fo:padding-right="0.075in"/>
    </style:style>
    <style:style style:name="P484" style:parent-style-name="Normal" style:family="paragraph">
      <style:text-properties style:font-name="Arial Narrow" fo:font-size="10pt" style:font-size-asian="10pt" style:font-size-complex="10pt" fo:language="sl" fo:country="SI"/>
    </style:style>
    <style:style style:name="TableCell485" style:family="table-cell">
      <style:table-cell-properties fo:border="0.0069in solid #000000" fo:background-color="#E7E6E6" style:writing-mode="lr-tb" fo:padding-top="0in" fo:padding-left="0.075in" fo:padding-bottom="0in" fo:padding-right="0.075in"/>
    </style:style>
    <style:style style:name="P486" style:parent-style-name="Normal" style:family="paragraph">
      <style:text-properties style:font-name="Arial Narrow" fo:font-size="10pt" style:font-size-asian="10pt" style:font-size-complex="10pt" fo:language="sl" fo:country="SI"/>
    </style:style>
    <style:style style:name="TableCell487" style:family="table-cell">
      <style:table-cell-properties fo:border="0.0069in solid #000000" fo:background-color="#E7E6E6" style:writing-mode="lr-tb" fo:padding-top="0in" fo:padding-left="0.075in" fo:padding-bottom="0in" fo:padding-right="0.075in"/>
    </style:style>
    <style:style style:name="P488" style:parent-style-name="Normal" style:family="paragraph">
      <style:text-properties style:font-name="Arial Narrow" fo:font-size="10pt" style:font-size-asian="10pt" style:font-size-complex="10pt" fo:language="sl" fo:country="SI"/>
    </style:style>
    <style:style style:name="TableCell489" style:family="table-cell">
      <style:table-cell-properties fo:border="0.0069in solid #000000" fo:background-color="#E7E6E6" style:writing-mode="lr-tb" fo:padding-top="0in" fo:padding-left="0.075in" fo:padding-bottom="0in" fo:padding-right="0.075in"/>
    </style:style>
    <style:style style:name="P490" style:parent-style-name="Normal" style:family="paragraph">
      <style:text-properties style:font-name="Arial Narrow" fo:font-size="10pt" style:font-size-asian="10pt" style:font-size-complex="10pt" fo:language="sl" fo:country="SI"/>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Arial Narrow" fo:font-size="10pt" style:font-size-asian="10pt" style:font-size-complex="10pt" fo:language="sl" fo:country="SI"/>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style:font-name="Arial Narrow" fo:font-size="10pt" style:font-size-asian="10pt" style:font-size-complex="10pt" fo:language="sl" fo:country="SI"/>
    </style:style>
    <style:style style:name="TableCell496" style:family="table-cell">
      <style:table-cell-properties fo:border="0.0069in solid #000000" style:writing-mode="lr-tb" fo:padding-top="0in" fo:padding-left="0.075in" fo:padding-bottom="0in" fo:padding-right="0.075in"/>
    </style:style>
    <style:style style:name="T497" style:parent-style-name="Hyperlink" style:family="text">
      <style:text-properties style:font-name="Arial Narrow" fo:font-size="10pt" style:font-size-asian="10pt" style:font-size-complex="10pt" fo:language="sl" fo:country="SI"/>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style:font-name="Arial Narrow" fo:font-size="10pt" style:font-size-asian="10pt" style:font-size-complex="10pt" fo:language="sl" fo:country="SI"/>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text-properties style:font-name="Arial Narrow" fo:font-size="10pt" style:font-size-asian="10pt" style:font-size-complex="10pt" fo:language="sl" fo:country="SI"/>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Arial Narrow" fo:font-size="10pt" style:font-size-asian="10pt" style:font-size-complex="10pt" fo:language="sl" fo:country="SI"/>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style:font-name="Arial Narrow" fo:font-size="10pt" style:font-size-asian="10pt" style:font-size-complex="10pt" fo:language="sl" fo:country="SI"/>
    </style:style>
    <style:style style:name="TableCell507" style:family="table-cell">
      <style:table-cell-properties fo:border="0.0069in solid #000000" style:writing-mode="lr-tb" fo:padding-top="0in" fo:padding-left="0.075in" fo:padding-bottom="0in" fo:padding-right="0.075in"/>
    </style:style>
    <style:style style:name="T508" style:parent-style-name="Hyperlink" style:family="text">
      <style:text-properties style:font-name="Arial Narrow" fo:font-size="10pt" style:font-size-asian="10pt" style:font-size-complex="10pt" fo:language="sl" fo:country="SI"/>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text-properties style:font-name="Arial Narrow" fo:font-size="10pt" style:font-size-asian="10pt" style:font-size-complex="10pt" fo:language="sl" fo:country="SI"/>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style:font-name="Arial Narrow" fo:font-size="10pt" style:font-size-asian="10pt" style:font-size-complex="10pt" fo:language="sl" fo:country="SI"/>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text-properties style:font-name="Arial Narrow" fo:font-size="10pt" style:font-size-asian="10pt" style:font-size-complex="10pt" fo:language="sl" fo:country="SI"/>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text-properties style:font-name="Arial Narrow" fo:font-size="10pt" style:font-size-asian="10pt" style:font-size-complex="10pt"/>
    </style:style>
    <style:style style:name="TableCell518" style:family="table-cell">
      <style:table-cell-properties fo:border="0.0069in solid #000000" style:writing-mode="lr-tb" fo:padding-top="0in" fo:padding-left="0.075in" fo:padding-bottom="0in" fo:padding-right="0.075in"/>
    </style:style>
    <style:style style:name="T519" style:parent-style-name="Hyperlink" style:family="text">
      <style:text-properties style:font-name="Arial Narrow" fo:font-size="10pt" style:font-size-asian="10pt" style:font-size-complex="10pt" fo:language="sl" fo:country="SI"/>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style:font-name="Arial Narrow" fo:font-size="10pt" style:font-size-asian="10pt" style:font-size-complex="10pt" fo:language="sl" fo:country="SI"/>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text-properties style:font-name="Arial Narrow" fo:font-size="10pt" style:font-size-asian="10pt" style:font-size-complex="10pt" fo:language="sl" fo:country="SI"/>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style:font-name="Arial Narrow" fo:font-size="10pt" style:font-size-asian="10pt" style:font-size-complex="10pt" fo:language="sl" fo:country="SI"/>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Arial Narrow" fo:font-size="10pt" style:font-size-asian="10pt" style:font-size-complex="10pt"/>
    </style:style>
    <style:style style:name="TableCell529" style:family="table-cell">
      <style:table-cell-properties fo:border="0.0069in solid #000000" style:writing-mode="lr-tb" fo:padding-top="0in" fo:padding-left="0.075in" fo:padding-bottom="0in" fo:padding-right="0.075in"/>
    </style:style>
    <style:style style:name="T530" style:parent-style-name="Hyperlink" style:family="text">
      <style:text-properties style:font-name="Arial Narrow" fo:font-size="10pt" style:font-size-asian="10pt" style:font-size-complex="10pt" fo:language="sl" fo:country="SI"/>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text-properties style:font-name="Arial Narrow" fo:font-size="10pt" style:font-size-asian="10pt" style:font-size-complex="10pt" fo:language="sl" fo:country="SI"/>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style:font-name="Arial Narrow" fo:font-size="10pt" style:font-size-asian="10pt" style:font-size-complex="10pt" fo:language="sl" fo:country="SI"/>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style:font-name="Arial Narrow" fo:font-size="10pt" style:font-size-asian="10pt" style:font-size-complex="10pt" fo:language="sl" fo:country="SI"/>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text-properties style:font-name="Arial Narrow" fo:font-size="10pt" style:font-size-asian="10pt" style:font-size-complex="10pt"/>
    </style:style>
    <style:style style:name="TableCell540" style:family="table-cell">
      <style:table-cell-properties fo:border="0.0069in solid #000000" style:writing-mode="lr-tb" fo:padding-top="0in" fo:padding-left="0.075in" fo:padding-bottom="0in" fo:padding-right="0.075in"/>
    </style:style>
    <style:style style:name="T541" style:parent-style-name="Hyperlink" style:family="text">
      <style:text-properties style:font-name="Arial Narrow" fo:font-size="10pt" style:font-size-asian="10pt" style:font-size-complex="10pt" fo:language="sl" fo:country="SI"/>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style:font-name="Arial Narrow" fo:font-size="10pt" style:font-size-asian="10pt" style:font-size-complex="10pt" fo:language="sl" fo:country="SI"/>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style:font-name="Arial Narrow" fo:font-size="10pt" style:font-size-asian="10pt" style:font-size-complex="10pt" fo:language="sl" fo:country="SI"/>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Arial Narrow" fo:font-size="10pt" style:font-size-asian="10pt" style:font-size-complex="10pt" fo:language="sl" fo:country="SI"/>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style:font-name="Arial Narrow" fo:font-size="10pt" style:font-size-asian="10pt" style:font-size-complex="10pt"/>
    </style:style>
    <style:style style:name="TableCell551" style:family="table-cell">
      <style:table-cell-properties fo:border="0.0069in solid #000000" style:writing-mode="lr-tb" fo:padding-top="0in" fo:padding-left="0.075in" fo:padding-bottom="0in" fo:padding-right="0.075in"/>
    </style:style>
    <style:style style:name="T552" style:parent-style-name="Hyperlink" style:family="text">
      <style:text-properties style:font-name="Arial Narrow" fo:font-size="10pt" style:font-size-asian="10pt" style:font-size-complex="10pt" fo:language="sl" fo:country="SI"/>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text-properties style:font-name="Arial Narrow" fo:font-size="10pt" style:font-size-asian="10pt" style:font-size-complex="10pt" fo:language="sl" fo:country="SI"/>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style:font-name="Arial Narrow" fo:font-size="10pt" style:font-size-asian="10pt" style:font-size-complex="10pt" fo:language="sl" fo:country="SI"/>
    </style:style>
    <style:style style:name="TableRow557" style:family="table-row">
      <style:table-row-properties style:use-optimal-row-height="fals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text-properties style:font-name="Arial Narrow" fo:font-size="10pt" style:font-size-asian="10pt" style:font-size-complex="10pt" fo:language="sl" fo:country="SI"/>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style:font-name="Arial Narrow" fo:font-size="10pt" style:font-size-asian="10pt" style:font-size-complex="10pt"/>
    </style:style>
    <style:style style:name="TableCell562" style:family="table-cell">
      <style:table-cell-properties fo:border="0.0069in solid #000000" style:writing-mode="lr-tb" fo:padding-top="0in" fo:padding-left="0.075in" fo:padding-bottom="0in" fo:padding-right="0.075in"/>
    </style:style>
    <style:style style:name="T563" style:parent-style-name="Hyperlink" style:family="text">
      <style:text-properties style:font-name="Arial Narrow" fo:font-size="10pt" style:font-size-asian="10pt" style:font-size-complex="10pt" fo:language="sl" fo:country="SI"/>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text-properties style:font-name="Arial Narrow" fo:font-size="10pt" style:font-size-asian="10pt" style:font-size-complex="10pt" fo:language="sl" fo:country="SI"/>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style:font-name="Arial Narrow" fo:font-size="10pt" style:font-size-asian="10pt" style:font-size-complex="10pt" fo:language="sl" fo:country="SI"/>
    </style:style>
    <style:style style:name="TableRow568" style:family="table-row">
      <style:table-row-properties style:use-optimal-row-height="fals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Arial Narrow" fo:font-size="10pt" style:font-size-asian="10pt" style:font-size-complex="10pt" fo:language="sl" fo:country="S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style:font-name="Arial Narrow" fo:font-size="10pt" style:font-size-asian="10pt" style:font-size-complex="10pt"/>
    </style:style>
    <style:style style:name="TableCell573" style:family="table-cell">
      <style:table-cell-properties fo:border="0.0069in solid #000000" style:writing-mode="lr-tb" fo:padding-top="0in" fo:padding-left="0.075in" fo:padding-bottom="0in" fo:padding-right="0.075in"/>
    </style:style>
    <style:style style:name="T574" style:parent-style-name="Hyperlink" style:family="text">
      <style:text-properties style:font-name="Arial Narrow" fo:font-size="10pt" style:font-size-asian="10pt" style:font-size-complex="10pt" fo:language="sl" fo:country="SI"/>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style:font-name="Arial Narrow" fo:font-size="10pt" style:font-size-asian="10pt" style:font-size-complex="10pt" fo:language="sl" fo:country="SI"/>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Arial Narrow" fo:font-size="10pt" style:font-size-asian="10pt" style:font-size-complex="10pt" fo:language="sl" fo:country="SI"/>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style:font-name="Arial Narrow" fo:font-size="10pt" style:font-size-asian="10pt" style:font-size-complex="10pt" fo:language="sl" fo:country="SI"/>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name="Arial Narrow" fo:font-size="10pt" style:font-size-asian="10pt" style:font-size-complex="10pt"/>
    </style:style>
    <style:style style:name="TableCell584" style:family="table-cell">
      <style:table-cell-properties fo:border="0.0069in solid #000000" style:writing-mode="lr-tb" fo:padding-top="0in" fo:padding-left="0.075in" fo:padding-bottom="0in" fo:padding-right="0.075in"/>
    </style:style>
    <style:style style:name="T585" style:parent-style-name="Hyperlink" style:family="text">
      <style:text-properties style:font-name="Arial Narrow" fo:font-size="10pt" style:font-size-asian="10pt" style:font-size-complex="10pt" fo:language="sl" fo:country="SI"/>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text-properties style:font-name="Arial Narrow" fo:font-size="10pt" style:font-size-asian="10pt" style:font-size-complex="10pt" fo:language="sl" fo:country="SI"/>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style:font-name="Arial Narrow" fo:font-size="10pt" style:font-size-asian="10pt" style:font-size-complex="10pt" fo:language="sl" fo:country="SI"/>
    </style:style>
    <style:style style:name="TableRow590" style:family="table-row">
      <style:table-row-properties style:use-optimal-row-height="fals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style:font-name="Arial Narrow" fo:font-size="10pt" style:font-size-asian="10pt" style:font-size-complex="10pt" fo:language="sl" fo:country="SI"/>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style:font-name="Arial Narrow" fo:font-size="10pt" style:font-size-asian="10pt" style:font-size-complex="10pt"/>
    </style:style>
    <style:style style:name="TableCell595" style:family="table-cell">
      <style:table-cell-properties fo:border="0.0069in solid #000000" style:writing-mode="lr-tb" fo:padding-top="0in" fo:padding-left="0.075in" fo:padding-bottom="0in" fo:padding-right="0.075in"/>
    </style:style>
    <style:style style:name="T596" style:parent-style-name="Hyperlink" style:family="text">
      <style:text-properties style:font-name="Arial Narrow" fo:font-size="10pt" style:font-size-asian="10pt" style:font-size-complex="10pt" fo:language="sl" fo:country="SI"/>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Arial Narrow" fo:font-size="10pt" style:font-size-asian="10pt" style:font-size-complex="10pt" fo:language="sl" fo:country="SI"/>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style:font-name="Arial Narrow" fo:font-size="10pt" style:font-size-asian="10pt" style:font-size-complex="10pt" fo:language="sl" fo:country="SI"/>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style:font-name="Arial Narrow" fo:font-size="10pt" style:font-size-asian="10pt" style:font-size-complex="10pt" fo:language="sl" fo:country="SI"/>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text-properties style:font-name="Arial Narrow" fo:font-size="10pt" style:font-size-asian="10pt" style:font-size-complex="10pt"/>
    </style:style>
    <style:style style:name="TableCell606" style:family="table-cell">
      <style:table-cell-properties fo:border="0.0069in solid #000000" style:writing-mode="lr-tb" fo:padding-top="0in" fo:padding-left="0.075in" fo:padding-bottom="0in" fo:padding-right="0.075in"/>
    </style:style>
    <style:style style:name="T607" style:parent-style-name="Hyperlink" style:family="text">
      <style:text-properties style:font-name="Arial Narrow" fo:font-size="10pt" style:font-size-asian="10pt" style:font-size-complex="10pt" fo:language="sl" fo:country="SI"/>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text-properties style:font-name="Arial Narrow" fo:font-size="10pt" style:font-size-asian="10pt" style:font-size-complex="10pt" fo:language="sl" fo:country="SI"/>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text-properties style:font-name="Arial Narrow" fo:font-size="10pt" style:font-size-asian="10pt" style:font-size-complex="10pt" fo:language="sl" fo:country="SI"/>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Arial Narrow" fo:font-size="10pt" style:font-size-asian="10pt" style:font-size-complex="10pt" fo:language="sl" fo:country="SI"/>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style:font-name="Arial Narrow"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T618" style:parent-style-name="Hyperlink" style:family="text">
      <style:text-properties style:font-name="Arial Narrow" fo:font-size="10pt" style:font-size-asian="10pt" style:font-size-complex="10pt" fo:language="sl" fo:country="SI"/>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style:font-name="Arial Narrow" fo:font-size="10pt" style:font-size-asian="10pt" style:font-size-complex="10pt" fo:language="sl" fo:country="SI"/>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Arial Narrow" fo:font-size="10pt" style:font-size-asian="10pt" style:font-size-complex="10pt" fo:language="sl" fo:country="SI"/>
    </style:style>
    <style:style style:name="TableRow623" style:family="table-row">
      <style:table-row-properties style:use-optimal-row-height="false"/>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style:font-name="Arial Narrow" fo:font-size="10pt" style:font-size-asian="10pt" style:font-size-complex="10pt" fo:language="sl" fo:country="SI"/>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Arial Narrow"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T629" style:parent-style-name="Hyperlink" style:family="text">
      <style:text-properties style:font-name="Arial Narrow" fo:font-size="10pt" style:font-size-asian="10pt" style:font-size-complex="10pt" fo:language="sl" fo:country="SI"/>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Arial Narrow" fo:font-size="10pt" style:font-size-asian="10pt" style:font-size-complex="10pt" fo:language="sl" fo:country="SI"/>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rial Narrow" fo:font-size="10pt" style:font-size-asian="10pt" style:font-size-complex="10pt" fo:language="sl" fo:country="SI"/>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Arial Narrow" fo:font-size="10pt" style:font-size-asian="10pt" style:font-size-complex="10pt" fo:language="sl" fo:country="SI"/>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text-properties style:font-name="Arial Narrow" fo:font-size="10pt" style:font-size-asian="10pt" style:font-size-complex="10pt"/>
    </style:style>
    <style:style style:name="TableCell639" style:family="table-cell">
      <style:table-cell-properties fo:border="0.0069in solid #000000" style:writing-mode="lr-tb" fo:padding-top="0in" fo:padding-left="0.075in" fo:padding-bottom="0in" fo:padding-right="0.075in"/>
    </style:style>
    <style:style style:name="T640" style:parent-style-name="Hyperlink" style:family="text">
      <style:text-properties style:font-name="Arial Narrow" fo:font-size="10pt" style:font-size-asian="10pt" style:font-size-complex="10pt" fo:language="sl" fo:country="SI"/>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Arial Narrow" fo:font-size="10pt" style:font-size-asian="10pt" style:font-size-complex="10pt" fo:language="sl" fo:country="SI"/>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style:font-name="Arial Narrow" fo:font-size="10pt" style:font-size-asian="10pt" style:font-size-complex="10pt" fo:language="sl" fo:country="SI"/>
    </style:style>
    <style:style style:name="TableRow645" style:family="table-row">
      <style:table-row-properties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Arial Narrow" fo:font-size="10pt" style:font-size-asian="10pt" style:font-size-complex="10pt" fo:language="sl" fo:country="SI"/>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Arial Narrow" fo:font-size="10pt" style:font-size-asian="10pt" style:font-size-complex="10pt"/>
    </style:style>
    <style:style style:name="TableCell650" style:family="table-cell">
      <style:table-cell-properties fo:border="0.0069in solid #000000" style:writing-mode="lr-tb" fo:padding-top="0in" fo:padding-left="0.075in" fo:padding-bottom="0in" fo:padding-right="0.075in"/>
    </style:style>
    <style:style style:name="T651" style:parent-style-name="Hyperlink" style:family="text">
      <style:text-properties style:font-name="Arial Narrow" fo:font-size="10pt" style:font-size-asian="10pt" style:font-size-complex="10pt" fo:language="sl" fo:country="SI"/>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name="Arial Narrow" fo:font-size="10pt" style:font-size-asian="10pt" style:font-size-complex="10pt" fo:language="sl" fo:country="SI"/>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style:font-name="Arial Narrow" fo:font-size="10pt" style:font-size-asian="10pt" style:font-size-complex="10pt" fo:language="sl" fo:country="SI"/>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Arial Narrow" fo:font-size="10pt" style:font-size-asian="10pt" style:font-size-complex="10pt" fo:language="sl" fo:country="SI"/>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Arial Narrow" fo:font-size="10pt" style:font-size-asian="10pt" style:font-size-complex="10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text-properties style:font-name="Arial Narrow" fo:font-size="10pt" style:font-size-asian="10pt" style:font-size-complex="10pt" fo:language="sl" fo:country="SI"/>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Arial Narrow" fo:font-size="10pt" style:font-size-asian="10pt" style:font-size-complex="10pt" fo:language="sl" fo:country="SI"/>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Arial Narrow" fo:font-size="10pt" style:font-size-asian="10pt" style:font-size-complex="10pt" fo:language="sl" fo:country="SI"/>
    </style:style>
    <style:style style:name="P667" style:parent-style-name="Normal" style:family="paragraph">
      <style:text-properties fo:language="sl" fo:country="SI"/>
    </style:style>
    <style:style style:name="P668" style:parent-style-name="Normal" style:family="paragraph">
      <style:text-properties fo:language="sl" fo:country="SI"/>
    </style:style>
    <style:style style:name="P669" style:parent-style-name="Normal" style:family="paragraph">
      <style:text-properties fo:language="sl" fo:country="SI"/>
    </style:style>
    <style:style style:name="P670" style:parent-style-name="Heading1" style:family="paragraph">
      <style:text-properties fo:language="sl" fo:country="SI"/>
    </style:style>
    <style:style style:name="P671"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672" style:parent-style-name="Normal" style:family="paragraph">
      <style:text-properties style:font-name="Arial Narrow" fo:font-size="10pt" style:font-size-asian="10pt" style:font-size-complex="10pt" fo:language="sl" fo:country="SI"/>
    </style:style>
    <style:style style:name="P673" style:parent-style-name="Normal" style:family="paragraph">
      <style:text-properties style:font-name="Arial Narrow" fo:font-size="10pt" style:font-size-asian="10pt" style:font-size-complex="10pt" fo:language="sl" fo:country="SI"/>
    </style:style>
    <style:style style:name="P674"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675" style:parent-style-name="ListParagraph" style:family="paragraph">
      <style:text-properties style:font-name="Arial Narrow" fo:font-size="10pt" style:font-size-asian="10pt" style:font-size-complex="10pt" fo:language="sl" fo:country="SI"/>
    </style:style>
    <style:style style:name="P676" style:parent-style-name="ListParagraph" style:family="paragraph">
      <style:text-properties style:font-name="Arial Narrow" fo:font-weight="bold" style:font-weight-asian="bold" style:font-weight-complex="bold" fo:font-size="10pt" style:font-size-asian="10pt" style:font-size-complex="10pt" fo:language="sl" fo:country="SI"/>
    </style:style>
    <style:style style:name="P677" style:parent-style-name="Normal" style:family="paragraph">
      <style:text-properties style:font-name="Arial Narrow" fo:font-size="10pt" style:font-size-asian="10pt" style:font-size-complex="10pt" fo:language="sl" fo:country="SI"/>
    </style:style>
    <style:style style:name="P678" style:parent-style-name="Normal" style:family="paragraph">
      <style:text-properties style:font-name="Arial Narrow" fo:font-size="10pt" style:font-size-asian="10pt" style:font-size-complex="10pt" fo:language="sl" fo:country="SI"/>
    </style:style>
    <style:style style:name="P679"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TableColumn681" style:family="table-column">
      <style:table-column-properties style:column-width="1.6701in" style:use-optimal-column-width="false"/>
    </style:style>
    <style:style style:name="TableColumn682" style:family="table-column">
      <style:table-column-properties style:column-width="0.5909in" style:use-optimal-column-width="false"/>
    </style:style>
    <style:style style:name="TableColumn683" style:family="table-column">
      <style:table-column-properties style:column-width="1.7715in" style:use-optimal-column-width="false"/>
    </style:style>
    <style:style style:name="TableColumn684" style:family="table-column">
      <style:table-column-properties style:column-width="1.6736in" style:use-optimal-column-width="false"/>
    </style:style>
    <style:style style:name="TableColumn685" style:family="table-column">
      <style:table-column-properties style:column-width="0.5506in" style:use-optimal-column-width="false"/>
    </style:style>
    <style:style style:name="Table680" style:family="table">
      <style:table-properties style:width="6.2569in" fo:margin-left="0in" table:align="left"/>
    </style:style>
    <style:style style:name="TableRow686" style:family="table-row">
      <style:table-row-properties style:use-optimal-row-height="false"/>
    </style:style>
    <style:style style:name="TableCell687" style:family="table-cell">
      <style:table-cell-properties fo:border="0.0069in solid #000000" fo:background-color="#E7E6E6" style:writing-mode="lr-tb" fo:padding-top="0in" fo:padding-left="0.075in" fo:padding-bottom="0in" fo:padding-right="0.075in"/>
    </style:style>
    <style:style style:name="P688" style:parent-style-name="Normal" style:family="paragraph">
      <style:text-properties style:font-name="Arial Narrow" fo:font-size="10pt" style:font-size-asian="10pt" style:font-size-complex="10pt" fo:language="sl" fo:country="SI"/>
    </style:style>
    <style:style style:name="TableCell689" style:family="table-cell">
      <style:table-cell-properties fo:border="0.0069in solid #000000" fo:background-color="#E7E6E6" style:writing-mode="lr-tb" fo:padding-top="0in" fo:padding-left="0.075in" fo:padding-bottom="0in" fo:padding-right="0.075in"/>
    </style:style>
    <style:style style:name="P690" style:parent-style-name="Normal" style:family="paragraph">
      <style:text-properties style:font-name="Arial Narrow" fo:font-size="10pt" style:font-size-asian="10pt" style:font-size-complex="10pt" fo:language="sl" fo:country="SI"/>
    </style:style>
    <style:style style:name="TableCell691" style:family="table-cell">
      <style:table-cell-properties fo:border="0.0069in solid #000000" fo:background-color="#E7E6E6" style:writing-mode="lr-tb" fo:padding-top="0in" fo:padding-left="0.075in" fo:padding-bottom="0in" fo:padding-right="0.075in"/>
    </style:style>
    <style:style style:name="P692" style:parent-style-name="Normal" style:family="paragraph">
      <style:text-properties style:font-name="Arial Narrow" fo:font-size="10pt" style:font-size-asian="10pt" style:font-size-complex="10pt" fo:language="sl" fo:country="SI"/>
    </style:style>
    <style:style style:name="TableCell693" style:family="table-cell">
      <style:table-cell-properties fo:border="0.0069in solid #000000" fo:background-color="#E7E6E6" style:writing-mode="lr-tb" fo:padding-top="0in" fo:padding-left="0.075in" fo:padding-bottom="0in" fo:padding-right="0.075in"/>
    </style:style>
    <style:style style:name="P694" style:parent-style-name="Normal" style:family="paragraph">
      <style:text-properties style:font-name="Arial Narrow" fo:font-size="10pt" style:font-size-asian="10pt" style:font-size-complex="10pt" fo:language="sl" fo:country="SI"/>
    </style:style>
    <style:style style:name="TableCell695" style:family="table-cell">
      <style:table-cell-properties fo:border="0.0069in solid #000000" fo:background-color="#E7E6E6" style:writing-mode="lr-tb" fo:padding-top="0in" fo:padding-left="0.075in" fo:padding-bottom="0in" fo:padding-right="0.075in"/>
    </style:style>
    <style:style style:name="P696" style:parent-style-name="Normal" style:family="paragraph">
      <style:text-properties style:font-name="Arial Narrow" fo:font-size="10pt" style:font-size-asian="10pt" style:font-size-complex="10pt" fo:language="sl" fo:country="SI"/>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Arial Narrow" fo:font-size="10pt" style:font-size-asian="10pt" style:font-size-complex="10pt" fo:language="sl" fo:country="SI"/>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Arial Narrow" fo:font-size="10pt" style:font-size-asian="10pt" style:font-size-complex="10pt"/>
    </style:style>
    <style:style style:name="P702" style:parent-style-name="Normal" style:family="paragraph">
      <style:text-properties style:font-name="Arial Narrow" fo:font-size="10pt" style:font-size-asian="10pt" style:font-size-complex="10pt" fo:language="sl" fo:country="SI"/>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style:font-name="Arial Narrow" fo:font-size="10pt" style:font-size-asian="10pt" style:font-size-complex="10pt" fo:language="sl" fo:country="SI"/>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text-properties style:font-name="Arial Narrow" fo:font-size="10pt" style:font-size-asian="10pt" style:font-size-complex="10pt" fo:language="sl" fo:country="SI"/>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text-properties style:font-name="Arial Narrow" fo:font-size="10pt" style:font-size-asian="10pt" style:font-size-complex="10pt" fo:language="sl" fo:country="SI"/>
    </style:style>
    <style:style style:name="TableRow709" style:family="table-row">
      <style:table-row-properties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style:font-name="Arial Narrow" fo:font-size="10pt" style:font-size-asian="10pt" style:font-size-complex="10pt" fo:language="sl" fo:country="SI"/>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style:font-name="Arial Narrow" fo:font-size="10pt" style:font-size-asian="10pt" style:font-size-complex="10pt"/>
    </style:style>
    <style:style style:name="TableCell714" style:family="table-cell">
      <style:table-cell-properties fo:border="0.0069in solid #000000" style:writing-mode="lr-tb" fo:padding-top="0in" fo:padding-left="0.075in" fo:padding-bottom="0in" fo:padding-right="0.075in"/>
    </style:style>
    <style:style style:name="T715" style:parent-style-name="Hyperlink" style:family="text">
      <style:text-properties style:font-name="Arial Narrow" fo:font-size="10pt" style:font-size-asian="10pt" style:font-size-complex="10pt" fo:language="sl" fo:country="SI"/>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style:font-name="Arial Narrow" fo:font-size="10pt" style:font-size-asian="10pt" style:font-size-complex="10pt" fo:language="sl" fo:country="SI"/>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text-properties style:font-name="Arial Narrow" fo:font-size="10pt" style:font-size-asian="10pt" style:font-size-complex="10pt" fo:language="sl" fo:country="SI"/>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Arial Narrow" fo:font-size="10pt" style:font-size-asian="10pt" style:font-size-complex="10pt" fo:language="sl" fo:country="SI"/>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text-properties style:font-name="Arial Narrow" fo:font-size="10pt" style:font-size-asian="10pt" style:font-size-complex="10pt"/>
    </style:style>
    <style:style style:name="P725" style:parent-style-name="Normal" style:family="paragraph">
      <style:text-properties style:font-name="Arial Narrow" fo:font-size="10pt" style:font-size-asian="10pt" style:font-size-complex="10pt"/>
    </style:style>
    <style:style style:name="TableCell726" style:family="table-cell">
      <style:table-cell-properties fo:border="0.0069in solid #000000" style:writing-mode="lr-tb" fo:padding-top="0in" fo:padding-left="0.075in" fo:padding-bottom="0in" fo:padding-right="0.075in"/>
    </style:style>
    <style:style style:name="T727" style:parent-style-name="Hyperlink" style:family="text">
      <style:text-properties style:font-name="Arial Narrow" fo:font-size="10pt" style:font-size-asian="10pt" style:font-size-complex="10pt" fo:language="sl" fo:country="SI"/>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text-properties style:font-name="Arial Narrow" fo:font-size="10pt" style:font-size-asian="10pt" style:font-size-complex="10pt" fo:language="sl" fo:country="SI"/>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text-properties style:font-name="Arial Narrow" fo:font-size="10pt" style:font-size-asian="10pt" style:font-size-complex="10pt" fo:language="sl" fo:country="SI"/>
    </style:style>
    <style:style style:name="TableRow732" style:family="table-row">
      <style:table-row-properties style:use-optimal-row-height="fals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text-properties style:font-name="Arial Narrow" fo:font-size="10pt" style:font-size-asian="10pt" style:font-size-complex="10pt" fo:language="sl" fo:country="SI"/>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text-properties style:font-name="Arial Narrow" fo:font-size="10pt" style:font-size-asian="10pt" style:font-size-complex="10pt"/>
    </style:style>
    <style:style style:name="TableCell737" style:family="table-cell">
      <style:table-cell-properties fo:border="0.0069in solid #000000" style:writing-mode="lr-tb" fo:padding-top="0in" fo:padding-left="0.075in" fo:padding-bottom="0in" fo:padding-right="0.075in"/>
    </style:style>
    <style:style style:name="T738" style:parent-style-name="Hyperlink" style:family="text">
      <style:text-properties style:font-name="Arial Narrow" fo:font-size="10pt" style:font-size-asian="10pt" style:font-size-complex="10pt" fo:language="sl" fo:country="SI"/>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style:font-name="Arial Narrow" fo:font-size="10pt" style:font-size-asian="10pt" style:font-size-complex="10pt" fo:language="sl" fo:country="SI"/>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text-properties style:font-name="Arial Narrow" fo:font-size="10pt" style:font-size-asian="10pt" style:font-size-complex="10pt" fo:language="sl" fo:country="SI"/>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Arial Narrow" fo:font-size="10pt" style:font-size-asian="10pt" style:font-size-complex="10pt" fo:language="sl" fo:country="SI"/>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Arial Narrow" fo:font-size="10pt" style:font-size-asian="10pt" style:font-size-complex="10pt"/>
    </style:style>
    <style:style style:name="P748" style:parent-style-name="Normal" style:family="paragraph">
      <style:text-properties style:font-name="Arial Narrow" fo:font-size="10pt" style:font-size-asian="10pt" style:font-size-complex="10pt"/>
    </style:style>
    <style:style style:name="TableCell749" style:family="table-cell">
      <style:table-cell-properties fo:border="0.0069in solid #000000" style:writing-mode="lr-tb" fo:padding-top="0in" fo:padding-left="0.075in" fo:padding-bottom="0in" fo:padding-right="0.075in"/>
    </style:style>
    <style:style style:name="T750" style:parent-style-name="Hyperlink" style:family="text">
      <style:text-properties style:font-name="Arial Narrow" fo:font-size="10pt" style:font-size-asian="10pt" style:font-size-complex="10pt" fo:language="sl" fo:country="SI"/>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text-properties style:font-name="Arial Narrow" fo:font-size="10pt" style:font-size-asian="10pt" style:font-size-complex="10pt" fo:language="sl" fo:country="SI"/>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Arial Narrow" fo:font-size="10pt" style:font-size-asian="10pt" style:font-size-complex="10pt" fo:language="sl" fo:country="SI"/>
    </style:style>
    <style:style style:name="TableRow755" style:family="table-row">
      <style:table-row-properties style:use-optimal-row-height="false"/>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Arial Narrow" fo:font-size="10pt" style:font-size-asian="10pt" style:font-size-complex="10pt" fo:language="sl" fo:country="SI"/>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text-properties style:font-name="Arial Narrow" fo:font-size="10pt" style:font-size-asian="10pt" style:font-size-complex="10pt"/>
    </style:style>
    <style:style style:name="P760" style:parent-style-name="Normal" style:family="paragraph">
      <style:text-properties style:font-name="Arial Narrow" fo:font-size="10pt" style:font-size-asian="10pt" style:font-size-complex="10pt"/>
    </style:style>
    <style:style style:name="TableCell761" style:family="table-cell">
      <style:table-cell-properties fo:border="0.0069in solid #000000" style:writing-mode="lr-tb" fo:padding-top="0in" fo:padding-left="0.075in" fo:padding-bottom="0in" fo:padding-right="0.075in"/>
    </style:style>
    <style:style style:name="T762" style:parent-style-name="Hyperlink" style:family="text">
      <style:text-properties style:font-name="Arial Narrow" fo:font-size="10pt" style:font-size-asian="10pt" style:font-size-complex="10pt" fo:language="sl" fo:country="SI"/>
    </style:style>
    <style:style style:name="T763" style:parent-style-name="Hyperlink" style:family="text">
      <style:text-properties style:font-name="Arial Narrow" fo:font-size="10pt" style:font-size-asian="10pt" style:font-size-complex="10pt" fo:language="sl" fo:country="SI"/>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text-properties style:font-name="Arial Narrow" fo:font-size="10pt" style:font-size-asian="10pt" style:font-size-complex="10pt" fo:language="sl" fo:country="SI"/>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Arial Narrow" fo:font-size="10pt" style:font-size-asian="10pt" style:font-size-complex="10pt" fo:language="sl" fo:country="SI"/>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Arial Narrow" fo:font-size="10pt" style:font-size-asian="10pt" style:font-size-complex="10pt" fo:language="sl" fo:country="SI"/>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Arial Narrow" fo:font-size="10pt" style:font-size-asian="10pt" style:font-size-complex="10pt"/>
    </style:style>
    <style:style style:name="P773" style:parent-style-name="Normal" style:family="paragraph">
      <style:text-properties style:font-name="Arial Narrow" fo:font-size="10pt" style:font-size-asian="10pt" style:font-size-complex="10pt"/>
    </style:style>
    <style:style style:name="TableCell774" style:family="table-cell">
      <style:table-cell-properties fo:border="0.0069in solid #000000" style:writing-mode="lr-tb" fo:padding-top="0in" fo:padding-left="0.075in" fo:padding-bottom="0in" fo:padding-right="0.075in"/>
    </style:style>
    <style:style style:name="T775" style:parent-style-name="Hyperlink" style:family="text">
      <style:text-properties style:font-name="Arial Narrow" fo:font-size="10pt" style:font-size-asian="10pt" style:font-size-complex="10pt" fo:language="sl" fo:country="SI"/>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text-properties style:font-name="Arial Narrow" fo:font-size="10pt" style:font-size-asian="10pt" style:font-size-complex="10pt" fo:language="sl" fo:country="SI"/>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Arial Narrow" fo:font-size="10pt" style:font-size-asian="10pt" style:font-size-complex="10pt" fo:language="sl" fo:country="SI"/>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text-properties style:font-name="Arial Narrow" fo:font-size="10pt" style:font-size-asian="10pt" style:font-size-complex="10pt" fo:language="sl" fo:country="SI"/>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name="Arial Narrow" fo:font-size="10pt" style:font-size-asian="10pt" style:font-size-complex="10pt"/>
    </style:style>
    <style:style style:name="P785" style:parent-style-name="Normal" style:family="paragraph">
      <style:text-properties style:font-name="Arial Narrow" fo:font-size="10pt" style:font-size-asian="10pt" style:font-size-complex="10pt"/>
    </style:style>
    <style:style style:name="TableCell786" style:family="table-cell">
      <style:table-cell-properties fo:border="0.0069in solid #000000" style:writing-mode="lr-tb" fo:padding-top="0in" fo:padding-left="0.075in" fo:padding-bottom="0in" fo:padding-right="0.075in"/>
    </style:style>
    <style:style style:name="T787" style:parent-style-name="Hyperlink" style:family="text">
      <style:text-properties style:font-name="Arial Narrow" fo:font-size="10pt" style:font-size-asian="10pt" style:font-size-complex="10pt" fo:language="sl" fo:country="SI"/>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text-properties style:font-name="Arial Narrow" fo:font-size="10pt" style:font-size-asian="10pt" style:font-size-complex="10pt" fo:language="sl" fo:country="SI"/>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Arial Narrow" fo:font-size="10pt" style:font-size-asian="10pt" style:font-size-complex="10pt" fo:language="sl" fo:country="SI"/>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style:font-name="Arial Narrow" fo:font-size="10pt" style:font-size-asian="10pt" style:font-size-complex="10pt" fo:language="sl" fo:country="SI"/>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name="Arial Narrow" fo:font-size="10pt" style:font-size-asian="10pt" style:font-size-complex="10pt"/>
    </style:style>
    <style:style style:name="TableCell797" style:family="table-cell">
      <style:table-cell-properties fo:border="0.0069in solid #000000" style:writing-mode="lr-tb" fo:padding-top="0in" fo:padding-left="0.075in" fo:padding-bottom="0in" fo:padding-right="0.075in"/>
    </style:style>
    <style:style style:name="T798" style:parent-style-name="Hyperlink" style:family="text">
      <style:text-properties style:font-name="Arial Narrow" fo:font-size="10pt" style:font-size-asian="10pt" style:font-size-complex="10pt" fo:language="sl" fo:country="SI"/>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text-properties style:font-name="Arial Narrow" fo:font-size="10pt" style:font-size-asian="10pt" style:font-size-complex="10pt" fo:language="sl" fo:country="SI"/>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text-properties style:font-name="Arial Narrow" fo:font-size="10pt" style:font-size-asian="10pt" style:font-size-complex="10pt" fo:language="sl" fo:country="SI"/>
    </style:style>
    <style:style style:name="TableRow803" style:family="table-row">
      <style:table-row-properties style:use-optimal-row-height="false"/>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Arial Narrow" fo:font-size="10pt" style:font-size-asian="10pt" style:font-size-complex="10pt" fo:language="sl" fo:country="SI"/>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Arial Narrow" fo:font-size="10pt" style:font-size-asian="10pt" style:font-size-complex="10pt"/>
    </style:style>
    <style:style style:name="TableCell808" style:family="table-cell">
      <style:table-cell-properties fo:border="0.0069in solid #000000" style:writing-mode="lr-tb" fo:padding-top="0in" fo:padding-left="0.075in" fo:padding-bottom="0in" fo:padding-right="0.075in"/>
    </style:style>
    <style:style style:name="T809" style:parent-style-name="Hyperlink" style:family="text">
      <style:text-properties style:font-name="Arial Narrow" fo:font-size="10pt" style:font-size-asian="10pt" style:font-size-complex="10pt" fo:language="sl" fo:country="SI"/>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Arial Narrow" fo:font-size="10pt" style:font-size-asian="10pt" style:font-size-complex="10pt" fo:language="sl" fo:country="SI"/>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text-properties style:font-name="Arial Narrow" fo:font-size="10pt" style:font-size-asian="10pt" style:font-size-complex="10pt" fo:language="sl" fo:country="SI"/>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style:font-name="Arial Narrow" fo:font-size="10pt" style:font-size-asian="10pt" style:font-size-complex="10pt" fo:language="sl" fo:country="SI"/>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Arial Narrow" fo:font-size="10pt" style:font-size-asian="10pt" style:font-size-complex="10pt"/>
    </style:style>
    <style:style style:name="TableCell819" style:family="table-cell">
      <style:table-cell-properties fo:border="0.0069in solid #000000" style:writing-mode="lr-tb" fo:padding-top="0in" fo:padding-left="0.075in" fo:padding-bottom="0in" fo:padding-right="0.075in"/>
    </style:style>
    <style:style style:name="T820" style:parent-style-name="Hyperlink" style:family="text">
      <style:text-properties style:font-name="Arial Narrow" fo:font-size="10pt" style:font-size-asian="10pt" style:font-size-complex="10pt" fo:language="sl" fo:country="SI"/>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Arial Narrow" fo:font-size="10pt" style:font-size-asian="10pt" style:font-size-complex="10pt" fo:language="sl" fo:country="SI"/>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Arial Narrow" fo:font-size="10pt" style:font-size-asian="10pt" style:font-size-complex="10pt" fo:language="sl" fo:country="SI"/>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Arial Narrow" fo:font-size="10pt" style:font-size-asian="10pt" style:font-size-complex="10pt" fo:language="sl" fo:country="SI"/>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style:font-name="Arial Narrow" fo:font-size="10pt" style:font-size-asian="10pt" style:font-size-complex="10pt"/>
    </style:style>
    <style:style style:name="TableCell830" style:family="table-cell">
      <style:table-cell-properties fo:border="0.0069in solid #000000" style:writing-mode="lr-tb" fo:padding-top="0in" fo:padding-left="0.075in" fo:padding-bottom="0in" fo:padding-right="0.075in"/>
    </style:style>
    <style:style style:name="T831" style:parent-style-name="Hyperlink" style:family="text">
      <style:text-properties style:font-name="Arial Narrow" fo:font-size="10pt" style:font-size-asian="10pt" style:font-size-complex="10pt" fo:language="sl" fo:country="SI"/>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text-properties style:font-name="Arial Narrow" fo:font-size="10pt" style:font-size-asian="10pt" style:font-size-complex="10pt" fo:language="sl" fo:country="SI"/>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text-properties style:font-name="Arial Narrow" fo:font-size="10pt" style:font-size-asian="10pt" style:font-size-complex="10pt" fo:language="sl" fo:country="SI"/>
    </style:style>
    <style:style style:name="TableRow836" style:family="table-row">
      <style:table-row-properties style:use-optimal-row-height="fals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style:font-name="Arial Narrow" fo:font-size="10pt" style:font-size-asian="10pt" style:font-size-complex="10pt" fo:language="sl" fo:country="SI"/>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text-properties style:font-name="Arial Narrow" fo:font-size="10pt" style:font-size-asian="10pt" style:font-size-complex="10pt"/>
    </style:style>
    <style:style style:name="TableCell841" style:family="table-cell">
      <style:table-cell-properties fo:border="0.0069in solid #000000" style:writing-mode="lr-tb" fo:padding-top="0in" fo:padding-left="0.075in" fo:padding-bottom="0in" fo:padding-right="0.075in"/>
    </style:style>
    <style:style style:name="T842" style:parent-style-name="Hyperlink" style:family="text">
      <style:text-properties style:font-name="Arial Narrow" fo:font-size="10pt" style:font-size-asian="10pt" style:font-size-complex="10pt" fo:language="sl" fo:country="SI"/>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text-properties style:font-name="Arial Narrow" fo:font-size="10pt" style:font-size-asian="10pt" style:font-size-complex="10pt" fo:language="sl" fo:country="SI"/>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text-properties style:font-name="Arial Narrow" fo:font-size="10pt" style:font-size-asian="10pt" style:font-size-complex="10pt" fo:language="sl" fo:country="SI"/>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Arial Narrow" fo:font-size="10pt" style:font-size-asian="10pt" style:font-size-complex="10pt" fo:language="sl" fo:country="SI"/>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Arial Narrow" fo:font-size="10pt" style:font-size-asian="10pt" style:font-size-complex="10pt"/>
    </style:style>
    <style:style style:name="TableCell852" style:family="table-cell">
      <style:table-cell-properties fo:border="0.0069in solid #000000" style:writing-mode="lr-tb" fo:padding-top="0in" fo:padding-left="0.075in" fo:padding-bottom="0in" fo:padding-right="0.075in"/>
    </style:style>
    <style:style style:name="T853" style:parent-style-name="Hyperlink" style:family="text">
      <style:text-properties style:font-name="Arial Narrow" fo:font-size="10pt" style:font-size-asian="10pt" style:font-size-complex="10pt" fo:language="sl" fo:country="SI"/>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style:font-name="Arial Narrow" fo:font-size="10pt" style:font-size-asian="10pt" style:font-size-complex="10pt" fo:language="sl" fo:country="SI"/>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Arial Narrow" fo:font-size="10pt" style:font-size-asian="10pt" style:font-size-complex="10pt" fo:language="sl" fo:country="SI"/>
    </style:style>
    <style:style style:name="TableRow858" style:family="table-row">
      <style:table-row-properties style:use-optimal-row-height="false"/>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Arial Narrow" fo:font-size="10pt" style:font-size-asian="10pt" style:font-size-complex="10pt" fo:language="sl" fo:country="SI"/>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style:font-name="Arial Narrow" fo:font-size="10pt" style:font-size-asian="10pt" style:font-size-complex="10pt"/>
    </style:style>
    <style:style style:name="TableCell863" style:family="table-cell">
      <style:table-cell-properties fo:border="0.0069in solid #000000" style:writing-mode="lr-tb" fo:padding-top="0in" fo:padding-left="0.075in" fo:padding-bottom="0in" fo:padding-right="0.075in"/>
    </style:style>
    <style:style style:name="T864" style:parent-style-name="Hyperlink" style:family="text">
      <style:text-properties style:font-name="Arial Narrow" fo:font-size="10pt" style:font-size-asian="10pt" style:font-size-complex="10pt" fo:language="sl" fo:country="SI"/>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style:font-name="Arial Narrow" fo:font-size="10pt" style:font-size-asian="10pt" style:font-size-complex="10pt" fo:language="sl" fo:country="SI"/>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text-properties style:font-name="Arial Narrow" fo:font-size="10pt" style:font-size-asian="10pt" style:font-size-complex="10pt" fo:language="sl" fo:country="SI"/>
    </style:style>
    <style:style style:name="TableRow869" style:family="table-row">
      <style:table-row-properties style:use-optimal-row-height="fals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text-properties style:font-name="Arial Narrow" fo:font-size="10pt" style:font-size-asian="10pt" style:font-size-complex="10pt" fo:language="sl" fo:country="SI"/>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style:font-name="Arial Narrow" fo:font-size="10pt" style:font-size-asian="10pt" style:font-size-complex="10pt"/>
    </style:style>
    <style:style style:name="P874" style:parent-style-name="Normal" style:family="paragraph">
      <style:text-properties style:font-name="Arial Narrow" fo:font-size="10pt" style:font-size-asian="10pt" style:font-size-complex="10pt"/>
    </style:style>
    <style:style style:name="TableCell875" style:family="table-cell">
      <style:table-cell-properties fo:border="0.0069in solid #000000" style:writing-mode="lr-tb" fo:padding-top="0in" fo:padding-left="0.075in" fo:padding-bottom="0in" fo:padding-right="0.075in"/>
    </style:style>
    <style:style style:name="T876" style:parent-style-name="Hyperlink" style:family="text">
      <style:text-properties style:font-name="Arial Narrow" fo:font-size="10pt" style:font-size-asian="10pt" style:font-size-complex="10pt" fo:language="sl" fo:country="SI"/>
    </style:style>
    <style:style style:name="T877" style:parent-style-name="Hyperlink" style:family="text">
      <style:text-properties style:font-name="Arial Narrow" fo:font-size="10pt" style:font-size-asian="10pt" style:font-size-complex="10pt" fo:language="sl" fo:country="SI"/>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text-properties style:font-name="Arial Narrow" fo:font-size="10pt" style:font-size-asian="10pt" style:font-size-complex="10pt" fo:language="sl" fo:country="SI"/>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text-properties style:font-name="Arial Narrow" fo:font-size="10pt" style:font-size-asian="10pt" style:font-size-complex="10pt" fo:language="sl" fo:country="SI"/>
    </style:style>
    <style:style style:name="TableRow882" style:family="table-row">
      <style:table-row-properties style:use-optimal-row-height="false"/>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style:font-name="Arial Narrow" fo:font-size="10pt" style:font-size-asian="10pt" style:font-size-complex="10pt" fo:language="sl" fo:country="SI"/>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Arial Narrow" fo:font-size="10pt" style:font-size-asian="10pt" style:font-size-complex="10pt"/>
    </style:style>
    <style:style style:name="TableCell887" style:family="table-cell">
      <style:table-cell-properties fo:border="0.0069in solid #000000" style:writing-mode="lr-tb" fo:padding-top="0in" fo:padding-left="0.075in" fo:padding-bottom="0in" fo:padding-right="0.075in"/>
    </style:style>
    <style:style style:name="T888" style:parent-style-name="Hyperlink" style:family="text">
      <style:text-properties style:font-name="Arial Narrow" fo:font-size="10pt" style:font-size-asian="10pt" style:font-size-complex="10pt" fo:language="sl" fo:country="SI"/>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text-properties style:font-name="Arial Narrow" fo:font-size="10pt" style:font-size-asian="10pt" style:font-size-complex="10pt" fo:language="sl" fo:country="SI"/>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style:font-name="Arial Narrow" fo:font-size="10pt" style:font-size-asian="10pt" style:font-size-complex="10pt" fo:language="sl" fo:country="SI"/>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text-properties style:font-name="Arial Narrow" fo:font-size="10pt" style:font-size-asian="10pt" style:font-size-complex="10pt" fo:language="sl" fo:country="SI"/>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style:font-name="Arial Narrow" fo:font-size="10pt" style:font-size-asian="10pt" style:font-size-complex="10pt"/>
    </style:style>
    <style:style style:name="TableCell898" style:family="table-cell">
      <style:table-cell-properties fo:border="0.0069in solid #000000" style:writing-mode="lr-tb" fo:padding-top="0in" fo:padding-left="0.075in" fo:padding-bottom="0in" fo:padding-right="0.075in"/>
    </style:style>
    <style:style style:name="T899" style:parent-style-name="Hyperlink" style:family="text">
      <style:text-properties style:font-name="Arial Narrow" fo:font-size="10pt" style:font-size-asian="10pt" style:font-size-complex="10pt" fo:language="sl" fo:country="SI"/>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Arial Narrow" fo:font-size="10pt" style:font-size-asian="10pt" style:font-size-complex="10pt" fo:language="sl" fo:country="SI"/>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Arial Narrow" fo:font-size="10pt" style:font-size-asian="10pt" style:font-size-complex="10pt" fo:language="sl" fo:country="SI"/>
    </style:style>
    <style:style style:name="TableRow904" style:family="table-row">
      <style:table-row-properties style:use-optimal-row-height="false"/>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Arial Narrow" fo:font-size="10pt" style:font-size-asian="10pt" style:font-size-complex="10pt" fo:language="sl" fo:country="SI"/>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style:font-name="Arial Narrow" fo:font-size="10pt" style:font-size-asian="10pt" style:font-size-complex="10pt"/>
    </style:style>
    <style:style style:name="TableCell909" style:family="table-cell">
      <style:table-cell-properties fo:border="0.0069in solid #000000" style:writing-mode="lr-tb" fo:padding-top="0in" fo:padding-left="0.075in" fo:padding-bottom="0in" fo:padding-right="0.075in"/>
    </style:style>
    <style:style style:name="T910" style:parent-style-name="Hyperlink" style:family="text">
      <style:text-properties style:font-name="Arial Narrow" fo:font-size="10pt" style:font-size-asian="10pt" style:font-size-complex="10pt" fo:language="sl" fo:country="SI"/>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Arial Narrow" fo:font-size="10pt" style:font-size-asian="10pt" style:font-size-complex="10pt" fo:language="sl" fo:country="SI"/>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text-properties style:font-name="Arial Narrow" fo:font-size="10pt" style:font-size-asian="10pt" style:font-size-complex="10pt" fo:language="sl" fo:country="SI"/>
    </style:style>
    <style:style style:name="TableRow915" style:family="table-row">
      <style:table-row-properties style:use-optimal-row-height="false"/>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text-properties style:font-name="Arial Narrow" fo:font-size="10pt" style:font-size-asian="10pt" style:font-size-complex="10pt" fo:language="sl" fo:country="SI"/>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text-properties style:font-name="Arial Narrow" fo:font-size="10pt" style:font-size-asian="10pt" style:font-size-complex="10pt"/>
    </style:style>
    <style:style style:name="TableCell920" style:family="table-cell">
      <style:table-cell-properties fo:border="0.0069in solid #000000" style:writing-mode="lr-tb" fo:padding-top="0in" fo:padding-left="0.075in" fo:padding-bottom="0in" fo:padding-right="0.075in"/>
    </style:style>
    <style:style style:name="T921" style:parent-style-name="Hyperlink" style:family="text">
      <style:text-properties style:font-name="Arial Narrow" fo:font-size="10pt" style:font-size-asian="10pt" style:font-size-complex="10pt" fo:language="sl" fo:country="SI"/>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text-properties style:font-name="Arial Narrow" fo:font-size="10pt" style:font-size-asian="10pt" style:font-size-complex="10pt" fo:language="sl" fo:country="SI"/>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text-properties style:font-name="Arial Narrow" fo:font-size="10pt" style:font-size-asian="10pt" style:font-size-complex="10pt" fo:language="sl" fo:country="SI"/>
    </style:style>
    <style:style style:name="TableRow926" style:family="table-row">
      <style:table-row-properties style:use-optimal-row-height="fals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text-properties style:font-name="Arial Narrow" fo:font-size="10pt" style:font-size-asian="10pt" style:font-size-complex="10pt" fo:language="sl" fo:country="SI"/>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Arial Narrow" fo:font-size="10pt" style:font-size-asian="10pt" style:font-size-complex="10pt"/>
    </style:style>
    <style:style style:name="TableCell931" style:family="table-cell">
      <style:table-cell-properties fo:border="0.0069in solid #000000" style:writing-mode="lr-tb" fo:padding-top="0in" fo:padding-left="0.075in" fo:padding-bottom="0in" fo:padding-right="0.075in"/>
    </style:style>
    <style:style style:name="T932" style:parent-style-name="Hyperlink" style:family="text">
      <style:text-properties style:font-name="Arial Narrow" fo:font-size="10pt" style:font-size-asian="10pt" style:font-size-complex="10pt" fo:language="sl" fo:country="SI"/>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text-properties style:font-name="Arial Narrow" fo:font-size="10pt" style:font-size-asian="10pt" style:font-size-complex="10pt" fo:language="sl" fo:country="SI"/>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text-properties style:font-name="Arial Narrow" fo:font-size="10pt" style:font-size-asian="10pt" style:font-size-complex="10pt" fo:language="sl" fo:country="SI"/>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text-properties style:font-name="Arial Narrow" fo:font-size="10pt" style:font-size-asian="10pt" style:font-size-complex="10pt" fo:language="sl" fo:country="SI"/>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text-properties style:font-name="Arial Narrow" fo:font-size="10pt" style:font-size-asian="10pt" style:font-size-complex="10pt"/>
    </style:style>
    <style:style style:name="TableCell942" style:family="table-cell">
      <style:table-cell-properties fo:border="0.0069in solid #000000" style:writing-mode="lr-tb" fo:padding-top="0in" fo:padding-left="0.075in" fo:padding-bottom="0in" fo:padding-right="0.075in"/>
    </style:style>
    <style:style style:name="T943" style:parent-style-name="Hyperlink" style:family="text">
      <style:text-properties style:font-name="Arial Narrow" fo:font-size="10pt" style:font-size-asian="10pt" style:font-size-complex="10pt" fo:language="sl" fo:country="SI"/>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text-properties style:font-name="Arial Narrow" fo:font-size="10pt" style:font-size-asian="10pt" style:font-size-complex="10pt" fo:language="sl" fo:country="SI"/>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text-properties style:font-name="Arial Narrow" fo:font-size="10pt" style:font-size-asian="10pt" style:font-size-complex="10pt" fo:language="sl" fo:country="SI"/>
    </style:style>
    <style:style style:name="TableRow948" style:family="table-row">
      <style:table-row-properties style:use-optimal-row-height="fals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text-properties style:font-name="Arial Narrow" fo:font-size="10pt" style:font-size-asian="10pt" style:font-size-complex="10pt" fo:language="sl" fo:country="SI"/>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Arial Narrow" fo:font-size="10pt" style:font-size-asian="10pt" style:font-size-complex="10pt"/>
    </style:style>
    <style:style style:name="TableCell953" style:family="table-cell">
      <style:table-cell-properties fo:border="0.0069in solid #000000" style:writing-mode="lr-tb" fo:padding-top="0in" fo:padding-left="0.075in" fo:padding-bottom="0in" fo:padding-right="0.075in"/>
    </style:style>
    <style:style style:name="T954" style:parent-style-name="Hyperlink" style:family="text">
      <style:text-properties style:font-name="Arial Narrow" fo:font-size="10pt" style:font-size-asian="10pt" style:font-size-complex="10pt" fo:language="sl" fo:country="SI"/>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text-properties style:font-name="Arial Narrow" fo:font-size="10pt" style:font-size-asian="10pt" style:font-size-complex="10pt" fo:language="sl" fo:country="SI"/>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text-properties style:font-name="Arial Narrow" fo:font-size="10pt" style:font-size-asian="10pt" style:font-size-complex="10pt" fo:language="sl" fo:country="SI"/>
    </style:style>
    <style:style style:name="P959" style:parent-style-name="Normal" style:family="paragraph">
      <style:text-properties fo:language="sl" fo:country="SI"/>
    </style:style>
    <style:style style:name="P960" style:parent-style-name="Normal" style:family="paragraph">
      <style:text-properties fo:language="sl" fo:country="SI"/>
    </style:style>
    <style:style style:name="P961" style:parent-style-name="Normal" style:family="paragraph">
      <style:text-properties fo:language="sl" fo:country="SI"/>
    </style:style>
    <style:style style:name="P962" style:parent-style-name="Heading1" style:family="paragraph">
      <style:text-properties fo:language="sl" fo:country="SI"/>
    </style:style>
    <style:style style:name="P963"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964" style:parent-style-name="Normal" style:family="paragraph">
      <style:text-properties style:font-name="Arial Narrow" fo:font-size="10pt" style:font-size-asian="10pt" style:font-size-complex="10pt" fo:language="sl" fo:country="SI"/>
    </style:style>
    <style:style style:name="P965" style:parent-style-name="Normal" style:family="paragraph">
      <style:text-properties style:font-name="Arial Narrow" fo:font-size="10pt" style:font-size-asian="10pt" style:font-size-complex="10pt" fo:language="sl" fo:country="SI"/>
    </style:style>
    <style:style style:name="P966"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P967" style:parent-style-name="ListParagraph" style:family="paragraph">
      <style:text-properties style:font-name="Arial Narrow" fo:font-size="10pt" style:font-size-asian="10pt" style:font-size-complex="10pt" fo:language="sl" fo:country="SI"/>
    </style:style>
    <style:style style:name="P968" style:parent-style-name="ListParagraph" style:family="paragraph">
      <style:text-properties style:font-name="Arial Narrow" fo:font-weight="bold" style:font-weight-asian="bold" style:font-weight-complex="bold" fo:font-size="10pt" style:font-size-asian="10pt" style:font-size-complex="10pt" fo:language="sl" fo:country="SI"/>
    </style:style>
    <style:style style:name="TableColumn970" style:family="table-column">
      <style:table-column-properties style:column-width="1.6701in" style:use-optimal-column-width="false"/>
    </style:style>
    <style:style style:name="TableColumn971" style:family="table-column">
      <style:table-column-properties style:column-width="0.5909in" style:use-optimal-column-width="false"/>
    </style:style>
    <style:style style:name="TableColumn972" style:family="table-column">
      <style:table-column-properties style:column-width="1.7715in" style:use-optimal-column-width="false"/>
    </style:style>
    <style:style style:name="TableColumn973" style:family="table-column">
      <style:table-column-properties style:column-width="1.6736in" style:use-optimal-column-width="false"/>
    </style:style>
    <style:style style:name="TableColumn974" style:family="table-column">
      <style:table-column-properties style:column-width="0.5506in" style:use-optimal-column-width="false"/>
    </style:style>
    <style:style style:name="Table969" style:family="table">
      <style:table-properties style:width="6.2569in" fo:margin-left="0in" table:align="left"/>
    </style:style>
    <style:style style:name="TableRow975" style:family="table-row">
      <style:table-row-properties style:use-optimal-row-height="false"/>
    </style:style>
    <style:style style:name="TableCell976" style:family="table-cell">
      <style:table-cell-properties fo:border="0.0069in solid #000000" fo:background-color="#E7E6E6" style:writing-mode="lr-tb" fo:padding-top="0in" fo:padding-left="0.075in" fo:padding-bottom="0in" fo:padding-right="0.075in"/>
    </style:style>
    <style:style style:name="P977" style:parent-style-name="Normal" style:family="paragraph">
      <style:text-properties style:font-name="Arial Narrow" fo:font-size="10pt" style:font-size-asian="10pt" style:font-size-complex="10pt" fo:language="sl" fo:country="SI"/>
    </style:style>
    <style:style style:name="TableCell978" style:family="table-cell">
      <style:table-cell-properties fo:border="0.0069in solid #000000" fo:background-color="#E7E6E6" style:writing-mode="lr-tb" fo:padding-top="0in" fo:padding-left="0.075in" fo:padding-bottom="0in" fo:padding-right="0.075in"/>
    </style:style>
    <style:style style:name="P979" style:parent-style-name="Normal" style:family="paragraph">
      <style:text-properties style:font-name="Arial Narrow" fo:font-size="10pt" style:font-size-asian="10pt" style:font-size-complex="10pt" fo:language="sl" fo:country="SI"/>
    </style:style>
    <style:style style:name="TableCell980" style:family="table-cell">
      <style:table-cell-properties fo:border="0.0069in solid #000000" fo:background-color="#E7E6E6" style:writing-mode="lr-tb" fo:padding-top="0in" fo:padding-left="0.075in" fo:padding-bottom="0in" fo:padding-right="0.075in"/>
    </style:style>
    <style:style style:name="P981" style:parent-style-name="Normal" style:family="paragraph">
      <style:text-properties style:font-name="Arial Narrow" fo:font-size="10pt" style:font-size-asian="10pt" style:font-size-complex="10pt" fo:language="sl" fo:country="SI"/>
    </style:style>
    <style:style style:name="TableCell982" style:family="table-cell">
      <style:table-cell-properties fo:border="0.0069in solid #000000" fo:background-color="#E7E6E6" style:writing-mode="lr-tb" fo:padding-top="0in" fo:padding-left="0.075in" fo:padding-bottom="0in" fo:padding-right="0.075in"/>
    </style:style>
    <style:style style:name="P983" style:parent-style-name="Normal" style:family="paragraph">
      <style:text-properties style:font-name="Arial Narrow" fo:font-size="10pt" style:font-size-asian="10pt" style:font-size-complex="10pt" fo:language="sl" fo:country="SI"/>
    </style:style>
    <style:style style:name="TableCell984" style:family="table-cell">
      <style:table-cell-properties fo:border="0.0069in solid #000000" fo:background-color="#E7E6E6" style:writing-mode="lr-tb" fo:padding-top="0in" fo:padding-left="0.075in" fo:padding-bottom="0in" fo:padding-right="0.075in"/>
    </style:style>
    <style:style style:name="P985" style:parent-style-name="Normal" style:family="paragraph">
      <style:text-properties style:font-name="Arial Narrow" fo:font-size="10pt" style:font-size-asian="10pt" style:font-size-complex="10pt" fo:language="sl" fo:country="SI"/>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text-properties style:font-name="Arial Narrow" fo:font-size="10pt" style:font-size-asian="10pt" style:font-size-complex="10pt" fo:language="sl" fo:country="SI"/>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text-properties style:font-name="Arial Narrow" fo:font-size="10pt" style:font-size-asian="10pt" style:font-size-complex="10pt" fo:language="sl" fo:country="SI"/>
    </style:style>
    <style:style style:name="TableCell991" style:family="table-cell">
      <style:table-cell-properties fo:border="0.0069in solid #000000" style:writing-mode="lr-tb" fo:padding-top="0in" fo:padding-left="0.075in" fo:padding-bottom="0in" fo:padding-right="0.075in"/>
    </style:style>
    <style:style style:name="T992" style:parent-style-name="Hyperlink" style:family="text">
      <style:text-properties style:font-name="Arial Narrow" fo:font-size="10pt" style:font-size-asian="10pt" style:font-size-complex="10pt" fo:language="sl" fo:country="SI"/>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Arial Narrow" fo:font-size="10pt" style:font-size-asian="10pt" style:font-size-complex="10pt" fo:language="sl" fo:country="SI"/>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Arial Narrow" fo:font-size="10pt" style:font-size-asian="10pt" style:font-size-complex="10pt" fo:language="sl" fo:country="SI"/>
    </style:style>
    <style:style style:name="TableRow997" style:family="table-row">
      <style:table-row-properties style:use-optimal-row-height="fals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name="Arial Narrow" fo:font-size="10pt" style:font-size-asian="10pt" style:font-size-complex="10pt" fo:language="sl" fo:country="SI"/>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text-properties style:font-name="Arial Narrow" fo:font-size="10pt" style:font-size-asian="10pt" style:font-size-complex="10pt" fo:language="sl" fo:country="SI"/>
    </style:style>
    <style:style style:name="TableCell1002" style:family="table-cell">
      <style:table-cell-properties fo:border="0.0069in solid #000000" style:writing-mode="lr-tb" fo:padding-top="0in" fo:padding-left="0.075in" fo:padding-bottom="0in" fo:padding-right="0.075in"/>
    </style:style>
    <style:style style:name="T1003" style:parent-style-name="Hyperlink" style:family="text">
      <style:text-properties style:font-name="Arial Narrow" fo:font-size="10pt" style:font-size-asian="10pt" style:font-size-complex="10pt" fo:language="sl" fo:country="SI"/>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text-properties style:font-name="Arial Narrow" fo:font-size="10pt" style:font-size-asian="10pt" style:font-size-complex="10pt" fo:language="sl" fo:country="SI"/>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text-properties style:font-name="Arial Narrow" fo:font-size="10pt" style:font-size-asian="10pt" style:font-size-complex="10pt" fo:language="sl" fo:country="SI"/>
    </style:style>
    <style:style style:name="P1008" style:parent-style-name="Normal" style:family="paragraph">
      <style:text-properties style:font-name="Arial Narrow" fo:font-size="10pt" style:font-size-asian="10pt" style:font-size-complex="10pt" fo:language="sl" fo:country="SI"/>
    </style:style>
    <style:style style:name="P1009" style:parent-style-name="Normal" style:family="paragraph">
      <style:text-properties style:font-name="Arial Narrow" fo:font-weight="bold" style:font-weight-asian="bold" style:font-weight-complex="bold" fo:font-size="10pt" style:font-size-asian="10pt" style:font-size-complex="10pt" fo:language="sl" fo:country="SI"/>
    </style:style>
    <style:style style:name="TableColumn1011" style:family="table-column">
      <style:table-column-properties style:column-width="1.6701in" style:use-optimal-column-width="false"/>
    </style:style>
    <style:style style:name="TableColumn1012" style:family="table-column">
      <style:table-column-properties style:column-width="0.5909in" style:use-optimal-column-width="false"/>
    </style:style>
    <style:style style:name="TableColumn1013" style:family="table-column">
      <style:table-column-properties style:column-width="1.7715in" style:use-optimal-column-width="false"/>
    </style:style>
    <style:style style:name="TableColumn1014" style:family="table-column">
      <style:table-column-properties style:column-width="1.6736in" style:use-optimal-column-width="false"/>
    </style:style>
    <style:style style:name="TableColumn1015" style:family="table-column">
      <style:table-column-properties style:column-width="0.5506in" style:use-optimal-column-width="false"/>
    </style:style>
    <style:style style:name="Table1010" style:family="table">
      <style:table-properties style:width="6.2569in" fo:margin-left="0in" table:align="left"/>
    </style:style>
    <style:style style:name="TableRow1016" style:family="table-row">
      <style:table-row-properties style:use-optimal-row-height="false"/>
    </style:style>
    <style:style style:name="TableCell1017" style:family="table-cell">
      <style:table-cell-properties fo:border="0.0069in solid #000000" fo:background-color="#E7E6E6" style:writing-mode="lr-tb" fo:padding-top="0in" fo:padding-left="0.075in" fo:padding-bottom="0in" fo:padding-right="0.075in"/>
    </style:style>
    <style:style style:name="P1018" style:parent-style-name="Normal" style:family="paragraph">
      <style:text-properties style:font-name="Arial Narrow" fo:font-size="10pt" style:font-size-asian="10pt" style:font-size-complex="10pt" fo:language="sl" fo:country="SI"/>
    </style:style>
    <style:style style:name="TableCell1019" style:family="table-cell">
      <style:table-cell-properties fo:border="0.0069in solid #000000" fo:background-color="#E7E6E6" style:writing-mode="lr-tb" fo:padding-top="0in" fo:padding-left="0.075in" fo:padding-bottom="0in" fo:padding-right="0.075in"/>
    </style:style>
    <style:style style:name="P1020" style:parent-style-name="Normal" style:family="paragraph">
      <style:text-properties style:font-name="Arial Narrow" fo:font-size="10pt" style:font-size-asian="10pt" style:font-size-complex="10pt" fo:language="sl" fo:country="SI"/>
    </style:style>
    <style:style style:name="TableCell1021" style:family="table-cell">
      <style:table-cell-properties fo:border="0.0069in solid #000000" fo:background-color="#E7E6E6" style:writing-mode="lr-tb" fo:padding-top="0in" fo:padding-left="0.075in" fo:padding-bottom="0in" fo:padding-right="0.075in"/>
    </style:style>
    <style:style style:name="P1022" style:parent-style-name="Normal" style:family="paragraph">
      <style:text-properties style:font-name="Arial Narrow" fo:font-size="10pt" style:font-size-asian="10pt" style:font-size-complex="10pt" fo:language="sl" fo:country="SI"/>
    </style:style>
    <style:style style:name="TableCell1023" style:family="table-cell">
      <style:table-cell-properties fo:border="0.0069in solid #000000" fo:background-color="#E7E6E6" style:writing-mode="lr-tb" fo:padding-top="0in" fo:padding-left="0.075in" fo:padding-bottom="0in" fo:padding-right="0.075in"/>
    </style:style>
    <style:style style:name="P1024" style:parent-style-name="Normal" style:family="paragraph">
      <style:text-properties style:font-name="Arial Narrow" fo:font-size="10pt" style:font-size-asian="10pt" style:font-size-complex="10pt" fo:language="sl" fo:country="SI"/>
    </style:style>
    <style:style style:name="TableCell1025" style:family="table-cell">
      <style:table-cell-properties fo:border="0.0069in solid #000000" fo:background-color="#E7E6E6" style:writing-mode="lr-tb" fo:padding-top="0in" fo:padding-left="0.075in" fo:padding-bottom="0in" fo:padding-right="0.075in"/>
    </style:style>
    <style:style style:name="P1026" style:parent-style-name="Normal" style:family="paragraph">
      <style:text-properties style:font-name="Arial Narrow" fo:font-size="10pt" style:font-size-asian="10pt" style:font-size-complex="10pt" fo:language="sl" fo:country="SI"/>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text-properties style:font-name="Arial Narrow" fo:font-size="10pt" style:font-size-asian="10pt" style:font-size-complex="10pt" fo:language="sl" fo:country="SI"/>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Arial Narrow" fo:font-size="10pt" style:font-size-asian="10pt" style:font-size-complex="10pt" fo:language="sl" fo:country="SI"/>
    </style:style>
    <style:style style:name="TableCell1032" style:family="table-cell">
      <style:table-cell-properties fo:border="0.0069in solid #000000" style:writing-mode="lr-tb" fo:padding-top="0in" fo:padding-left="0.075in" fo:padding-bottom="0in" fo:padding-right="0.075in"/>
    </style:style>
    <style:style style:name="T1033" style:parent-style-name="Hyperlink" style:family="text">
      <style:text-properties style:font-name="Arial Narrow" fo:font-size="10pt" style:font-size-asian="10pt" style:font-size-complex="10pt" fo:language="sl" fo:country="SI"/>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text-properties style:font-name="Arial Narrow" fo:font-size="10pt" style:font-size-asian="10pt" style:font-size-complex="10pt" fo:language="sl" fo:country="SI"/>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text-properties style:font-name="Arial Narrow" fo:font-size="10pt" style:font-size-asian="10pt" style:font-size-complex="10pt" fo:language="sl" fo:country="SI"/>
    </style:style>
    <style:style style:name="TableRow1038" style:family="table-row">
      <style:table-row-properties style:use-optimal-row-height="fals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text-properties style:font-name="Arial Narrow" fo:font-size="10pt" style:font-size-asian="10pt" style:font-size-complex="10pt" fo:language="sl" fo:country="SI"/>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Arial Narrow" fo:font-size="10pt" style:font-size-asian="10pt" style:font-size-complex="10pt" fo:language="sl" fo:country="SI"/>
    </style:style>
    <style:style style:name="TableCell1043" style:family="table-cell">
      <style:table-cell-properties fo:border="0.0069in solid #000000" style:writing-mode="lr-tb" fo:padding-top="0in" fo:padding-left="0.075in" fo:padding-bottom="0in" fo:padding-right="0.075in"/>
    </style:style>
    <style:style style:name="T1044" style:parent-style-name="Hyperlink" style:family="text">
      <style:text-properties style:font-name="Arial Narrow" fo:font-size="10pt" style:font-size-asian="10pt" style:font-size-complex="10pt" fo:language="sl" fo:country="SI"/>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text-properties style:font-name="Arial Narrow" fo:font-size="10pt" style:font-size-asian="10pt" style:font-size-complex="10pt" fo:language="sl" fo:country="SI"/>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text-properties style:font-name="Arial Narrow" fo:font-size="10pt" style:font-size-asian="10pt" style:font-size-complex="10pt" fo:language="sl" fo:country="SI"/>
    </style:style>
    <style:style style:name="TableRow1049" style:family="table-row">
      <style:table-row-properties style:use-optimal-row-height="false"/>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text-properties style:font-name="Arial Narrow" fo:font-size="10pt" style:font-size-asian="10pt" style:font-size-complex="10pt" fo:language="sl" fo:country="SI"/>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text-properties style:font-name="Arial Narrow" fo:font-size="10pt" style:font-size-asian="10pt" style:font-size-complex="10pt" fo:language="sl" fo:country="SI"/>
    </style:style>
    <style:style style:name="TableCell1054" style:family="table-cell">
      <style:table-cell-properties fo:border="0.0069in solid #000000" style:writing-mode="lr-tb" fo:padding-top="0in" fo:padding-left="0.075in" fo:padding-bottom="0in" fo:padding-right="0.075in"/>
    </style:style>
    <style:style style:name="T1055" style:parent-style-name="Hyperlink" style:family="text">
      <style:text-properties style:font-name="Arial Narrow" fo:font-size="10pt" style:font-size-asian="10pt" style:font-size-complex="10pt" fo:language="sl" fo:country="SI"/>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text-properties style:font-name="Arial Narrow" fo:font-size="10pt" style:font-size-asian="10pt" style:font-size-complex="10pt" fo:language="sl" fo:country="SI"/>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text-properties style:font-name="Arial Narrow" fo:font-size="10pt" style:font-size-asian="10pt" style:font-size-complex="10pt" fo:language="sl" fo:country="SI"/>
    </style:style>
    <style:style style:name="TableRow1060" style:family="table-row">
      <style:table-row-properties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Arial Narrow" fo:font-size="10pt" style:font-size-asian="10pt" style:font-size-complex="10pt" fo:language="sl" fo:country="SI"/>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text-properties style:font-name="Arial Narrow" fo:font-size="10pt" style:font-size-asian="10pt" style:font-size-complex="10pt" fo:language="sl" fo:country="SI"/>
    </style:style>
    <style:style style:name="TableCell1065" style:family="table-cell">
      <style:table-cell-properties fo:border="0.0069in solid #000000" style:writing-mode="lr-tb" fo:padding-top="0in" fo:padding-left="0.075in" fo:padding-bottom="0in" fo:padding-right="0.075in"/>
    </style:style>
    <style:style style:name="T1066" style:parent-style-name="Hyperlink" style:family="text">
      <style:text-properties style:font-name="Arial Narrow" fo:font-size="10pt" style:font-size-asian="10pt" style:font-size-complex="10pt" fo:language="sl" fo:country="SI"/>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text-properties style:font-name="Arial Narrow" fo:font-size="10pt" style:font-size-asian="10pt" style:font-size-complex="10pt" fo:language="sl" fo:country="SI"/>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text-properties style:font-name="Arial Narrow" fo:font-size="10pt" style:font-size-asian="10pt" style:font-size-complex="10pt" fo:language="sl" fo:country="SI"/>
    </style:style>
    <style:style style:name="TableRow1071" style:family="table-row">
      <style:table-row-properties style:use-optimal-row-height="false"/>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text-properties style:font-name="Arial Narrow" fo:font-size="10pt" style:font-size-asian="10pt" style:font-size-complex="10pt" fo:language="sl" fo:country="SI"/>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text-properties style:font-name="Arial Narrow" fo:font-size="10pt" style:font-size-asian="10pt" style:font-size-complex="10pt" fo:language="sl" fo:country="SI"/>
    </style:style>
    <style:style style:name="TableCell1076" style:family="table-cell">
      <style:table-cell-properties fo:border="0.0069in solid #000000" style:writing-mode="lr-tb" fo:padding-top="0in" fo:padding-left="0.075in" fo:padding-bottom="0in" fo:padding-right="0.075in"/>
    </style:style>
    <style:style style:name="T1077" style:parent-style-name="Hyperlink" style:family="text">
      <style:text-properties style:font-name="Arial Narrow" fo:font-size="10pt" style:font-size-asian="10pt" style:font-size-complex="10pt" fo:language="sl" fo:country="SI"/>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text-properties style:font-name="Arial Narrow" fo:font-size="10pt" style:font-size-asian="10pt" style:font-size-complex="10pt" fo:language="sl" fo:country="SI"/>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text-properties style:font-name="Arial Narrow" fo:font-size="10pt" style:font-size-asian="10pt" style:font-size-complex="10pt" fo:language="sl" fo:country="SI"/>
    </style:style>
    <style:style style:name="TableRow1082" style:family="table-row">
      <style:table-row-properties style:use-optimal-row-height="false"/>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text-properties style:font-name="Arial Narrow" fo:font-size="10pt" style:font-size-asian="10pt" style:font-size-complex="10pt" fo:language="sl" fo:country="SI"/>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text-properties style:font-name="Arial Narrow" fo:font-size="10pt" style:font-size-asian="10pt" style:font-size-complex="10pt" fo:language="sl" fo:country="SI"/>
    </style:style>
    <style:style style:name="TableCell1087" style:family="table-cell">
      <style:table-cell-properties fo:border="0.0069in solid #000000" style:writing-mode="lr-tb" fo:padding-top="0in" fo:padding-left="0.075in" fo:padding-bottom="0in" fo:padding-right="0.075in"/>
    </style:style>
    <style:style style:name="T1088" style:parent-style-name="Hyperlink" style:family="text">
      <style:text-properties style:font-name="Arial Narrow" fo:font-size="10pt" style:font-size-asian="10pt" style:font-size-complex="10pt" fo:language="sl" fo:country="SI"/>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text-properties style:font-name="Arial Narrow" fo:font-size="10pt" style:font-size-asian="10pt" style:font-size-complex="10pt" fo:language="sl" fo:country="SI"/>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text-properties style:font-name="Arial Narrow" fo:font-size="10pt" style:font-size-asian="10pt" style:font-size-complex="10pt" fo:language="sl" fo:country="SI"/>
    </style:style>
    <style:style style:name="TableRow1093" style:family="table-row">
      <style:table-row-properties style:use-optimal-row-height="fals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text-properties style:font-name="Arial Narrow" fo:font-size="10pt" style:font-size-asian="10pt" style:font-size-complex="10pt" fo:language="sl" fo:country="SI"/>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Arial Narrow" fo:font-size="10pt" style:font-size-asian="10pt" style:font-size-complex="10pt" fo:language="sl" fo:country="SI"/>
    </style:style>
    <style:style style:name="TableCell1098" style:family="table-cell">
      <style:table-cell-properties fo:border="0.0069in solid #000000" style:writing-mode="lr-tb" fo:padding-top="0in" fo:padding-left="0.075in" fo:padding-bottom="0in" fo:padding-right="0.075in"/>
    </style:style>
    <style:style style:name="T1099" style:parent-style-name="Hyperlink" style:family="text">
      <style:text-properties style:font-name="Arial Narrow" fo:font-size="10pt" style:font-size-asian="10pt" style:font-size-complex="10pt" fo:language="sl" fo:country="SI"/>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text-properties style:font-name="Arial Narrow" fo:font-size="10pt" style:font-size-asian="10pt" style:font-size-complex="10pt" fo:language="sl" fo:country="SI"/>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text-properties style:font-name="Arial Narrow" fo:font-size="10pt" style:font-size-asian="10pt" style:font-size-complex="10pt" fo:language="sl" fo:country="SI"/>
    </style:style>
    <style:style style:name="TableRow1104" style:family="table-row">
      <style:table-row-properties style:use-optimal-row-height="false"/>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Arial Narrow" fo:font-size="10pt" style:font-size-asian="10pt" style:font-size-complex="10pt" fo:language="sl" fo:country="SI"/>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text-properties style:font-name="Arial Narrow" fo:font-size="10pt" style:font-size-asian="10pt" style:font-size-complex="10pt" fo:language="sl" fo:country="SI"/>
    </style:style>
    <style:style style:name="TableCell1109" style:family="table-cell">
      <style:table-cell-properties fo:border="0.0069in solid #000000" style:writing-mode="lr-tb" fo:padding-top="0in" fo:padding-left="0.075in" fo:padding-bottom="0in" fo:padding-right="0.075in"/>
    </style:style>
    <style:style style:name="T1110" style:parent-style-name="Hyperlink" style:family="text">
      <style:text-properties style:font-name="Arial Narrow" fo:font-size="10pt" style:font-size-asian="10pt" style:font-size-complex="10pt" fo:language="sl" fo:country="SI"/>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text-properties style:font-name="Arial Narrow" fo:font-size="10pt" style:font-size-asian="10pt" style:font-size-complex="10pt" fo:language="sl" fo:country="SI"/>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Arial Narrow" fo:font-size="10pt" style:font-size-asian="10pt" style:font-size-complex="10pt" fo:language="sl" fo:country="SI"/>
    </style:style>
    <style:style style:name="TableRow1115" style:family="table-row">
      <style:table-row-properties style:use-optimal-row-height="false"/>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Arial Narrow" fo:font-size="10pt" style:font-size-asian="10pt" style:font-size-complex="10pt" fo:language="sl" fo:country="SI"/>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text-properties style:font-name="Arial Narrow" fo:font-size="10pt" style:font-size-asian="10pt" style:font-size-complex="10pt" fo:language="sl" fo:country="SI"/>
    </style:style>
    <style:style style:name="TableCell1120" style:family="table-cell">
      <style:table-cell-properties fo:border="0.0069in solid #000000" style:writing-mode="lr-tb" fo:padding-top="0in" fo:padding-left="0.075in" fo:padding-bottom="0in" fo:padding-right="0.075in"/>
    </style:style>
    <style:style style:name="T1121" style:parent-style-name="Hyperlink" style:family="text">
      <style:text-properties style:font-name="Arial Narrow" fo:font-size="10pt" style:font-size-asian="10pt" style:font-size-complex="10pt" fo:language="sl" fo:country="SI"/>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text-properties style:font-name="Arial Narrow" fo:font-size="10pt" style:font-size-asian="10pt" style:font-size-complex="10pt" fo:language="sl" fo:country="SI"/>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text-properties style:font-name="Arial Narrow" fo:font-size="10pt" style:font-size-asian="10pt" style:font-size-complex="10pt" fo:language="sl" fo:country="SI"/>
    </style:style>
    <style:style style:name="TableRow1126" style:family="table-row">
      <style:table-row-properties style:use-optimal-row-height="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text-properties style:font-name="Arial Narrow" fo:font-size="10pt" style:font-size-asian="10pt" style:font-size-complex="10pt" fo:language="sl" fo:country="SI"/>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text-properties style:font-name="Arial Narrow" fo:font-size="10pt" style:font-size-asian="10pt" style:font-size-complex="10pt" fo:language="sl" fo:country="SI"/>
    </style:style>
    <style:style style:name="TableCell1131" style:family="table-cell">
      <style:table-cell-properties fo:border="0.0069in solid #000000" style:writing-mode="lr-tb" fo:padding-top="0in" fo:padding-left="0.075in" fo:padding-bottom="0in" fo:padding-right="0.075in"/>
    </style:style>
    <style:style style:name="T1132" style:parent-style-name="Hyperlink" style:family="text">
      <style:text-properties style:font-name="Arial Narrow" fo:font-size="10pt" style:font-size-asian="10pt" style:font-size-complex="10pt" fo:language="sl" fo:country="SI"/>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text-properties style:font-name="Arial Narrow" fo:font-size="10pt" style:font-size-asian="10pt" style:font-size-complex="10pt" fo:language="sl" fo:country="SI"/>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text-properties style:font-name="Arial Narrow" fo:font-size="10pt" style:font-size-asian="10pt" style:font-size-complex="10pt" fo:language="sl" fo:country="SI"/>
    </style:style>
    <style:style style:name="TableRow1137" style:family="table-row">
      <style:table-row-properties style:use-optimal-row-height="fals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text-properties style:font-name="Arial Narrow" fo:font-size="10pt" style:font-size-asian="10pt" style:font-size-complex="10pt" fo:language="sl" fo:country="SI"/>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Arial Narrow" fo:font-size="10pt" style:font-size-asian="10pt" style:font-size-complex="10pt" fo:language="sl" fo:country="SI"/>
    </style:style>
    <style:style style:name="TableCell1142" style:family="table-cell">
      <style:table-cell-properties fo:border="0.0069in solid #000000" style:writing-mode="lr-tb" fo:padding-top="0in" fo:padding-left="0.075in" fo:padding-bottom="0in" fo:padding-right="0.075in"/>
    </style:style>
    <style:style style:name="T1143" style:parent-style-name="Hyperlink" style:family="text">
      <style:text-properties style:font-name="Arial Narrow" fo:font-size="10pt" style:font-size-asian="10pt" style:font-size-complex="10pt" fo:language="sl" fo:country="SI"/>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text-properties style:font-name="Arial Narrow" fo:font-size="10pt" style:font-size-asian="10pt" style:font-size-complex="10pt" fo:language="sl" fo:country="SI"/>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text-properties style:font-name="Arial Narrow" fo:font-size="10pt" style:font-size-asian="10pt" style:font-size-complex="10pt" fo:language="sl" fo:country="SI"/>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Arial Narrow" fo:font-size="10pt" style:font-size-asian="10pt" style:font-size-complex="10pt" fo:language="sl" fo:country="SI"/>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Arial Narrow" fo:font-size="10pt" style:font-size-asian="10pt" style:font-size-complex="10pt" fo:language="sl" fo:country="SI"/>
    </style:style>
    <style:style style:name="TableCell1153" style:family="table-cell">
      <style:table-cell-properties fo:border="0.0069in solid #000000" style:writing-mode="lr-tb" fo:padding-top="0in" fo:padding-left="0.075in" fo:padding-bottom="0in" fo:padding-right="0.075in"/>
    </style:style>
    <style:style style:name="T1154" style:parent-style-name="Hyperlink" style:family="text">
      <style:text-properties style:font-name="Arial Narrow" fo:font-size="10pt" style:font-size-asian="10pt" style:font-size-complex="10pt" fo:language="sl" fo:country="SI"/>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text-properties style:font-name="Arial Narrow" fo:font-size="10pt" style:font-size-asian="10pt" style:font-size-complex="10pt" fo:language="sl" fo:country="SI"/>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text-properties style:font-name="Arial Narrow" fo:font-size="10pt" style:font-size-asian="10pt" style:font-size-complex="10pt" fo:language="sl" fo:country="SI"/>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style:font-name="Arial Narrow" fo:font-size="10pt" style:font-size-asian="10pt" style:font-size-complex="10pt" fo:language="sl" fo:country="SI"/>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text-properties style:font-name="Arial Narrow" fo:font-size="10pt" style:font-size-asian="10pt" style:font-size-complex="10pt" fo:language="sl" fo:country="SI"/>
    </style:style>
    <style:style style:name="TableCell1164" style:family="table-cell">
      <style:table-cell-properties fo:border="0.0069in solid #000000" style:writing-mode="lr-tb" fo:padding-top="0in" fo:padding-left="0.075in" fo:padding-bottom="0in" fo:padding-right="0.075in"/>
    </style:style>
    <style:style style:name="T1165" style:parent-style-name="Hyperlink" style:family="text">
      <style:text-properties style:font-name="Arial Narrow" fo:font-size="10pt" style:font-size-asian="10pt" style:font-size-complex="10pt" fo:language="sl" fo:country="SI"/>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text-properties style:font-name="Arial Narrow" fo:font-size="10pt" style:font-size-asian="10pt" style:font-size-complex="10pt" fo:language="sl" fo:country="SI"/>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text-properties style:font-name="Arial Narrow" fo:font-size="10pt" style:font-size-asian="10pt" style:font-size-complex="10pt" fo:language="sl" fo:country="SI"/>
    </style:style>
    <style:style style:name="TableRow1170" style:family="table-row">
      <style:table-row-properties style:use-optimal-row-height="fals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text-properties style:font-name="Arial Narrow" fo:font-size="10pt" style:font-size-asian="10pt" style:font-size-complex="10pt" fo:language="sl" fo:country="SI"/>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Arial Narrow" fo:font-size="10pt" style:font-size-asian="10pt" style:font-size-complex="10pt" fo:language="sl" fo:country="SI"/>
    </style:style>
    <style:style style:name="TableCell1175" style:family="table-cell">
      <style:table-cell-properties fo:border="0.0069in solid #000000" style:writing-mode="lr-tb" fo:padding-top="0in" fo:padding-left="0.075in" fo:padding-bottom="0in" fo:padding-right="0.075in"/>
    </style:style>
    <style:style style:name="T1176" style:parent-style-name="Hyperlink" style:family="text">
      <style:text-properties style:font-name="Arial Narrow" fo:font-size="10pt" style:font-size-asian="10pt" style:font-size-complex="10pt" fo:language="sl" fo:country="SI"/>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text-properties style:font-name="Arial Narrow" fo:font-size="10pt" style:font-size-asian="10pt" style:font-size-complex="10pt" fo:language="sl" fo:country="SI"/>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text-properties style:font-name="Arial Narrow" fo:font-size="10pt" style:font-size-asian="10pt" style:font-size-complex="10pt" fo:language="sl" fo:country="SI"/>
    </style:style>
    <style:style style:name="TableRow1181" style:family="table-row">
      <style:table-row-properties style:use-optimal-row-height="fals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text-properties style:font-name="Arial Narrow" fo:font-size="10pt" style:font-size-asian="10pt" style:font-size-complex="10pt" fo:language="sl" fo:country="SI"/>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Arial Narrow" fo:font-size="10pt" style:font-size-asian="10pt" style:font-size-complex="10pt" fo:language="sl" fo:country="SI"/>
    </style:style>
    <style:style style:name="TableCell1186" style:family="table-cell">
      <style:table-cell-properties fo:border="0.0069in solid #000000" style:writing-mode="lr-tb" fo:padding-top="0in" fo:padding-left="0.075in" fo:padding-bottom="0in" fo:padding-right="0.075in"/>
    </style:style>
    <style:style style:name="T1187" style:parent-style-name="Hyperlink" style:family="text">
      <style:text-properties style:font-name="Arial Narrow" fo:font-size="10pt" style:font-size-asian="10pt" style:font-size-complex="10pt" fo:language="sl" fo:country="SI"/>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Arial Narrow" fo:font-size="10pt" style:font-size-asian="10pt" style:font-size-complex="10pt" fo:language="sl" fo:country="SI"/>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text-properties style:font-name="Arial Narrow" fo:font-size="10pt" style:font-size-asian="10pt" style:font-size-complex="10pt" fo:language="sl" fo:country="SI"/>
    </style:style>
    <style:style style:name="TableRow1192" style:family="table-row">
      <style:table-row-properties style:use-optimal-row-height="false"/>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text-properties style:font-name="Arial Narrow" fo:font-size="10pt" style:font-size-asian="10pt" style:font-size-complex="10pt" fo:language="sl" fo:country="SI"/>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text-properties style:font-name="Arial Narrow" fo:font-size="10pt" style:font-size-asian="10pt" style:font-size-complex="10pt" fo:language="sl" fo:country="SI"/>
    </style:style>
    <style:style style:name="TableCell1197" style:family="table-cell">
      <style:table-cell-properties fo:border="0.0069in solid #000000" style:writing-mode="lr-tb" fo:padding-top="0in" fo:padding-left="0.075in" fo:padding-bottom="0in" fo:padding-right="0.075in"/>
    </style:style>
    <style:style style:name="T1198" style:parent-style-name="Hyperlink" style:family="text">
      <style:text-properties style:font-name="Arial Narrow" fo:font-size="10pt" style:font-size-asian="10pt" style:font-size-complex="10pt" fo:language="sl" fo:country="SI"/>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text-properties style:font-name="Arial Narrow" fo:font-size="10pt" style:font-size-asian="10pt" style:font-size-complex="10pt" fo:language="sl" fo:country="SI"/>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text-properties style:font-name="Arial Narrow" fo:font-size="10pt" style:font-size-asian="10pt" style:font-size-complex="10pt" fo:language="sl" fo:country="SI"/>
    </style:style>
    <style:style style:name="TableRow1203" style:family="table-row">
      <style:table-row-properties style:use-optimal-row-height="false"/>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text-properties style:font-name="Arial Narrow" fo:font-size="10pt" style:font-size-asian="10pt" style:font-size-complex="10pt" fo:language="sl" fo:country="SI"/>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text-properties style:font-name="Arial Narrow" fo:font-size="10pt" style:font-size-asian="10pt" style:font-size-complex="10pt" fo:language="sl" fo:country="SI"/>
    </style:style>
    <style:style style:name="TableCell1208" style:family="table-cell">
      <style:table-cell-properties fo:border="0.0069in solid #000000" style:writing-mode="lr-tb" fo:padding-top="0in" fo:padding-left="0.075in" fo:padding-bottom="0in" fo:padding-right="0.075in"/>
    </style:style>
    <style:style style:name="T1209" style:parent-style-name="Hyperlink" style:family="text">
      <style:text-properties style:font-name="Arial Narrow" fo:font-size="10pt" style:font-size-asian="10pt" style:font-size-complex="10pt" fo:language="sl" fo:country="SI"/>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text-properties style:font-name="Arial Narrow" fo:font-size="10pt" style:font-size-asian="10pt" style:font-size-complex="10pt" fo:language="sl" fo:country="SI"/>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text-properties style:font-name="Arial Narrow" fo:font-size="10pt" style:font-size-asian="10pt" style:font-size-complex="10pt" fo:language="sl" fo:country="SI"/>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Arial Narrow" fo:font-size="10pt" style:font-size-asian="10pt" style:font-size-complex="10pt" fo:language="sl" fo:country="SI"/>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text-properties style:font-name="Arial Narrow" fo:font-size="10pt" style:font-size-asian="10pt" style:font-size-complex="10pt" fo:language="sl" fo:country="SI"/>
    </style:style>
    <style:style style:name="TableCell1219" style:family="table-cell">
      <style:table-cell-properties fo:border="0.0069in solid #000000" style:writing-mode="lr-tb" fo:padding-top="0in" fo:padding-left="0.075in" fo:padding-bottom="0in" fo:padding-right="0.075in"/>
    </style:style>
    <style:style style:name="T1220" style:parent-style-name="Hyperlink" style:family="text">
      <style:text-properties style:font-name="Arial Narrow" fo:font-size="10pt" style:font-size-asian="10pt" style:font-size-complex="10pt" fo:language="sl" fo:country="SI"/>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text-properties style:font-name="Arial Narrow" fo:font-size="10pt" style:font-size-asian="10pt" style:font-size-complex="10pt" fo:language="sl" fo:country="SI"/>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text-properties style:font-name="Arial Narrow" fo:font-size="10pt" style:font-size-asian="10pt" style:font-size-complex="10pt" fo:language="sl" fo:country="SI"/>
    </style:style>
    <style:style style:name="TableRow1225" style:family="table-row">
      <style:table-row-properties style:use-optimal-row-height="false"/>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text-properties style:font-name="Arial Narrow" fo:font-size="10pt" style:font-size-asian="10pt" style:font-size-complex="10pt" fo:language="sl" fo:country="SI"/>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text-properties style:font-name="Arial Narrow" fo:font-size="10pt" style:font-size-asian="10pt" style:font-size-complex="10pt" fo:language="sl" fo:country="SI"/>
    </style:style>
    <style:style style:name="TableCell1230" style:family="table-cell">
      <style:table-cell-properties fo:border="0.0069in solid #000000" style:writing-mode="lr-tb" fo:padding-top="0in" fo:padding-left="0.075in" fo:padding-bottom="0in" fo:padding-right="0.075in"/>
    </style:style>
    <style:style style:name="T1231" style:parent-style-name="Hyperlink" style:family="text">
      <style:text-properties style:font-name="Arial Narrow" fo:font-size="10pt" style:font-size-asian="10pt" style:font-size-complex="10pt" fo:language="sl" fo:country="SI"/>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text-properties style:font-name="Arial Narrow" fo:font-size="10pt" style:font-size-asian="10pt" style:font-size-complex="10pt" fo:language="sl" fo:country="SI"/>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text-properties style:font-name="Arial Narrow" fo:font-size="10pt" style:font-size-asian="10pt" style:font-size-complex="10pt" fo:language="sl" fo:country="SI"/>
    </style:style>
    <style:style style:name="TableRow1236" style:family="table-row">
      <style:table-row-properties style:use-optimal-row-height="fals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text-properties style:font-name="Arial Narrow" fo:font-size="10pt" style:font-size-asian="10pt" style:font-size-complex="10pt" fo:language="sl" fo:country="SI"/>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text-properties style:font-name="Arial Narrow" fo:font-size="10pt" style:font-size-asian="10pt" style:font-size-complex="10pt" fo:language="sl" fo:country="SI"/>
    </style:style>
    <style:style style:name="TableCell1241" style:family="table-cell">
      <style:table-cell-properties fo:border="0.0069in solid #000000" style:writing-mode="lr-tb" fo:padding-top="0in" fo:padding-left="0.075in" fo:padding-bottom="0in" fo:padding-right="0.075in"/>
    </style:style>
    <style:style style:name="T1242" style:parent-style-name="Hyperlink" style:family="text">
      <style:text-properties style:font-name="Arial Narrow" fo:font-size="10pt" style:font-size-asian="10pt" style:font-size-complex="10pt" fo:language="sl" fo:country="SI"/>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text-properties style:font-name="Arial Narrow" fo:font-size="10pt" style:font-size-asian="10pt" style:font-size-complex="10pt" fo:language="sl" fo:country="SI"/>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text-properties style:font-name="Arial Narrow" fo:font-size="10pt" style:font-size-asian="10pt" style:font-size-complex="10pt" fo:language="sl" fo:country="SI"/>
    </style:style>
    <style:style style:name="TableRow1247" style:family="table-row">
      <style:table-row-properties style:use-optimal-row-height="false"/>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text-properties style:font-name="Arial Narrow" fo:font-size="10pt" style:font-size-asian="10pt" style:font-size-complex="10pt" fo:language="sl" fo:country="SI"/>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text-properties style:font-name="Arial Narrow" fo:font-size="10pt" style:font-size-asian="10pt" style:font-size-complex="10pt" fo:language="sl" fo:country="SI"/>
    </style:style>
    <style:style style:name="TableCell1252" style:family="table-cell">
      <style:table-cell-properties fo:border="0.0069in solid #000000" style:writing-mode="lr-tb" fo:padding-top="0in" fo:padding-left="0.075in" fo:padding-bottom="0in" fo:padding-right="0.075in"/>
    </style:style>
    <style:style style:name="T1253" style:parent-style-name="Hyperlink" style:family="text">
      <style:text-properties style:font-name="Arial Narrow" fo:font-size="10pt" style:font-size-asian="10pt" style:font-size-complex="10pt" fo:language="sl" fo:country="SI"/>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text-properties style:font-name="Arial Narrow" fo:font-size="10pt" style:font-size-asian="10pt" style:font-size-complex="10pt" fo:language="sl" fo:country="SI"/>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text-properties style:font-name="Arial Narrow" fo:font-size="10pt" style:font-size-asian="10pt" style:font-size-complex="10pt" fo:language="sl" fo:country="SI"/>
    </style:style>
    <style:style style:name="P1258" style:parent-style-name="Normal" style:family="paragraph">
      <style:text-properties fo:language="sl" fo:country="SI"/>
    </style:style>
    <style:style style:name="P1259" style:parent-style-name="Normal" style:family="paragraph">
      <style:text-properties fo:language="sl" fo:country="SI"/>
    </style:style>
    <style:style style:name="P1260" style:parent-style-name="Normal" style:family="paragraph">
      <style:text-properties fo:language="sl" fo:country="SI"/>
    </style:style>
    <style:style style:name="P1261" style:parent-style-name="Heading1" style:family="paragraph">
      <style:text-properties fo:language="sl" fo:country="SI"/>
    </style:style>
    <style:style style:name="P1262" style:parent-style-name="ListParagraph" style:family="paragraph">
      <style:text-properties fo:language="sl" fo:country="SI"/>
    </style:style>
    <style:style style:name="P1263" style:parent-style-name="ListParagraph" style:family="paragraph">
      <style:text-properties fo:language="sl" fo:country="SI"/>
    </style:style>
    <style:style style:name="P1264" style:parent-style-name="ListParagraph" style:family="paragraph">
      <style:text-properties fo:language="sl" fo:country="SI"/>
    </style:style>
    <style:style style:name="P1265" style:parent-style-name="ListParagraph" style:family="paragraph">
      <style:text-properties fo:language="sl" fo:country="SI"/>
    </style:style>
    <style:style style:name="P1266" style:parent-style-name="ListParagraph" style:family="paragraph">
      <style:text-properties fo:language="sl" fo:country="SI"/>
    </style:style>
    <style:style style:name="P1267" style:parent-style-name="ListParagraph" style:family="paragraph">
      <style:text-properties fo:language="sl" fo:country="SI"/>
    </style:style>
    <style:style style:name="P1268" style:parent-style-name="ListParagraph" style:family="paragraph"/>
    <style:style style:name="T1269" style:parent-style-name="DefaultParagraphFont" style:family="text">
      <style:text-properties fo:language="sl" fo:country="SI"/>
    </style:style>
  </office:automatic-styles>
  <office:body>
    <office:text text:use-soft-page-breaks="true">
      <text:p text:style-name="P1">Medijska analiza<text:s/>– nabor člankov</text:p>
      <text:p text:style-name="P2"/>
      <text:p text:style-name="P3">Ime zakona: predlog zakona o spremembah in dopolnitvah zakona o tujcih</text:p>
      <text:p text:style-name="P4">Razprave:</text:p>
      <text:list text:style-name="LFO1" text:continue-numbering="true">
        <text:list-item>
          <text:p text:style-name="P5">predlog zakona o spremembah in dopolnitvah zakona o tujcih (druga obravnava na odboru za notranje zadeve, javno upravo in lokalno samoupravo), 4. 10. 2017</text:p>
        </text:list-item>
        <text:list-item>
          <text:p text:style-name="P6">predlog zakona o spremembah in dopolnitvah zakona o tujcih (druga obravnava v državnem zboru), 17. 10. 2017</text:p>
        </text:list-item>
      </text:list>
      <text:p text:style-name="P7">Obdobje iskanja: skupno iskalno obdobje med 20.9.2017 in 31.10.2017</text:p>
      <text:p text:style-name="P8"/>
      <text:h text:style-name="P9" text:outline-level="1">Vir: MMC</text:h>
      <text:p text:style-name="P10">Rezultati iskanja po točnem imenu zakona:</text:p>
      <table:table table:style-name="Table11">
        <table:table-columns>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Naslov</text:p>
          </table:table-cell>
          <table:table-cell table:style-name="TableCell20">
            <text:p text:style-name="P21">Datum</text:p>
          </table:table-cell>
          <table:table-cell table:style-name="TableCell22">
            <text:p text:style-name="P23">URL</text:p>
          </table:table-cell>
          <table:table-cell table:style-name="TableCell24">
            <text:p text:style-name="P25">Vsebina</text:p>
          </table:table-cell>
          <table:table-cell table:style-name="TableCell26">
            <text:p text:style-name="P27">Tip</text:p>
          </table:table-cell>
        </table:table-row>
        <table:table-row table:style-name="TableRow28">
          <table:table-cell table:style-name="TableCell29">
            <text:p text:style-name="P30">"Ponatis" izgubljenega statusa</text:p>
          </table:table-cell>
          <table:table-cell table:style-name="TableCell31">
            <text:p text:style-name="P32">01. 10. 2009</text:p>
          </table:table-cell>
          <table:table-cell table:style-name="TableCell33">
            <text:p text:style-name="P34">https://www.rtvslo.si/slovenija/ponatis-izgubljenega-statusa/213560</text:p>
          </table:table-cell>
          <table:table-cell table:style-name="TableCell35">
            <text:p text:style-name="P36">O izbrisanih</text:p>
          </table:table-cell>
          <table:table-cell table:style-name="TableCell37">
            <text:p text:style-name="P38">Novica</text:p>
          </table:table-cell>
        </table:table-row>
      </table:table>
      <text:p text:style-name="P39"/>
      <text:p text:style-name="P40"/>
      <text:p text:style-name="P41">Prilagojeno iskanje: “zakon o tujcih”:</text:p>
      <text:list text:style-name="LFO3" text:continue-numbering="true">
        <text:list-item>
          <text:p text:style-name="P42">123 zadetkov, med 26.5.2003 in 16.10.2019</text:p>
        </text:list-item>
        <text:list-item>
          <text:p text:style-name="P43">v dogovorjenem časovnem okviru:</text:p>
        </text:list-item>
      </text:list>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Naslov</text:p>
          </table:table-cell>
          <table:table-cell table:style-name="TableCell53">
            <text:p text:style-name="P54">Datum</text:p>
          </table:table-cell>
          <table:table-cell table:style-name="TableCell55">
            <text:p text:style-name="P56">URL</text:p>
          </table:table-cell>
          <table:table-cell table:style-name="TableCell57">
            <text:p text:style-name="P58">Vsebina</text:p>
          </table:table-cell>
          <table:table-cell table:style-name="TableCell59">
            <text:p text:style-name="P60">Tip</text:p>
          </table:table-cell>
        </table:table-row>
        <table:table-row table:style-name="TableRow61">
          <table:table-cell table:style-name="TableCell62">
            <text:p text:style-name="P63">Obrambna ministrica: "Kdor skrbi za lastno varnost, obenem krepi tudi nacionalno varnost"</text:p>
          </table:table-cell>
          <table:table-cell table:style-name="TableCell64">
            <text:p text:style-name="P65">24. oktober 2017</text:p>
          </table:table-cell>
          <table:table-cell table:style-name="TableCell66">
            <text:p text:style-name="P67">https://www.rtvslo.si/slovenija/ponatis-izgubljenega-statusa/213560</text:p>
          </table:table-cell>
          <table:table-cell table:style-name="TableCell68">
            <text:p text:style-name="P69">Ob 2. dnevu nacionalne varnosti</text:p>
          </table:table-cell>
          <table:table-cell table:style-name="TableCell70">
            <text:p text:style-name="P71">Novica</text:p>
          </table:table-cell>
        </table:table-row>
        <table:table-row table:style-name="TableRow72">
          <table:table-cell table:style-name="TableCell73">
            <text:p text:style-name="P74">Poslanci podprli enotno dovoljenje za tujce na daljšem sezonskem delu</text:p>
          </table:table-cell>
          <table:table-cell table:style-name="TableCell75">
            <text:p text:style-name="P76">17. oktober 2017</text:p>
          </table:table-cell>
          <table:table-cell table:style-name="TableCell77">
            <text:p text:style-name="P78">https://www.rtvslo.si/slovenija/poslanci-podprli-enotno-dovoljenje-za-tujce-na-daljsem-sezonskem-delu/435384</text:p>
          </table:table-cell>
          <table:table-cell table:style-name="TableCell79">
            <text:p text:style-name="P80">Poročilo s seje DZ</text:p>
          </table:table-cell>
          <table:table-cell table:style-name="TableCell81">
            <text:p text:style-name="P82">Novica</text:p>
          </table:table-cell>
        </table:table-row>
      </table:table>
      <text:p text:style-name="P83"/>
      <text:p text:style-name="P84">Razširjeno obodbje iskanja:</text:p>
      <table:table table:style-name="Table85">
        <table:table-columns>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Naslov</text:p>
          </table:table-cell>
          <table:table-cell table:style-name="TableCell94">
            <text:p text:style-name="P95">Datum</text:p>
          </table:table-cell>
          <table:table-cell table:style-name="TableCell96">
            <text:p text:style-name="P97">URL</text:p>
          </table:table-cell>
          <table:table-cell table:style-name="TableCell98">
            <text:p text:style-name="P99">Vsebina</text:p>
          </table:table-cell>
          <table:table-cell table:style-name="TableCell100">
            <text:p text:style-name="P101">Tip</text:p>
          </table:table-cell>
        </table:table-row>
        <table:table-row table:style-name="TableRow102">
          <table:table-cell table:style-name="TableCell103">
            <text:p text:style-name="P104">Šamija (še) ne bodo deportirali. Cerar obljublja razpravo na vladi.</text:p>
          </table:table-cell>
          <table:table-cell table:style-name="TableCell105">
            <text:p text:style-name="P106">14. november 2017</text:p>
          </table:table-cell>
          <table:table-cell table:style-name="TableCell107">
            <text:p text:style-name="P108">https://www.rtvslo.si/slovenija/samija-se-ne-bodo-deportirali-cerar-obljublja-razpravo-na-vladi/437784</text:p>
          </table:table-cell>
          <table:table-cell table:style-name="TableCell109">
            <text:p text:style-name="P110">Protest pred azilnim domom, Šamija odpeljali v DZ</text:p>
          </table:table-cell>
          <table:table-cell table:style-name="TableCell111">
            <text:p text:style-name="P112">Novica</text:p>
          </table:table-cell>
        </table:table-row>
        <table:table-row table:style-name="TableRow113">
          <table:table-cell table:style-name="TableCell114">
            <text:p text:style-name="P115">Zaradi različnih interpretacij zakonodaje tujim voznikom tovornjakov grozi izbris</text:p>
          </table:table-cell>
          <table:table-cell table:style-name="TableCell116">
            <text:p text:style-name="P117">7. julij 2017</text:p>
          </table:table-cell>
          <table:table-cell table:style-name="TableCell118">
            <text:p text:style-name="Normal"><text:a xlink:href="https://www.rtvslo.si/slovenija/zaradi-razlicnih-interpretacij-zakonodaje-tujim-voznikom-tovornjakov-grozi-izbris/426747" office:target-frame-name="_top" xlink:show="replace"><text:span text:style-name="T119">https://www.rtvslo.si/slovenija/zaradi-razlicnih-interpretacij-zakonodaje-tujim-voznikom-tovornjakov-grozi-izbris/426747</text:span></text:a></text:p>
          </table:table-cell>
          <table:table-cell table:style-name="TableCell120">
            <text:p text:style-name="P121">S prijavo začasnega prebivališča, ki po oceni MNZ-ja ni potrebna, je pogojeno tudi uveljavljanje pravic iz zdravstvenega zavarovanja in veljavnost vozniškega dovoljenja.</text:p>
          </table:table-cell>
          <table:table-cell table:style-name="TableCell122">
            <text:p text:style-name="P123">Novica</text:p>
            <text:p text:style-name="P124">(Luka Lukič)</text:p>
          </table:table-cell>
        </table:table-row>
        <table:table-row table:style-name="TableRow125">
          <table:table-cell table:style-name="TableCell126">
            <text:p text:style-name="P127">Ustavno sodišče ni zadržalo zakona o tujcih, vsebinska odločitev "absolutno prednostno"</text:p>
          </table:table-cell>
          <table:table-cell table:style-name="TableCell128">
            <text:p text:style-name="P129">3. junij 2017</text:p>
          </table:table-cell>
          <table:table-cell table:style-name="TableCell130">
            <text:p text:style-name="P131">https://www.rtvslo.si/iskalnik?q=zakon+o+tujcih&amp;group=1&amp;per_page=10&amp;type=3&amp;sort=1&amp;a=1&amp;page=1</text:p>
          </table:table-cell>
          <table:table-cell table:style-name="TableCell132">
            <text:p text:style-name="P133">Ustavno sodišče je zavrnilo predlog varuhinje človekovih pravic Vlaste Nussdorfer za začasno zadržanje člena 10.b zakona o tujcih, ki ureja ukrepanje ob spremenjenih migracijskih razmerah.</text:p>
          </table:table-cell>
          <table:table-cell table:style-name="TableCell134">
            <text:p text:style-name="P135">Novica</text:p>
          </table:table-cell>
        </table:table-row>
        <table:table-row table:style-name="TableRow136">
          <table:table-cell table:style-name="TableCell137">
            <text:p text:style-name="P138">Varuhinja človekovih pravic pošilja zakon o tujcih na ustavno sodišče</text:p>
          </table:table-cell>
          <table:table-cell table:style-name="TableCell139">
            <text:p text:style-name="P140">19. april 2017</text:p>
          </table:table-cell>
          <table:table-cell table:style-name="TableCell141">
            <text:p text:style-name="P142">https://www.rtvslo.si/slovenija/varuhinja-clovekovih-pravic-posilja-zakon-o-tujcih-na-ustavno-sodisce/420186</text:p>
          </table:table-cell>
          <table:table-cell table:style-name="TableCell143">
            <text:p text:style-name="P144">Varuhinja človekovih pravic Vlasta Nussdorfer bo sprožila postopek ustavne presoje za novelo zakona o tujcih.</text:p>
          </table:table-cell>
          <table:table-cell table:style-name="TableCell145">
            <text:p text:style-name="P146">Novica</text:p>
          </table:table-cell>
        </table:table-row>
        <table:table-row table:style-name="TableRow147">
          <table:table-cell table:style-name="TableCell148">
            <text:p text:style-name="P149">Varuhinja naj bi nameravala vložiti zahtevo za oceno ustavnosti zakona o tujcih</text:p>
          </table:table-cell>
          <table:table-cell table:style-name="TableCell150">
            <text:p text:style-name="P151">14. april 2017</text:p>
          </table:table-cell>
          <table:table-cell table:style-name="TableCell152">
            <text:p text:style-name="Normal"><text:a xlink:href="https://www.rtvslo.si/slovenija/varuhinja-naj-bi-nameravala-vloziti-zahtevo-za-oceno-ustavnosti-zakona-o-tujcih/419862" office:target-frame-name="_top" xlink:show="replace"><text:span text:style-name="T153">https://www.rtvslo.si/slovenija/varuhinja-naj-bi-nameravala-vloziti-zahtevo-za-oceno-ustavnosti-zakona-o-tujcih/419862</text:span></text:a></text:p>
          </table:table-cell>
          <table:table-cell table:style-name="TableCell154">
            <text:p text:style-name="P155">Varuhinja bo vsebino zahteve za presojo ustavnosti predstavila v sredo.</text:p>
          </table:table-cell>
          <table:table-cell table:style-name="TableCell156">
            <text:p text:style-name="P157">Novica (Lucija Dimnik Rikić, Radio Slovenija)</text:p>
          </table:table-cell>
        </table:table-row>
        <table:table-row table:style-name="TableRow158">
          <table:table-cell table:style-name="TableCell159">
            <text:p text:style-name="P160">Neža Kogovšek Šalamon: Neodgovorno, da se migracije obravnavajo zgolj kot varnostno vprašanje</text:p>
          </table:table-cell>
          <table:table-cell table:style-name="TableCell161">
            <text:p text:style-name="P162">12. april 2017</text:p>
          </table:table-cell>
          <table:table-cell table:style-name="TableCell163">
            <text:p text:style-name="P164">https://www.rtvslo.si/begunska-kriza/neza-kogovsek-salamon-neodgovorno-da-se-migracije-obravnavajo-zgolj-kot-varnostno-vprasanje/419691</text:p>
          </table:table-cell>
          <table:table-cell table:style-name="TableCell165">
            <text:p text:style-name="P166">Poročilo z okrogle mize o vlogi migracij v evropski družbi</text:p>
          </table:table-cell>
          <table:table-cell table:style-name="TableCell167">
            <text:p text:style-name="P168">Novica (Andrej Čebokli)</text:p>
          </table:table-cell>
        </table:table-row>
        <table:table-row table:style-name="TableRow169">
          <table:table-cell table:style-name="TableCell170">
            <text:p text:style-name="P171">MNZ ne vidi razloga, da bi odločba US-ja vplivala na zakon o tujcih</text:p>
          </table:table-cell>
          <table:table-cell table:style-name="TableCell172">
            <text:p text:style-name="P173">27. marec 2017</text:p>
          </table:table-cell>
          <table:table-cell table:style-name="TableCell174">
            <text:p text:style-name="Normal"><text:a xlink:href="https://www.rtvslo.si/slovenija/mnz-ne-vidi-razloga-da-bi-odlocba-us-ja-vplivala-na-zakon-o-tujcih/418328" office:target-frame-name="_top" xlink:show="replace"><text:span text:style-name="T175">https://www.rtvslo.si/slovenija/mnz-ne-vidi-razloga-da-bi-odlocba-us-ja-vplivala-na-zakon-o-tujcih/418328</text:span></text:a></text:p>
          </table:table-cell>
          <table:table-cell table:style-name="TableCell176">
            <text:p text:style-name="P177">Po mnenju nevladnih organizacij lahko razveljavitev izgona romske družine vpliva tudi na morebitno odločanje ustavnega sodišča o noveli zakona o tujcih</text:p>
          </table:table-cell>
          <table:table-cell table:style-name="TableCell178">
            <text:p text:style-name="P179">Novica</text:p>
          </table:table-cell>
        </table:table-row>
        <table:table-row table:style-name="TableRow180">
          <table:table-cell table:style-name="TableCell181">
            <text:p text:style-name="P182">Podpisniki peticije pozivajo varuhinjo k pobudi za presojo zakona o tujcih</text:p>
          </table:table-cell>
          <table:table-cell table:style-name="TableCell183">
            <text:p text:style-name="P184">8. marec 2017</text:p>
          </table:table-cell>
          <table:table-cell table:style-name="TableCell185">
            <text:p text:style-name="Normal"><text:a xlink:href="https://www.rtvslo.si/slovenija/podpisniki-peticije-pozivajo-varuhinjo-k-pobudi-za-presojo-zakona-o-tujcih/416809" office:target-frame-name="_top" xlink:show="replace"><text:span text:style-name="T186">https://www.rtvslo.si/slovenija/podpisniki-peticije-pozivajo-varuhinjo-k-pobudi-za-presojo-zakona-o-tujcih/416809</text:span></text:a></text:p>
          </table:table-cell>
          <table:table-cell table:style-name="TableCell187">
            <text:p text:style-name="P188">Podpisniki peticije, ki jo je sprožil inštitut Danes je nov dan, od varuhinje človekovih pravic Vlaste Nussdorfer pričakujejo, da bo vložila pobudo za oceno ustavnosti novele zakona o tujcih.</text:p>
          </table:table-cell>
          <table:table-cell table:style-name="TableCell189">
            <text:p text:style-name="P190">Novica</text:p>
          </table:table-cell>
        </table:table-row>
        <table:table-row table:style-name="TableRow191">
          <table:table-cell table:style-name="TableCell192">
            <text:p text:style-name="P193">Ustanovljen nov urad, ki bo skrbel za nastanitev in vključitev migrantov</text:p>
          </table:table-cell>
          <table:table-cell table:style-name="TableCell194">
            <text:p text:style-name="P195">2. marec 2017</text:p>
          </table:table-cell>
          <table:table-cell table:style-name="TableCell196">
            <text:p text:style-name="Normal"><text:a xlink:href="https://www.rtvslo.si/slovenija/ustanovljen-nov-urad-ki-bo-skrbel-za-nastanitev-in-vkljucitev-migrantov/416309" office:target-frame-name="_top" xlink:show="replace"><text:span text:style-name="T197">https://www.rtvslo.si/slovenija/ustanovljen-nov-urad-ki-bo-skrbel-za-nastanitev-in-vkljucitev-migrantov/416309</text:span></text:a></text:p>
          </table:table-cell>
          <table:table-cell table:style-name="TableCell198">
            <text:p text:style-name="P199">Vlada je skladno z nedavno sprejetim zakonom o tujcih ustanovila urad za oskrbo migrantov in integracijo.</text:p>
          </table:table-cell>
          <table:table-cell table:style-name="TableCell200">
            <text:p text:style-name="P201">Novica</text:p>
          </table:table-cell>
        </table:table-row>
        <table:table-row table:style-name="TableRow202">
          <table:table-cell table:style-name="TableCell203">
            <text:p text:style-name="P204">Cerar: Ne strašimo, temveč opozarjamo na možnost krepitve migrantskih poti</text:p>
          </table:table-cell>
          <table:table-cell table:style-name="TableCell205">
            <text:p text:style-name="P206">9. februar 2017</text:p>
          </table:table-cell>
          <table:table-cell table:style-name="TableCell207">
            <text:p text:style-name="Normal"><text:a xlink:href="https://www.rtvslo.si/slovenija/cerar-ne-strasimo-temvec-opozarjamo-na-moznost-krepitve-migrantskih-poti/414643" office:target-frame-name="_top" xlink:show="replace"><text:span text:style-name="T208">https://www.rtvslo.si/slovenija/cerar-ne-strasimo-temvec-opozarjamo-na-moznost-krepitve-migrantskih-poti/414643</text:span></text:a></text:p>
          </table:table-cell>
          <table:table-cell table:style-name="TableCell209">
            <text:p text:style-name="P210">Predsednik vlade Miro Cerar poudarja, da se z zapiranjem zahodnobalkanske migrantske poti odpirajo nove možnosti, da se tihotapci preusmerijo na jadransko pot.</text:p>
          </table:table-cell>
          <table:table-cell table:style-name="TableCell211">
            <text:p text:style-name="P212">Novica</text:p>
          </table:table-cell>
        </table:table-row>
        <table:table-row table:style-name="TableRow213">
          <table:table-cell table:style-name="TableCell214">
            <text:p text:style-name="P215">Pahor prepričan, da je zakon o tujcih skladen z ustavo, a dopušča drugo mnenje</text:p>
          </table:table-cell>
          <table:table-cell table:style-name="TableCell216">
            <text:p text:style-name="P217">6. februar 2017</text:p>
          </table:table-cell>
          <table:table-cell table:style-name="TableCell218">
            <text:p text:style-name="Normal"><text:a xlink:href="https://www.rtvslo.si/slovenija/pahor-preprican-da-je-zakon-o-tujcih-skladen-z-ustavo-a-dopusca-drugo-mnenje/414369" office:target-frame-name="_top" xlink:show="replace"><text:span text:style-name="T219">https://www.rtvslo.si/slovenija/pahor-preprican-da-je-zakon-o-tujcih-skladen-z-ustavo-a-dopusca-drugo-mnenje/414369</text:span></text:a></text:p>
          </table:table-cell>
          <table:table-cell table:style-name="TableCell220">
            <text:p text:style-name="P221">Predsednik republike Borut Pahor za zdaj meni, da je zakon o tujcih skladen z ustavo in mednarodnim pravom.</text:p>
          </table:table-cell>
          <table:table-cell table:style-name="TableCell222">
            <text:p text:style-name="P223">Novica</text:p>
          </table:table-cell>
        </table:table-row>
        <table:table-row table:style-name="TableRow224">
          <table:table-cell table:style-name="TableCell225">
            <text:p text:style-name="P226">Strožji zakon o tujcih je začel veljati</text:p>
          </table:table-cell>
          <table:table-cell table:style-name="TableCell227">
            <text:p text:style-name="P228">4. februar 2017</text:p>
          </table:table-cell>
          <table:table-cell table:style-name="TableCell229">
            <text:p text:style-name="Normal"><text:a xlink:href="https://www.rtvslo.si/slovenija/strozji-zakon-o-tujcih-je-zacel-veljati/414213" office:target-frame-name="_top" xlink:show="replace"><text:span text:style-name="T230">https://www.rtvslo.si/slovenija/strozji-zakon-o-tujcih-je-zacel-veljati/414213</text:span></text:a></text:p>
          </table:table-cell>
          <table:table-cell table:style-name="TableCell231">
            <text:p text:style-name="P232">Po objavi v petkovem uradnem listu začenja danes veljati novela zakona o tujcih, katere sprejemanje so spremljali očitki o neustavnosti in neskladju z mednarodnim pravom.</text:p>
          </table:table-cell>
          <table:table-cell table:style-name="TableCell233">
            <text:p text:style-name="P234">Novica</text:p>
          </table:table-cell>
        </table:table-row>
        <table:table-row table:style-name="TableRow235">
          <table:table-cell table:style-name="TableCell236">
            <text:p text:style-name="P237">Državni svet ni izglasoval veta na novelo zakona o tujcih</text:p>
          </table:table-cell>
          <table:table-cell table:style-name="TableCell238">
            <text:p text:style-name="P239">1. februar 2017</text:p>
          </table:table-cell>
          <table:table-cell table:style-name="TableCell240">
            <text:p text:style-name="Normal"><text:a xlink:href="https://www.rtvslo.si/slovenija/drzavni-svet-ni-izglasoval-veta-na-novelo-zakona-o-tujcih/413996" office:target-frame-name="_top" xlink:show="replace"><text:span text:style-name="T241">https://www.rtvslo.si/slovenija/drzavni-svet-ni-izglasoval-veta-na-novelo-zakona-o-tujcih/413996</text:span></text:a></text:p>
          </table:table-cell>
          <table:table-cell table:style-name="TableCell242">
            <text:p text:style-name="P243">Državni svetniki niso podprli odložilnega veta na novelo zakona o tujcih, ki omogoča omejitev vstopa tujcev v državo v primeru zaostrenih migracijskih razmer.</text:p>
          </table:table-cell>
          <table:table-cell table:style-name="TableCell244">
            <text:p text:style-name="P245">Novica</text:p>
          </table:table-cell>
        </table:table-row>
        <table:table-row table:style-name="TableRow246">
          <table:table-cell table:style-name="TableCell247">
            <text:p text:style-name="P248">Zakon o tujcih gre še pred državni svet, ki bo odločal o vetu</text:p>
          </table:table-cell>
          <table:table-cell table:style-name="TableCell249">
            <text:p text:style-name="P250">30. januar 2017</text:p>
          </table:table-cell>
          <table:table-cell table:style-name="TableCell251">
            <text:p text:style-name="Normal"><text:a xlink:href="https://www.rtvslo.si/slovenija/zakon-o-tujcih-gre-se-pred-drzavni-svet-ki-bo-odlocal-o-vetu/413761" office:target-frame-name="_top" xlink:show="replace"><text:span text:style-name="T252">https://www.rtvslo.si/slovenija/zakon-o-tujcih-gre-se-pred-drzavni-svet-ki-bo-odlocal-o-vetu/413761</text:span></text:a></text:p>
          </table:table-cell>
          <table:table-cell table:style-name="TableCell253">
            <text:p text:style-name="P254">Državni svetniki bodo v sredo odločali o odložilnem vetu na sprejeto novelo zakona o tujcih</text:p>
          </table:table-cell>
          <table:table-cell table:style-name="TableCell255">
            <text:p text:style-name="P256">Novica</text:p>
          </table:table-cell>
        </table:table-row>
        <table:table-row table:style-name="TableRow257">
          <table:table-cell table:style-name="TableCell258">
            <text:p text:style-name="P259">Bo morala novela zakona o tujcih znova na glasovanje?</text:p>
          </table:table-cell>
          <table:table-cell table:style-name="TableCell260">
            <text:p text:style-name="P261">28. januar 2017</text:p>
          </table:table-cell>
          <table:table-cell table:style-name="TableCell262">
            <text:p text:style-name="Normal"><text:a xlink:href="https://www.rtvslo.si/slovenija/bo-morala-novela-zakona-o-tujcih-znova-na-glasovanje/413631" office:target-frame-name="_top" xlink:show="replace"><text:span text:style-name="T263">https://www.rtvslo.si/slovenija/bo-morala-novela-zakona-o-</text:span><text:soft-page-break/><text:span text:style-name="T264">tujcih-znova-na-glasovanje/413631</text:span></text:a></text:p>
          </table:table-cell>
          <table:table-cell table:style-name="TableCell265">
            <text:p text:style-name="P266">Državni svetnik Samer Khalil je za Radio Slovenija potrdil, da pripravlja zahtevo za<text:s/><text:soft-page-break/>glasovanje o vetu o noveli zakona o tujcih.</text:p>
          </table:table-cell>
          <table:table-cell table:style-name="TableCell267">
            <text:p text:style-name="P268">Novica</text:p>
          </table:table-cell>
        </table:table-row>
        <table:table-row table:style-name="TableRow269">
          <table:table-cell table:style-name="TableCell270">
            <text:p text:style-name="P271">Györkös Žnidarjeva: Glasovanja dela koalicije proti ne razumem kot nezaupnico</text:p>
          </table:table-cell>
          <table:table-cell table:style-name="TableCell272">
            <text:p text:style-name="P273">27. januar 2017</text:p>
          </table:table-cell>
          <table:table-cell table:style-name="TableCell274">
            <text:p text:style-name="Normal"><text:a xlink:href="https://www.rtvslo.si/slovenija/gyoerkoes-znidarjeva-glasovanja-dela-koalicije-proti-ne-razumem-kot-nezaupnico/413545" office:target-frame-name="_top" xlink:show="replace"><text:span text:style-name="T275">https://www.rtvslo.si/slovenija/gyoerkoes-znidarjeva-glasovanja-dela-koalicije-proti-ne-razumem-kot-nezaupnico/413545</text:span></text:a></text:p>
          </table:table-cell>
          <table:table-cell table:style-name="TableCell276">
            <text:p text:style-name="P277">Ministrica za notranje zadeve Vesna Györkös Žnidar je v izjavi za medije dejala, da je sprejetje novele zakona o tujcih potrditev trdnosti argumentov, ki jih je podala vlada.</text:p>
          </table:table-cell>
          <table:table-cell table:style-name="TableCell278">
            <text:p text:style-name="P279">Novica</text:p>
          </table:table-cell>
        </table:table-row>
        <table:table-row table:style-name="TableRow280">
          <table:table-cell table:style-name="TableCell281">
            <text:p text:style-name="P282">Na vlaku strahov</text:p>
          </table:table-cell>
          <table:table-cell table:style-name="TableCell283">
            <text:p text:style-name="P284">27. januar 2017</text:p>
          </table:table-cell>
          <table:table-cell table:style-name="TableCell285">
            <text:p text:style-name="Normal"><text:a xlink:href="https://www.rtvslo.si/kolumne/na-vlaku-strahov/413525" office:target-frame-name="_top" xlink:show="replace"><text:span text:style-name="T286">https://www.rtvslo.si/kolumne/na-vlaku-strahov/413525</text:span></text:a></text:p>
          </table:table-cell>
          <table:table-cell table:style-name="TableCell287">
            <text:p text:style-name="P288">Odločanje o zakonu o tujcih je bilo v resnici demonstracija razmer v SMC, pa tudi v koaliciji in vladi, ugotavlja Tanja Starič</text:p>
          </table:table-cell>
          <table:table-cell table:style-name="TableCell289">
            <text:p text:style-name="P290">Kolumna Tanja Starič</text:p>
          </table:table-cell>
        </table:table-row>
        <table:table-row table:style-name="TableRow291">
          <table:table-cell table:style-name="TableCell292">
            <text:p text:style-name="P293">Neža Kogovšek Šalamon: Slovenija popolnoma sledi trendu kriminalizacije migracij, krimigracije.</text:p>
          </table:table-cell>
          <table:table-cell table:style-name="TableCell294">
            <text:p text:style-name="P295">27. januar 2017</text:p>
          </table:table-cell>
          <table:table-cell table:style-name="TableCell296">
            <text:p text:style-name="P297">https://www.rtvslo.si/slovenija/neza-kogovsek-salamon-slovenija-popolnoma-sledi-trendu-kriminalizacije-migracij-krimigracije/413502</text:p>
          </table:table-cell>
          <table:table-cell table:style-name="TableCell298">
            <text:p text:style-name="P299">Slovenija popolnoma sledi trendu kriminalizacije migracij, (krimigracije) ki torej prikazuje migracije samo kot varnostni problem</text:p>
          </table:table-cell>
          <table:table-cell table:style-name="TableCell300">
            <text:p text:style-name="P301">Intervju z Nežo Kogovšek Šalamon v oddaji Profil</text:p>
          </table:table-cell>
        </table:table-row>
        <table:table-row table:style-name="TableRow302">
          <table:table-cell table:style-name="TableCell303">
            <text:p text:style-name="P304">Zakon o tujcih ob podpori opozicijskih SDS-a in NSi-ja sprejet s 47 glasovi</text:p>
          </table:table-cell>
          <table:table-cell table:style-name="TableCell305">
            <text:p text:style-name="P306">26. januar 2017</text:p>
          </table:table-cell>
          <table:table-cell table:style-name="TableCell307">
            <text:p text:style-name="Normal"><text:a xlink:href="https://www.rtvslo.si/slovenija/zakon-o-tujcih-ob-podpori-opozicijskih-sds-a-in-nsi-ja-sprejet-s-47-glasovi/413420" office:target-frame-name="_top" xlink:show="replace"><text:span text:style-name="T308">https://www.rtvslo.si/slovenija/zakon-o-tujcih-ob-podpori-opozicijskih-sds-a-in-nsi-ja-sprejet-s-47-glasovi/413420</text:span></text:a></text:p>
          </table:table-cell>
          <table:table-cell table:style-name="TableCell309">
            <text:p text:style-name="P310">Poslanci so s 47 glasovi za in 18 glasovi proti sprejeli novelo zakona o tujcih, ki omejuje vstop prebežnikov v državo.</text:p>
          </table:table-cell>
          <table:table-cell table:style-name="TableCell311">
            <text:p text:style-name="P312">Novica</text:p>
          </table:table-cell>
        </table:table-row>
        <table:table-row table:style-name="TableRow313">
          <table:table-cell table:style-name="TableCell314">
            <text:p text:style-name="P315">Zakon o tujcih potrjen na matičnem odboru</text:p>
          </table:table-cell>
          <table:table-cell table:style-name="TableCell316">
            <text:p text:style-name="P317">24. januar 2017</text:p>
          </table:table-cell>
          <table:table-cell table:style-name="TableCell318">
            <text:p text:style-name="Normal"><text:a xlink:href="https://www.rtvslo.si/slovenija/zakon-o-tujcih-potrjen-na-maticnem-odboru/413235" office:target-frame-name="_top" xlink:show="replace"><text:span text:style-name="T319">https://www.rtvslo.si/slovenija/zakon-o-tujcih-potrjen-na-maticnem-odboru/413235</text:span></text:a></text:p>
          </table:table-cell>
          <table:table-cell table:style-name="TableCell320">
            <text:p text:style-name="P321">Odbor DZ-ja za notranje zadeve je podprl dopolnjen predlog novele zakona o tujcih, s katero želi vlada uzakoniti možnost aktivacije posebnega ukrepa, s katerim bi v primeru zaostrenih migracijskih razmer omejili vstop tujcev v državo.</text:p>
          </table:table-cell>
          <table:table-cell table:style-name="TableCell322">
            <text:p text:style-name="P323">Novica</text:p>
          </table:table-cell>
        </table:table-row>
        <table:table-row table:style-name="TableRow324">
          <table:table-cell table:style-name="TableCell325">
            <text:p text:style-name="P326">Novela zakona o tujcih: koalicija usklajena o približevalnem dopolnilu MNZ-ja</text:p>
          </table:table-cell>
          <table:table-cell table:style-name="TableCell327">
            <text:p text:style-name="P328">23. januar 2017</text:p>
          </table:table-cell>
          <table:table-cell table:style-name="TableCell329">
            <text:p text:style-name="P330">https://www.rtvslo.si/slovenija/novela-zakona-o-tujcih-koalicija-usklajena-o-priblizevalnem-dopolnilu-mnz-ja/413215</text:p>
          </table:table-cell>
          <table:table-cell table:style-name="TableCell331">
            <text:p text:style-name="P332">Koalicija se je uskladila o približevalnem dopolnilu MNZ-ja k predlogu novele zakona o tujcih</text:p>
          </table:table-cell>
          <table:table-cell table:style-name="TableCell333">
            <text:p text:style-name="P334">Novica</text:p>
          </table:table-cell>
        </table:table-row>
        <table:table-row table:style-name="TableRow335">
          <table:table-cell table:style-name="TableCell336">
            <text:p text:style-name="P337">Györkös Žnidarjeva: Pritiski Sveta Evrope na poslance so nedopustni</text:p>
          </table:table-cell>
          <table:table-cell table:style-name="TableCell338">
            <text:p text:style-name="P339">21. januar 2017</text:p>
          </table:table-cell>
          <table:table-cell table:style-name="TableCell340">
            <text:p text:style-name="P341">https://www.rtvslo.si/slovenija/gyoerkoes-znidarjeva-pritiski-sveta-evrope-na-poslance-so-nedopustni/413029</text:p>
          </table:table-cell>
          <table:table-cell table:style-name="TableCell342">
            <text:p text:style-name="P343"/>
          </table:table-cell>
          <table:table-cell table:style-name="TableCell344">
            <text:p text:style-name="P345">Novica</text:p>
          </table:table-cell>
        </table:table-row>
        <table:table-row table:style-name="TableRow346">
          <table:table-cell table:style-name="TableCell347">
            <text:p text:style-name="P348">"Slovenska vlada si je izbrala logiko, da bo totalitarna, pretkana in poštena"</text:p>
          </table:table-cell>
          <table:table-cell table:style-name="TableCell349">
            <text:p text:style-name="P350">20. januar 2017</text:p>
          </table:table-cell>
          <table:table-cell table:style-name="TableCell351">
            <text:p text:style-name="P352">https://www.rtvslo.si/slovenija/slovenska-vlada-si-je-izbrala-logiko-da-bo-totalitarna-pretkana-in-postena/412994</text:p>
          </table:table-cell>
          <table:table-cell table:style-name="TableCell353">
            <text:p text:style-name="P354">Po mnenju udeležencev okrogle mize na ljubljanski pravni fakulteti želi vlada s predlagano novelo združiti nezdružljivo</text:p>
          </table:table-cell>
          <table:table-cell table:style-name="TableCell355">
            <text:p text:style-name="P356">Poročilo z okrogle mize</text:p>
          </table:table-cell>
        </table:table-row>
        <table:table-row table:style-name="TableRow357">
          <table:table-cell table:style-name="TableCell358">
            <text:p text:style-name="P359">Cerar: Zakon o tujcih bo zagotavljal varnost</text:p>
          </table:table-cell>
          <table:table-cell table:style-name="TableCell360">
            <text:p text:style-name="P361">20. januar 2017</text:p>
          </table:table-cell>
          <table:table-cell table:style-name="TableCell362">
            <text:p text:style-name="P363">https://www.rtvslo.si/slovenija/cerar-zakon-o-tujcih-bo-zagotavljal-varnost/412969</text:p>
          </table:table-cell>
          <table:table-cell table:style-name="TableCell364">
            <text:p text:style-name="P365">Premier Miro Cerar je znova poudaril, da bo zakon o tujcih, za katerega je prepričan, da bo sprejet, zagotavljal varnost državljanov.</text:p>
          </table:table-cell>
          <table:table-cell table:style-name="TableCell366">
            <text:p text:style-name="P367">Novica</text:p>
          </table:table-cell>
        </table:table-row>
        <table:table-row table:style-name="TableRow368">
          <table:table-cell table:style-name="TableCell369">
            <text:p text:style-name="P370">Kustec Lipicerjeva: Prizadevali si bomo, da bomo pri noveli zakona o tujcih enotni</text:p>
          </table:table-cell>
          <table:table-cell table:style-name="TableCell371">
            <text:p text:style-name="P372">19. januar 2017</text:p>
          </table:table-cell>
          <table:table-cell table:style-name="TableCell373">
            <text:p text:style-name="Normal"><text:a xlink:href="https://www.rtvslo.si/slovenija/kustec-lipicerjeva-prizadevali-si-bomo-da-bomo-pri-noveli-zakona-o-tujcih-enotni/412862" office:target-frame-name="_top" xlink:show="replace"><text:span text:style-name="T374">https://www.rtvslo.si/slovenija/kustec-lipicerjeva-prizadevali-si-bomo-da-bomo-pri-noveli-zakona-o-tujcih-enotni/412862</text:span></text:a></text:p>
          </table:table-cell>
          <table:table-cell table:style-name="TableCell375">
            <text:p text:style-name="P376">Pri kritiziranem predlogu zakona o tujcih je koalicija še naprej neenotna.</text:p>
          </table:table-cell>
          <table:table-cell table:style-name="TableCell377">
            <text:p text:style-name="P378">Novica</text:p>
          </table:table-cell>
        </table:table-row>
        <table:table-row table:style-name="TableRow379">
          <table:table-cell table:style-name="TableCell380">
            <text:p text:style-name="P381">Evropska opozorila glede zakona o tujcih nekaj negotovosti vnesla tudi v koalicijo</text:p>
          </table:table-cell>
          <table:table-cell table:style-name="TableCell382">
            <text:p text:style-name="P383">17. januar 2017</text:p>
          </table:table-cell>
          <table:table-cell table:style-name="TableCell384">
            <text:p text:style-name="Normal"><text:a xlink:href="https://www.rtvslo.si/slovenija/evropska-opozorila-glede-zakona-o-tujcih-nekaj-negotovosti-vnesla-tudi-v-koalicijo/412690" office:target-frame-name="_top" xlink:show="replace"><text:span text:style-name="T385">https://www.rtvslo.si/slovenija/evropska-opozorila-glede-zakona-o-tujcih-nekaj-negotovosti-vnesla-tudi-v-koalicijo/412690</text:span></text:a></text:p>
          </table:table-cell>
          <table:table-cell table:style-name="TableCell386">
            <text:p text:style-name="P387">Vsebina novele zakona o tujcih je po pritiskih iz domače in mednarodne javnosti še nejasna.</text:p>
          </table:table-cell>
          <table:table-cell table:style-name="TableCell388">
            <text:p text:style-name="P389">Novica</text:p>
          </table:table-cell>
        </table:table-row>
        <table:table-row table:style-name="TableRow390">
          <table:table-cell table:style-name="TableCell391">
            <text:p text:style-name="P392">Erjavec: V zakonu o tujcih je dovolj varovalk, da ne bi prihajalo do zlorabe</text:p>
          </table:table-cell>
          <table:table-cell table:style-name="TableCell393">
            <text:p text:style-name="P394">11. januar 2017</text:p>
          </table:table-cell>
          <table:table-cell table:style-name="TableCell395">
            <text:p text:style-name="Normal"><text:a xlink:href="https://www.rtvslo.si/slovenija/erjavec-v-zakonu-o-tujcih-je-dovolj-varovalk-da-ne-bi-prihajalo-do-zlorabe/412217" office:target-frame-name="_top" xlink:show="replace"><text:span text:style-name="T396">https://www.rtvslo.si/slovenija/erjavec-v-zakonu-o-tujcih-je-dovolj-varovalk-da-ne-bi-prihajalo-do-zlorabe/412217</text:span></text:a></text:p>
          </table:table-cell>
          <table:table-cell table:style-name="TableCell397">
            <text:p text:style-name="P398">Karl Erjavec meni, da je še prostor za izboljšanje novele zakona o tujcih, ki jo v DeSUS-u podpirajo.</text:p>
          </table:table-cell>
          <table:table-cell table:style-name="TableCell399">
            <text:p text:style-name="P400">Novica</text:p>
          </table:table-cell>
        </table:table-row>
        <table:table-row table:style-name="TableRow401">
          <table:table-cell table:style-name="TableCell402">
            <text:p text:style-name="P403">Tiha reforma varnostnega aparata</text:p>
          </table:table-cell>
          <table:table-cell table:style-name="TableCell404">
            <text:p text:style-name="P405">9. januar 2017</text:p>
          </table:table-cell>
          <table:table-cell table:style-name="TableCell406">
            <text:p text:style-name="P407">https://www.rtvslo.si/kolumne/tiha-reforma-varnostnega-aparata/412045</text:p>
          </table:table-cell>
          <table:table-cell table:style-name="TableCell408">
            <text:p text:style-name="P409">Pustite vsako upanje, vi, ki želite prositi za mednarodno zaščito!</text:p>
          </table:table-cell>
          <table:table-cell table:style-name="TableCell410">
            <text:p text:style-name="P411">Kolumna Studia City</text:p>
            <text:p text:style-name="P412">(Matija Stepišnik)</text:p>
          </table:table-cell>
        </table:table-row>
        <table:table-row table:style-name="TableRow413">
          <table:table-cell table:style-name="TableCell414">
            <text:p text:style-name="P415">Večja varnost znotraj slovenskih meja: električni paralizatorji, vodni topovi, bralniki registracij</text:p>
          </table:table-cell>
          <table:table-cell table:style-name="TableCell416">
            <text:p text:style-name="P417">9. januar 2017</text:p>
          </table:table-cell>
          <table:table-cell table:style-name="TableCell418">
            <text:p text:style-name="Normal"><text:a xlink:href="https://www.rtvslo.si/slovenija/vecja-varnost-znotraj-slovenskih-meja-elektricni-paralizatorji-vodni-topovi-bralniki-registracij/411821" office:target-frame-name="_top" xlink:show="replace"><text:span text:style-name="T419">https://www.rtvslo.si/slovenija/vecja-varnost-znotraj-slovenskih-meja-elektricni-paralizatorji-vodni-topovi-bralniki-registracij/411821</text:span></text:a></text:p>
          </table:table-cell>
          <table:table-cell table:style-name="TableCell420">
            <text:p text:style-name="P421">Slovenska vlada sprejema zakone, s katerimi želi povečati varnost države pred morebitnimi novimi tokovi prebežnikov.</text:p>
          </table:table-cell>
          <table:table-cell table:style-name="TableCell422">
            <text:p text:style-name="P423">Reportaža (Gregor Cerar)</text:p>
          </table:table-cell>
        </table:table-row>
        <table:table-row table:style-name="TableRow424">
          <table:table-cell table:style-name="TableCell425">
            <text:p text:style-name="P426">Vlada potrdila novelo o zaostrenih pogojih za prebežnike</text:p>
          </table:table-cell>
          <table:table-cell table:style-name="TableCell427">
            <text:p text:style-name="P428">5. januar 2017</text:p>
          </table:table-cell>
          <table:table-cell table:style-name="TableCell429">
            <text:p text:style-name="Normal"><text:a xlink:href="https://www.rtvslo.si/slovenija/vlada-potrdila-novelo-o-zaostrenih-pogojih-za-prebeznike/411679" office:target-frame-name="_top" xlink:show="replace"><text:span text:style-name="T430">https://www.rtvslo.si/slovenija/vlada-potrdila-novelo-o-zaostrenih-pogojih-za-prebeznike/411679</text:span></text:a></text:p>
          </table:table-cell>
          <table:table-cell table:style-name="TableCell431">
            <text:p text:style-name="P432">Vlada je na seji potrdila predlog novele zakona o tujcih, ki predvideva ukrepe ob morebitnih spremenjenih razmerah na področju migracij. Zdaj je na potezi državni zbor.</text:p>
          </table:table-cell>
          <table:table-cell table:style-name="TableCell433">
            <text:p text:style-name="P434">Novica</text:p>
          </table:table-cell>
        </table:table-row>
      </table:table>
      <text:p text:style-name="P435"/>
      <text:p text:style-name="P436"/>
      <text:h text:style-name="P437" text:outline-level="1">Vir: SIOL</text:h>
      <text:p text:style-name="P438">Rezultati iskanja po točnem imenu zakona:</text:p>
      <text:p text:style-name="P439">/</text:p>
      <text:p text:style-name="P440"/>
      <text:p text:style-name="P441">Prilagojeno iskanje: “zakon o tujcih”:</text:p>
      <text:list text:style-name="LFO3" text:continue-numbering="true">
        <text:list-item>
          <text:p text:style-name="P442">90 zadetkov, med<text:s/>13.12.2007<text:s/>in<text:s/>21.10.2019</text:p>
        </text:list-item>
        <text:list-item>
          <text:p text:style-name="P443">v dogovorjenem časovnem okviru:</text:p>
        </text:list-item>
      </text:list>
      <table:table table:style-name="Table444">
        <table:table-columns>
          <table:table-column table:style-name="TableColumn445"/>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ext:p text:style-name="P452">Naslov</text:p>
          </table:table-cell>
          <table:table-cell table:style-name="TableCell453">
            <text:p text:style-name="P454">Datum</text:p>
          </table:table-cell>
          <table:table-cell table:style-name="TableCell455">
            <text:p text:style-name="P456">URL</text:p>
          </table:table-cell>
          <table:table-cell table:style-name="TableCell457">
            <text:p text:style-name="P458">Vsebina</text:p>
          </table:table-cell>
          <table:table-cell table:style-name="TableCell459">
            <text:p text:style-name="P460">Tip</text:p>
          </table:table-cell>
        </table:table-row>
        <table:table-row table:style-name="TableRow461">
          <table:table-cell table:style-name="TableCell462">
            <text:p text:style-name="P463">Poslanci sprejeli sporno novelo zakona o tujcih</text:p>
          </table:table-cell>
          <table:table-cell table:style-name="TableCell464">
            <text:p text:style-name="P465">17. oktober 2017</text:p>
          </table:table-cell>
          <table:table-cell table:style-name="TableCell466">
            <text:p text:style-name="Normal"><text:a xlink:href="https://siol.net/novice/slovenija/poslanci-sprejeli-sporno-novole-zakona-o-tujcih-451503" office:target-frame-name="_top" xlink:show="replace"><text:span text:style-name="T467">https://siol.net/novice/slovenija/poslanci-sprejeli-sporno-novole-zakona-o-tujcih-451503</text:span></text:a></text:p>
          </table:table-cell>
          <table:table-cell table:style-name="TableCell468">
            <text:p text:style-name="P469">Državni zbor je sprejel novelo zakona o tujcih, ki med drugim uvaja enotno dovoljenje za prebivanje in delo zaradi opravljanja sezonskega dela.</text:p>
          </table:table-cell>
          <table:table-cell table:style-name="TableCell470">
            <text:p text:style-name="P471">Novica, povzeto po STA</text:p>
          </table:table-cell>
        </table:table-row>
      </table:table>
      <text:p text:style-name="P472"/>
      <text:p text:style-name="P473">Razširjeno obodbje iskanja:</text:p>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s>
        <table:table-row table:style-name="TableRow480">
          <table:table-cell table:style-name="TableCell481">
            <text:p text:style-name="P482">Naslov</text:p>
          </table:table-cell>
          <table:table-cell table:style-name="TableCell483">
            <text:p text:style-name="P484">Datum</text:p>
          </table:table-cell>
          <table:table-cell table:style-name="TableCell485">
            <text:p text:style-name="P486">URL</text:p>
          </table:table-cell>
          <table:table-cell table:style-name="TableCell487">
            <text:p text:style-name="P488">Vsebina</text:p>
          </table:table-cell>
          <table:table-cell table:style-name="TableCell489">
            <text:p text:style-name="P490">Tip</text:p>
          </table:table-cell>
        </table:table-row>
        <table:table-row table:style-name="TableRow491">
          <table:table-cell table:style-name="TableCell492">
            <text:p text:style-name="P493">Ustavno sodišče ni zadržalo zakona o tujcih</text:p>
          </table:table-cell>
          <table:table-cell table:style-name="TableCell494">
            <text:p text:style-name="P495">3. 6. 2017</text:p>
          </table:table-cell>
          <table:table-cell table:style-name="TableCell496">
            <text:p text:style-name="Normal"><text:a xlink:href="https://siol.net/novice/slovenija/ustavno-sodisce-ni-zadrzalo-zakona-o-tujcih-442579" office:target-frame-name="_top" xlink:show="replace"><text:span text:style-name="T497">https://siol.net/novice/slovenija/ustavno-sodisce-ni-zadrzalo-zakona-o-tujcih-442579</text:span></text:a></text:p>
          </table:table-cell>
          <table:table-cell table:style-name="TableCell498">
            <text:p text:style-name="P499">Ustavno sodišče je zavrnilo predlog varuhinje človekovih pravic Vlaste Nussdorfer za začasno zadržanje 10.b člena zakona o tujcih</text:p>
          </table:table-cell>
          <table:table-cell table:style-name="TableCell500">
            <text:p text:style-name="P501">Novica, povzeto po STA</text:p>
          </table:table-cell>
        </table:table-row>
        <table:table-row table:style-name="TableRow502">
          <table:table-cell table:style-name="TableCell503">
            <text:p text:style-name="P504">Varuhinja zahteva oceno ustavnosti novele zakona o tujcih</text:p>
          </table:table-cell>
          <table:table-cell table:style-name="TableCell505">
            <text:p text:style-name="P506">19. 4. 2017</text:p>
          </table:table-cell>
          <table:table-cell table:style-name="TableCell507">
            <text:p text:style-name="Normal"><text:a xlink:href="https://siol.net/novice/slovenija/varuhinja-zahteva-oceno-ustavnosti-novele-zakona-o-tujcih-439759" office:target-frame-name="_top" xlink:show="replace"><text:span text:style-name="T508">https://siol.net/novice/slovenija/varuhinja-zahteva-oceno-ustavnosti-novele-zakona-o-tujcih-439759</text:span></text:a></text:p>
          </table:table-cell>
          <table:table-cell table:style-name="TableCell509">
            <text:p text:style-name="P510">Varuhinja človekovih pravic Vlasta Nussdorfer je vložila zahtevo za ustavno presojo novele zakona o tujcih</text:p>
          </table:table-cell>
          <table:table-cell table:style-name="TableCell511">
            <text:p text:style-name="P512">Novica</text:p>
          </table:table-cell>
        </table:table-row>
        <table:table-row table:style-name="TableRow513">
          <table:table-cell table:style-name="TableCell514">
            <text:p text:style-name="P515">Gneča na desnici: Bog, begunci in kako se odmakniti od Janše</text:p>
          </table:table-cell>
          <table:table-cell table:style-name="TableCell516">
            <text:p text:style-name="P517">25. 3. 2017</text:p>
          </table:table-cell>
          <table:table-cell table:style-name="TableCell518">
            <text:p text:style-name="Normal"><text:a xlink:href="https://siol.net/novice/slovenija/gneca-na-desnici-bog-begunci-in-kako-se-odmakniti-od-janse-438160" office:target-frame-name="_top" xlink:show="replace"><text:span text:style-name="T519">https://siol.net/novice/slovenija/gneca-na-desnici-bog-begunci-in-kako-se-odmakniti-od-janse-438160</text:span></text:a></text:p>
          </table:table-cell>
          <table:table-cell table:style-name="TableCell520">
            <text:p text:style-name="P521">Slovenija je dobila novo politično stranko, ki jo bo vodil Aleš Primc</text:p>
          </table:table-cell>
          <table:table-cell table:style-name="TableCell522">
            <text:p text:style-name="P523">Analiza</text:p>
          </table:table-cell>
        </table:table-row>
        <table:table-row table:style-name="TableRow524">
          <table:table-cell table:style-name="TableCell525">
            <text:p text:style-name="P526">Bi vojsko morali služiti tako moški kot ženske?</text:p>
          </table:table-cell>
          <table:table-cell table:style-name="TableCell527">
            <text:p text:style-name="P528">20. 2. 2017</text:p>
          </table:table-cell>
          <table:table-cell table:style-name="TableCell529">
            <text:p text:style-name="Normal"><text:a xlink:href="https://siol.net/novice/slovenija/bi-morale-vse-slovenke-in-slovenci-obvezno-sluziti-vojaski-rok-435917" office:target-frame-name="_top" xlink:show="replace"><text:span text:style-name="T530">https://siol.net/novice/slovenija/bi-morale-vse-slovenke-in-slovenci-obvezno-sluziti-vojaski-rok-435917</text:span></text:a></text:p>
          </table:table-cell>
          <table:table-cell table:style-name="TableCell531">
            <text:p text:style-name="P532">Begunska kriza je opozorila, da sistem potrebuje možnost vpoklica večjega števila pripadnikov</text:p>
          </table:table-cell>
          <table:table-cell table:style-name="TableCell533">
            <text:p text:style-name="P534">Analiza</text:p>
          </table:table-cell>
        </table:table-row>
        <table:table-row table:style-name="TableRow535">
          <table:table-cell table:style-name="TableCell536">
            <text:p text:style-name="P537">Se Cerar raje kot k Brglezu obrača k Janši?</text:p>
          </table:table-cell>
          <table:table-cell table:style-name="TableCell538">
            <text:p text:style-name="P539">13. 2. 2017</text:p>
          </table:table-cell>
          <table:table-cell table:style-name="TableCell540">
            <text:p text:style-name="Normal"><text:a xlink:href="https://siol.net/novice/slovenija/se-cerar-raje-kot-k-brglezu-obraca-k-jansi-435306" office:target-frame-name="_top" xlink:show="replace"><text:span text:style-name="T541">https://siol.net/novice/slovenija/se-cerar-raje-kot-k-brglezu-obraca-k-jansi-435306</text:span></text:a></text:p>
          </table:table-cell>
          <table:table-cell table:style-name="TableCell542">
            <text:p text:style-name="P543">Ob glasovanju o noveli zakona o tujcih sta se razklali SMC in koalicija, povezali pa del SMC pod vodstvom Mira Cerarja ter opozicijski SDS in NSi</text:p>
          </table:table-cell>
          <table:table-cell table:style-name="TableCell544">
            <text:p text:style-name="P545">Analiza</text:p>
          </table:table-cell>
        </table:table-row>
        <table:table-row table:style-name="TableRow546">
          <table:table-cell table:style-name="TableCell547">
            <text:p text:style-name="P548">Pahor meni, da je zakon o tujcih v skladu z ustavo</text:p>
          </table:table-cell>
          <table:table-cell table:style-name="TableCell549">
            <text:p text:style-name="P550">6. 2. 2017</text:p>
          </table:table-cell>
          <table:table-cell table:style-name="TableCell551">
            <text:p text:style-name="Normal"><text:a xlink:href="https://siol.net/novice/slovenija/pahor-meni-da-je-zakon-o-tujcih-v-skladu-z-ustavo-435023" office:target-frame-name="_top" xlink:show="replace"><text:span text:style-name="T552">https://siol.net/novice/slovenija/pahor-meni-da-je-zakon-o-tujcih-v-skladu-z-ustavo-435023</text:span></text:a></text:p>
          </table:table-cell>
          <table:table-cell table:style-name="TableCell553">
            <text:p text:style-name="P554">Predsednik republike Borut Pahor za zdaj meni, da je zakon o tujcih v skladu z ustavo in mednarodnim pravom</text:p>
          </table:table-cell>
          <table:table-cell table:style-name="TableCell555">
            <text:p text:style-name="P556">Novica</text:p>
          </table:table-cell>
        </table:table-row>
        <table:table-row table:style-name="TableRow557">
          <table:table-cell table:style-name="TableCell558">
            <text:p text:style-name="P559">Novela zakona o tujcih premagala še eno oviro</text:p>
          </table:table-cell>
          <table:table-cell table:style-name="TableCell560">
            <text:p text:style-name="P561">1. 2. 2017</text:p>
          </table:table-cell>
          <table:table-cell table:style-name="TableCell562">
            <text:p text:style-name="Normal"><text:a xlink:href="https://siol.net/novice/slovenija/novela-zakona-o-tujcih-premagala-se-eno-oviro-434720" office:target-frame-name="_top" xlink:show="replace"><text:span text:style-name="T563">https://siol.net/novice/slovenija/novela-zakona-o-tujcih-premagala-se-eno-oviro-434720</text:span></text:a></text:p>
          </table:table-cell>
          <table:table-cell table:style-name="TableCell564">
            <text:p text:style-name="P565">Državni svet na današnji seji ni izglasoval odložilnega veta na novelo zakona o tujcih</text:p>
          </table:table-cell>
          <table:table-cell table:style-name="TableCell566">
            <text:p text:style-name="P567">Novica</text:p>
          </table:table-cell>
        </table:table-row>
        <table:table-row table:style-name="TableRow568">
          <table:table-cell table:style-name="TableCell569">
            <text:p text:style-name="P570">Lahko državni svetniki ustavijo koalicijo SMC + SDS + NSi?</text:p>
          </table:table-cell>
          <table:table-cell table:style-name="TableCell571">
            <text:p text:style-name="P572">28. 1. 2017</text:p>
          </table:table-cell>
          <table:table-cell table:style-name="TableCell573">
            <text:p text:style-name="Normal"><text:a xlink:href="https://siol.net/novice/slovenija/lahko-drzavni-svetniki-ustavijo-koalicijo-smc-sds-nsi-434426" office:target-frame-name="_top" xlink:show="replace"><text:span text:style-name="T574">https://siol.net/novice/slovenija/lahko-drzavni-svetniki-ustavijo-koalicijo-smc-sds-nsi-434426</text:span></text:a></text:p>
          </table:table-cell>
          <table:table-cell table:style-name="TableCell575">
            <text:p text:style-name="P576">Državni svet bi lahko na seji prihodnji teden odločal o vetu na novelo zakona o tujcih</text:p>
          </table:table-cell>
          <table:table-cell table:style-name="TableCell577">
            <text:p text:style-name="P578">Novica</text:p>
          </table:table-cell>
        </table:table-row>
        <table:table-row table:style-name="TableRow579">
          <table:table-cell table:style-name="TableCell580">
            <text:p text:style-name="P581">Državni zbor sprejel novelo zakona o tujcih</text:p>
          </table:table-cell>
          <table:table-cell table:style-name="TableCell582">
            <text:p text:style-name="P583">26. 1. 2017</text:p>
          </table:table-cell>
          <table:table-cell table:style-name="TableCell584">
            <text:p text:style-name="Normal"><text:a xlink:href="https://siol.net/novice/slovenija/poslanci-odlocajo-o-usodi-migrantov-434301" office:target-frame-name="_top" xlink:show="replace"><text:span text:style-name="T585">https://siol.net/novice/slovenija/poslanci-odlocajo-o-usodi-migrantov-434301</text:span></text:a></text:p>
          </table:table-cell>
          <table:table-cell table:style-name="TableCell586">
            <text:p text:style-name="P587">Poslanci in poslanke so nocoj s 47 glasovi za in 18 proti sprejeli novelo zakona o tujcih</text:p>
          </table:table-cell>
          <table:table-cell table:style-name="TableCell588">
            <text:p text:style-name="P589">Novica</text:p>
          </table:table-cell>
        </table:table-row>
        <table:table-row table:style-name="TableRow590">
          <table:table-cell table:style-name="TableCell591">
            <text:p text:style-name="P592">Koalicija usklajena o približevalnem dopolnilu MNZ k predlogu novele zakona o tujcih</text:p>
          </table:table-cell>
          <table:table-cell table:style-name="TableCell593">
            <text:p text:style-name="P594">23. 1. 2017</text:p>
          </table:table-cell>
          <table:table-cell table:style-name="TableCell595">
            <text:p text:style-name="Normal"><text:a xlink:href="https://siol.net/novice/slovenija/koalicija-usklajena-o-priblizevalnem-dopolnilu-mnz-k-predlogu-novele-zakona-o-tujcih-434113" office:target-frame-name="_top" xlink:show="replace"><text:span text:style-name="T596">https://siol.net/novice/slovenija/koalicija-usklajena-o-priblizevalnem-dopolnilu-mnz-k-predlogu-novele-zakona-o-tujcih-434113</text:span></text:a></text:p>
          </table:table-cell>
          <table:table-cell table:style-name="TableCell597">
            <text:p text:style-name="P598">Koalicija se je uskladila o približevalnem dopolnilu MNZ k predlogu novele zakona o tujcih</text:p>
          </table:table-cell>
          <table:table-cell table:style-name="TableCell599">
            <text:p text:style-name="P600">Novica, povzeto po STA</text:p>
          </table:table-cell>
        </table:table-row>
        <table:table-row table:style-name="TableRow601">
          <table:table-cell table:style-name="TableCell602">
            <text:p text:style-name="P603">egunci pred parlamentom: "Zelo sem žalosten. Del družine je v Siriji, sin v Turčiji, jaz sem v Sloveniji"</text:p>
          </table:table-cell>
          <table:table-cell table:style-name="TableCell604">
            <text:p text:style-name="P605">20. 1. 2017</text:p>
          </table:table-cell>
          <table:table-cell table:style-name="TableCell606">
            <text:p text:style-name="Normal"><text:a xlink:href="https://siol.net/novice/slovenija/begunci-pred-parlamentom-zelo-sem-zalosten-del-druzine-je-v-siriji-sin-v-turciji-jaz-sem-v-sloveniji-433942" office:target-frame-name="_top" xlink:show="replace"><text:span text:style-name="T607">https://siol.net/novice/slovenija/begunci-pred-parlamentom-zelo-sem-zalosten-del-druzine-je-v-siriji-sin-v-turciji-jaz-sem-v-sloveniji-433942</text:span></text:a></text:p>
          </table:table-cell>
          <table:table-cell table:style-name="TableCell608">
            <text:p text:style-name="P609">Pred državnim zborom je danes potekal protest proti predlagani noveli zakona o tujcih</text:p>
          </table:table-cell>
          <table:table-cell table:style-name="TableCell610">
            <text:p text:style-name="P611">Poročilo s protesta</text:p>
          </table:table-cell>
        </table:table-row>
        <table:table-row table:style-name="TableRow612">
          <table:table-cell table:style-name="TableCell613">
            <text:p text:style-name="P614">Mariborskega ravnatelja žalili in mu prerezali gume</text:p>
          </table:table-cell>
          <table:table-cell table:style-name="TableCell615">
            <text:p text:style-name="P616">17. 1. 2017</text:p>
          </table:table-cell>
          <table:table-cell table:style-name="TableCell617">
            <text:p text:style-name="Normal"><text:a xlink:href="https://siol.net/novice/slovenija/mariborski-ravnatelj-delezen-zaljivk-in-prerezanih-gum-433712" office:target-frame-name="_top" xlink:show="replace"><text:span text:style-name="T618">https://siol.net/novice/slovenija/mariborski-ravnatelj-delezen-zaljivk-in-prerezanih-gum-433712</text:span></text:a></text:p>
          </table:table-cell>
          <table:table-cell table:style-name="TableCell619">
            <text:p text:style-name="P620">Dogodke je prijavil policiji, domneva pa, da so povezani s tem, da so na šolo sprejeli štiri alžirske begunce</text:p>
          </table:table-cell>
          <table:table-cell table:style-name="TableCell621">
            <text:p text:style-name="P622">Novica</text:p>
          </table:table-cell>
        </table:table-row>
        <table:table-row table:style-name="TableRow623">
          <table:table-cell table:style-name="TableCell624">
            <text:p text:style-name="P625">Usoda zakona o tujcih nejasna, SDS za več pooblastil vladi</text:p>
          </table:table-cell>
          <table:table-cell table:style-name="TableCell626">
            <text:p text:style-name="P627">17. 1. 2017</text:p>
          </table:table-cell>
          <table:table-cell table:style-name="TableCell628">
            <text:p text:style-name="Normal"><text:a xlink:href="https://siol.net/novice/slovenija/usoda-zakona-o-tujcih-nejasna-433704" office:target-frame-name="_top" xlink:show="replace"><text:span text:style-name="T629">https://siol.net/novice/slovenija/usoda-zakona-o-tujcih-nejasna-433704</text:span></text:a></text:p>
          </table:table-cell>
          <table:table-cell table:style-name="TableCell630">
            <text:p text:style-name="P631">Vsebina novele zakona o tujcih je po pritiskih domače in mednarodne javnosti še nejasna</text:p>
          </table:table-cell>
          <table:table-cell table:style-name="TableCell632">
            <text:p text:style-name="P633">Novica</text:p>
          </table:table-cell>
        </table:table-row>
        <table:table-row table:style-name="TableRow634">
          <table:table-cell table:style-name="TableCell635">
            <text:p text:style-name="P636">Zakon o tujcih: Evropa, pravni strokovnjaki in nevladniki še naprej žugajo Cerarju</text:p>
          </table:table-cell>
          <table:table-cell table:style-name="TableCell637">
            <text:p text:style-name="P638">17. 1. 2017</text:p>
          </table:table-cell>
          <table:table-cell table:style-name="TableCell639">
            <text:p text:style-name="Normal"><text:a xlink:href="https://siol.net/novice/slovenija/zaradi-ravnanja-z-migranti-evropa-se-naprej-zuga-cerarjevi-vladi-433674" office:target-frame-name="_top" xlink:show="replace"><text:span text:style-name="T640">https://siol.net/novice/slovenija/zaradi-ravnanja-z-migranti-evropa-se-naprej-zuga-cerarjevi-vladi-433674</text:span></text:a></text:p>
          </table:table-cell>
          <table:table-cell table:style-name="TableCell641">
            <text:p text:style-name="P642">Komisar Sveta Evrope za človekove pravice Nils Muižnieks je v pismu predsedniku državnega zbora Milanu Brglezu poslance pozval, naj zavrnejo predlagano novelo zakona o tujcih</text:p>
          </table:table-cell>
          <table:table-cell table:style-name="TableCell643">
            <text:p text:style-name="P644">Novica</text:p>
          </table:table-cell>
        </table:table-row>
        <table:table-row table:style-name="TableRow645">
          <table:table-cell table:style-name="TableCell646">
            <text:p text:style-name="P647">Šef Sveta Evrope piše Cerarju: Zaskrbljen sem</text:p>
          </table:table-cell>
          <table:table-cell table:style-name="TableCell648">
            <text:p text:style-name="P649">11. 1. 2017</text:p>
          </table:table-cell>
          <table:table-cell table:style-name="TableCell650">
            <text:p text:style-name="Normal"><text:a xlink:href="https://siol.net/novice/slovenija/sef-sveta-evrope-pise-cerarju-zaskrbljen-sem-433288" office:target-frame-name="_top" xlink:show="replace"><text:span text:style-name="T651">https://siol.net/novice/slovenija/sef-sveta-evrope-pise-cerarju-zaskrbljen-sem-433288</text:span></text:a></text:p>
          </table:table-cell>
          <table:table-cell table:style-name="TableCell652">
            <text:p text:style-name="P653">Zaradi vašega predloga novele zakona o tujcih sem zaskrbljen, je v pismu premierju Miru Cerarju zapisal<text:s/><text:soft-page-break/>generalni sekretar Sveta Evrope Thorbjorn Jagland</text:p>
          </table:table-cell>
          <table:table-cell table:style-name="TableCell654">
            <text:p text:style-name="P655">Novica</text:p>
          </table:table-cell>
        </table:table-row>
        <table:table-row table:style-name="TableRow656">
          <table:table-cell table:style-name="TableCell657">
            <text:p text:style-name="P658">Kaj prinaša zakon o tujcih, ki ga je sprejela vlada?</text:p>
          </table:table-cell>
          <table:table-cell table:style-name="TableCell659">
            <text:p text:style-name="P660">5. 1. 2017</text:p>
          </table:table-cell>
          <table:table-cell table:style-name="TableCell661">
            <text:p text:style-name="P662">https://siol.net/novice/slovenija/koalicija-podpira-novelo-zakona-o-tujcih-432931</text:p>
          </table:table-cell>
          <table:table-cell table:style-name="TableCell663">
            <text:p text:style-name="P664">Vlada je na današnji seji potrdila predlog novele zakona o tujcih in ga poslala v državni zbor.</text:p>
          </table:table-cell>
          <table:table-cell table:style-name="TableCell665">
            <text:p text:style-name="P666">Novica</text:p>
          </table:table-cell>
        </table:table-row>
      </table:table>
      <text:p text:style-name="P667"/>
      <text:p text:style-name="P668"/>
      <text:p text:style-name="P669"/>
      <text:h text:style-name="P670" text:outline-level="1">Vir: 24ur</text:h>
      <text:p text:style-name="P671">Rezultati iskanja po točnem imenu zakona:</text:p>
      <text:p text:style-name="P672">/</text:p>
      <text:p text:style-name="P673"/>
      <text:p text:style-name="P674">Prilagojeno iskanje: “zakon o tujcih”:</text:p>
      <text:list text:style-name="LFO3" text:continue-numbering="true">
        <text:list-item>
          <text:p text:style-name="P675">143<text:s/>zadetkov, med<text:s/>9.4.1998<text:s/>in 14.10.2019</text:p>
        </text:list-item>
        <text:list-item>
          <text:p text:style-name="P676">v dogovorjenem časovnem okviru:</text:p>
        </text:list-item>
      </text:list>
      <text:p text:style-name="P677">/</text:p>
      <text:p text:style-name="P678"/>
      <text:p text:style-name="P679">Razširjeno obodbje iskanja:</text:p>
      <table:table table:style-name="Table680">
        <table:table-columns>
          <table:table-column table:style-name="TableColumn681"/>
          <table:table-column table:style-name="TableColumn682"/>
          <table:table-column table:style-name="TableColumn683"/>
          <table:table-column table:style-name="TableColumn684"/>
          <table:table-column table:style-name="TableColumn685"/>
        </table:table-columns>
        <table:table-row table:style-name="TableRow686">
          <table:table-cell table:style-name="TableCell687">
            <text:p text:style-name="P688">Naslov</text:p>
          </table:table-cell>
          <table:table-cell table:style-name="TableCell689">
            <text:p text:style-name="P690">Datum</text:p>
          </table:table-cell>
          <table:table-cell table:style-name="TableCell691">
            <text:p text:style-name="P692">URL</text:p>
          </table:table-cell>
          <table:table-cell table:style-name="TableCell693">
            <text:p text:style-name="P694">Vsebina</text:p>
          </table:table-cell>
          <table:table-cell table:style-name="TableCell695">
            <text:p text:style-name="P696">Tip</text:p>
          </table:table-cell>
        </table:table-row>
        <table:table-row table:style-name="TableRow697">
          <table:table-cell table:style-name="TableCell698">
            <text:p text:style-name="P699">Cerar: Očitno gre tukaj za nov politikantski manever gospoda Janše</text:p>
          </table:table-cell>
          <table:table-cell table:style-name="TableCell700">
            <text:p text:style-name="P701">15.11.2017</text:p>
            <text:p text:style-name="P702"/>
          </table:table-cell>
          <table:table-cell table:style-name="TableCell703">
            <text:p text:style-name="P704">https://www.24ur.com/novice/slovenija/sds-zaradi-krsitve-ustave-in-zakonov-z-ustavno-obtozbo-zoper-cerarja.html</text:p>
          </table:table-cell>
          <table:table-cell table:style-name="TableCell705">
            <text:p text:style-name="P706">Stranka SDS je zoper premierja Mira Cerarja vložila ustavno obtožbo, in sicer zaradi kršitve Ustave RS in zakonov. Menijo, da je premier ravnal nezakonito, ko se je, potem ko so svoje povedale že vse pristojne institucije, zavzel za ustavitev deportacije Ahmada Šamija.</text:p>
          </table:table-cell>
          <table:table-cell table:style-name="TableCell707">
            <text:p text:style-name="P708">Novica</text:p>
          </table:table-cell>
        </table:table-row>
        <table:table-row table:style-name="TableRow709">
          <table:table-cell table:style-name="TableCell710">
            <text:p text:style-name="P711">Zakon o tujcih gre v ustavno presojo</text:p>
          </table:table-cell>
          <table:table-cell table:style-name="TableCell712">
            <text:p text:style-name="P713">19.04.2017</text:p>
          </table:table-cell>
          <table:table-cell table:style-name="TableCell714">
            <text:p text:style-name="Normal"><text:a xlink:href="https://www.24ur.com/novice/slovenija/zakon-o-tujcih-gre-v-ustavno-presojo.html" office:target-frame-name="_top" xlink:show="replace"><text:span text:style-name="T715">https://www.24ur.com/novice/slovenija/zakon-o-tujcih-gre-v-ustavno-presojo.html</text:span></text:a></text:p>
          </table:table-cell>
          <table:table-cell table:style-name="TableCell716">
            <text:p text:style-name="P717">Varuhinja človekovih pravic je vložila zahtevo za oceno ustavnosti 10.b člena zakona o tujcih, ki po njenem krši prepoved diskriminacije in načelo enakega varstva pravic.</text:p>
          </table:table-cell>
          <table:table-cell table:style-name="TableCell718">
            <text:p text:style-name="P719">Novica po STA</text:p>
          </table:table-cell>
        </table:table-row>
        <table:table-row table:style-name="TableRow720">
          <table:table-cell table:style-name="TableCell721">
            <text:p text:style-name="P722">Po novem imamo poseben urad, ki bo skrbel za nastanitev, oskrbo in vključevanje migrantov</text:p>
          </table:table-cell>
          <table:table-cell table:style-name="TableCell723">
            <text:p text:style-name="P724">02.03.2017</text:p>
            <text:p text:style-name="P725"/>
          </table:table-cell>
          <table:table-cell table:style-name="TableCell726">
            <text:p text:style-name="Normal"><text:a xlink:href="https://www.24ur.com/novice/slovenija/po-novem-imamo-poseben-urad-ki-bo-skrbel-za-nastanitev-oskrbo-in-vkljucevanje-migrantov.html" office:target-frame-name="_top" xlink:show="replace"><text:span text:style-name="T727">https://www.24ur.com/novice/slovenija/po-novem-imamo-poseben-urad-ki-bo-skrbel-za-nastanitev-oskrbo-in-vkljucevanje-migrantov.html</text:span></text:a></text:p>
          </table:table-cell>
          <table:table-cell table:style-name="TableCell728">
            <text:p text:style-name="P729">Slovenija bo po odloku vlade dobila Urad za oskrbo migrantov in integracijo.</text:p>
          </table:table-cell>
          <table:table-cell table:style-name="TableCell730">
            <text:p text:style-name="P731">Novica</text:p>
          </table:table-cell>
        </table:table-row>
        <table:table-row table:style-name="TableRow732">
          <table:table-cell table:style-name="TableCell733">
            <text:p text:style-name="P734">Cerar in Brglez očitno zakopala bojno sekiro: premier ne bo vztrajal pri Brglezovem odstopu</text:p>
          </table:table-cell>
          <table:table-cell table:style-name="TableCell735">
            <text:p text:style-name="P736">13.02.2017</text:p>
          </table:table-cell>
          <table:table-cell table:style-name="TableCell737">
            <text:p text:style-name="Normal"><text:a xlink:href="https://www.24ur.com/novice/slovenija/cerar-in-brglez-ocitno-zakopala-bojno-sekiro-premier-ne-bo-vztrajal-pri-brglezovem-odstopu.html" office:target-frame-name="_top" xlink:show="replace"><text:span text:style-name="T738">https://www.24ur.com/novice/slovenija/cerar-in-brglez-ocitno-zakopala-bojno-sekiro-premier-ne-bo-vztrajal-pri-brglezovem-odstopu.html</text:span></text:a></text:p>
          </table:table-cell>
          <table:table-cell table:style-name="TableCell739">
            <text:p text:style-name="P740">Spor med premierjem in predsednikom SMC Mirom Cerarjem ter podpredsednikom Milanom Brglezom je očitno končan</text:p>
          </table:table-cell>
          <table:table-cell table:style-name="TableCell741">
            <text:p text:style-name="P742">Novica</text:p>
          </table:table-cell>
        </table:table-row>
        <table:table-row table:style-name="TableRow743">
          <table:table-cell table:style-name="TableCell744">
            <text:p text:style-name="P745">Pahor se zavzema za odstranitev žice na meji: V tem trenutku ne opravlja nobene vloge</text:p>
          </table:table-cell>
          <table:table-cell table:style-name="TableCell746">
            <text:p text:style-name="P747">06.02.2017</text:p>
            <text:p text:style-name="P748"/>
          </table:table-cell>
          <table:table-cell table:style-name="TableCell749">
            <text:p text:style-name="Normal"><text:a xlink:href="https://www.24ur.com/novice/slovenija/pahor-se-zavzema-za-odstranitev-zice-na-meji-v-tem-trenutku-ne-opravlja-nobene-vloge.html" office:target-frame-name="_top" xlink:show="replace"><text:span text:style-name="T750">https://www.24ur.com/novice/slovenija/pahor-se-zavzema-za-odstranitev-zice-na-meji-v-tem-trenutku-ne-opravlja-nobene-vloge.html</text:span></text:a></text:p>
          </table:table-cell>
          <table:table-cell table:style-name="TableCell751">
            <text:p text:style-name="P752">Predsednik države Borut Pahor je podpisal ukaz o razglasitvi spornega zakon o tujcih. Za zdaj verjame, da je zakon v skladu z ustavo in mednarodnimi konvencijami.</text:p>
          </table:table-cell>
          <table:table-cell table:style-name="TableCell753">
            <text:p text:style-name="P754">Novica</text:p>
          </table:table-cell>
        </table:table-row>
        <table:table-row table:style-name="TableRow755">
          <table:table-cell table:style-name="TableCell756">
            <text:p text:style-name="P757">Zakon o tujcih tudi uradno začel veljati, a uporabil se bo šele ob izrednih razmerah</text:p>
          </table:table-cell>
          <table:table-cell table:style-name="TableCell758">
            <text:p text:style-name="P759">04.02.2017</text:p>
            <text:p text:style-name="P760"/>
          </table:table-cell>
          <table:table-cell table:style-name="TableCell761">
            <text:p text:style-name="Normal"><text:a xlink:href="https://www.24ur.com/novice/slovenija/zakon-o-tujcih-tudi-uradno-zacel-veljati-a-uporabil-se-bo-sele-ob-izrednih-razmerah.html" office:target-frame-name="_top" xlink:show="replace"><text:span text:style-name="T762">https://www.24ur.com/novice/slovenija/zakon-o-tujcih-tudi-uradno-zacel-veljati-a-uporabil-</text:span><text:soft-page-break/><text:span text:style-name="T763">se-bo-sele-ob-izrednih-razmerah.html</text:span></text:a></text:p>
          </table:table-cell>
          <table:table-cell table:style-name="TableCell764">
            <text:p text:style-name="P765">Po objavi v petkovem uradnem listu z današnjim dnem začenja veljati novela zakona o tujcih.</text:p>
          </table:table-cell>
          <table:table-cell table:style-name="TableCell766">
            <text:p text:style-name="P767">Novica po STA</text:p>
          </table:table-cell>
        </table:table-row>
        <table:table-row table:style-name="TableRow768">
          <table:table-cell table:style-name="TableCell769">
            <text:p text:style-name="P770">Brglez: Izjave so pretirane, s Cerarjem se bova pogovorila</text:p>
          </table:table-cell>
          <table:table-cell table:style-name="TableCell771">
            <text:p text:style-name="P772">03.02.2017</text:p>
            <text:p text:style-name="P773"/>
          </table:table-cell>
          <table:table-cell table:style-name="TableCell774">
            <text:p text:style-name="Normal"><text:a xlink:href="https://www.24ur.com/novice/slovenija/cerar-podpredsednika-smc-brgleza-pozval-k-odstopu-s-te-funkcije.html" office:target-frame-name="_top" xlink:show="replace"><text:span text:style-name="T775">https://www.24ur.com/novice/slovenija/cerar-podpredsednika-smc-brgleza-pozval-k-odstopu-s-te-funkcije.html</text:span></text:a></text:p>
          </table:table-cell>
          <table:table-cell table:style-name="TableCell776">
            <text:p text:style-name="P777">Po razprtiji zaradi novele zakona o tujcih je Cerar Brgleza pozval k odstopu s strankarske funkcije.</text:p>
          </table:table-cell>
          <table:table-cell table:style-name="TableCell778">
            <text:p text:style-name="P779">Novica</text:p>
          </table:table-cell>
        </table:table-row>
        <table:table-row table:style-name="TableRow780">
          <table:table-cell table:style-name="TableCell781">
            <text:p text:style-name="P782">Državni svet ni izglasoval veta na novelo zakona o tujcih</text:p>
          </table:table-cell>
          <table:table-cell table:style-name="TableCell783">
            <text:p text:style-name="P784">01.02.2017</text:p>
            <text:p text:style-name="P785"/>
          </table:table-cell>
          <table:table-cell table:style-name="TableCell786">
            <text:p text:style-name="Normal"><text:a xlink:href="https://www.24ur.com/novice/slovenija/drzavni-svet-ni-izglasoval-veta-na-novelo-zakona-o-tujcih.html" office:target-frame-name="_top" xlink:show="replace"><text:span text:style-name="T787">https://www.24ur.com/novice/slovenija/drzavni-svet-ni-izglasoval-veta-na-novelo-zakona-o-tujcih.html</text:span></text:a></text:p>
          </table:table-cell>
          <table:table-cell table:style-name="TableCell788">
            <text:p text:style-name="P789">Državni svetniki niso izglasovali veta na novelo zakona o tujcih. Tako poslancem o noveli ne bo treba znova odločati.</text:p>
          </table:table-cell>
          <table:table-cell table:style-name="TableCell790">
            <text:p text:style-name="P791">Novica</text:p>
          </table:table-cell>
        </table:table-row>
        <table:table-row table:style-name="TableRow792">
          <table:table-cell table:style-name="TableCell793">
            <text:p text:style-name="P794">Svetniki v sredo o odložilnem vetu na zakon o tujcih</text:p>
          </table:table-cell>
          <table:table-cell table:style-name="TableCell795">
            <text:p text:style-name="P796">30.01.2017</text:p>
          </table:table-cell>
          <table:table-cell table:style-name="TableCell797">
            <text:p text:style-name="Normal"><text:a xlink:href="https://www.24ur.com/novice/slovenija/svetnik-khalil-vlozil-zahtevo-za-razpravo-o-vetu-na-zakon-o-tujcih.html" office:target-frame-name="_top" xlink:show="replace"><text:span text:style-name="T798">https://www.24ur.com/novice/slovenija/svetnik-khalil-vlozil-zahtevo-za-razpravo-o-vetu-na-zakon-o-tujcih.html</text:span></text:a></text:p>
          </table:table-cell>
          <table:table-cell table:style-name="TableCell799">
            <text:p text:style-name="P800">Državni svetnik Samer Khalil je zbral dovolj podpisov za sklic seje državnega sveta, na kateri bodo odločali o odložilnem vetu na sprejeto novelo zakona o tujcih.</text:p>
          </table:table-cell>
          <table:table-cell table:style-name="TableCell801">
            <text:p text:style-name="P802">Novica</text:p>
          </table:table-cell>
        </table:table-row>
        <table:table-row table:style-name="TableRow803">
          <table:table-cell table:style-name="TableCell804">
            <text:p text:style-name="P805">Državni svetniki kmalu o vetu na novelo zakona o tujcih</text:p>
          </table:table-cell>
          <table:table-cell table:style-name="TableCell806">
            <text:p text:style-name="P807">28.01.2017</text:p>
          </table:table-cell>
          <table:table-cell table:style-name="TableCell808">
            <text:p text:style-name="Normal"><text:a xlink:href="https://www.24ur.com/novice/slovenija/drzavni-svetniki-kmalu-o-vetu-na-novelo-zakona-o-tujcih.html" office:target-frame-name="_top" xlink:show="replace"><text:span text:style-name="T809">https://www.24ur.com/novice/slovenija/drzavni-svetniki-kmalu-o-vetu-na-novelo-zakona-o-tujcih.html</text:span></text:a></text:p>
          </table:table-cell>
          <table:table-cell table:style-name="TableCell810">
            <text:p text:style-name="P811">Državni svet bo predvidoma v sredo odločal o odložilnem vetu na v četrtek sprejeto novelo zakona o tujcih, s katero se v primeru zaostrenih migracijskih razmer omogoča omejitev vstopa tujcev v državo.</text:p>
          </table:table-cell>
          <table:table-cell table:style-name="TableCell812">
            <text:p text:style-name="P813">Novica</text:p>
          </table:table-cell>
        </table:table-row>
        <table:table-row table:style-name="TableRow814">
          <table:table-cell table:style-name="TableCell815">
            <text:p text:style-name="P816">Cerar in Györkös Žnidar zadovoljna s sprejetjem zakona o tujcih, a napoveduje se možnost ustavne presoje</text:p>
          </table:table-cell>
          <table:table-cell table:style-name="TableCell817">
            <text:p text:style-name="P818">27.01.2017</text:p>
          </table:table-cell>
          <table:table-cell table:style-name="TableCell819">
            <text:p text:style-name="Normal"><text:a xlink:href="https://www.24ur.com/novice/slovenija/komisar-se-za-clovekove-pravice-novela-zakona-o-tujcih-nima-ustreznih-varovalk.html" office:target-frame-name="_top" xlink:show="replace"><text:span text:style-name="T820">https://www.24ur.com/novice/slovenija/komisar-se-za-clovekove-pravice-novela-zakona-o-tujcih-nima-ustreznih-varovalk.html</text:span></text:a></text:p>
          </table:table-cell>
          <table:table-cell table:style-name="TableCell821">
            <text:p text:style-name="P822">Novela zakona o tujcih še naprej buri duhove. Omenja se možnost ustavne presoje, izključen ni niti veto DS.</text:p>
          </table:table-cell>
          <table:table-cell table:style-name="TableCell823">
            <text:p text:style-name="P824">Novica po STA</text:p>
          </table:table-cell>
        </table:table-row>
        <table:table-row table:style-name="TableRow825">
          <table:table-cell table:style-name="TableCell826">
            <text:p text:style-name="P827">Poslanci potrdili novelo zakona o tujcih, nasprotniki vztrajajo, da uzakonja kršitev človekovih pravic</text:p>
          </table:table-cell>
          <table:table-cell table:style-name="TableCell828">
            <text:p text:style-name="P829">26.01.2017</text:p>
          </table:table-cell>
          <table:table-cell table:style-name="TableCell830">
            <text:p text:style-name="Normal"><text:a xlink:href="https://www.24ur.com/novice/slovenija/novela-zakona-o-tujcih-v-presojo-poslancem.html" office:target-frame-name="_top" xlink:show="replace"><text:span text:style-name="T831">https://www.24ur.com/novice/slovenija/novela-zakona-o-tujcih-v-presojo-poslancem.html</text:span></text:a></text:p>
          </table:table-cell>
          <table:table-cell table:style-name="TableCell832">
            <text:p text:style-name="P833">Poslanci so sprejeli novelo zakona o tujcih, ki med drugim uzakonja možnost aktivacije posebnega ukrepa za omejitev vstopa tujcev v državo.</text:p>
          </table:table-cell>
          <table:table-cell table:style-name="TableCell834">
            <text:p text:style-name="P835">Novica</text:p>
          </table:table-cell>
        </table:table-row>
        <table:table-row table:style-name="TableRow836">
          <table:table-cell table:style-name="TableCell837">
            <text:p text:style-name="P838">Parlamentarni odbor po večurni burni razpravi vendarle podprl novelo zakona o tujcih</text:p>
          </table:table-cell>
          <table:table-cell table:style-name="TableCell839">
            <text:p text:style-name="P840">25.01.2017</text:p>
          </table:table-cell>
          <table:table-cell table:style-name="TableCell841">
            <text:p text:style-name="Normal"><text:a xlink:href="https://www.24ur.com/novice/slovenija/parlamentarni-odbor-po-vecurni-burni-razpravi-vendarle-podprl-novelo-zakona-o-tujcih.html" office:target-frame-name="_top" xlink:show="replace"><text:span text:style-name="T842">https://www.24ur.com/novice/slovenija/parlamentarni-odbor-po-vecurni-burni-razpravi-vendarle-podprl-novelo-zakona-o-tujcih.html</text:span></text:a></text:p>
          </table:table-cell>
          <table:table-cell table:style-name="TableCell843">
            <text:p text:style-name="P844">Razprava je večinoma tekla okoli tega, kdo bi v primeru okrepitve migrantskega vala ali drugih dogodkov sprožil poseben ukrep obravnave migrantov, ki ga predvideva novela.</text:p>
          </table:table-cell>
          <table:table-cell table:style-name="TableCell845">
            <text:p text:style-name="P846">Novica</text:p>
          </table:table-cell>
        </table:table-row>
        <table:table-row table:style-name="TableRow847">
          <table:table-cell table:style-name="TableCell848">
            <text:p text:style-name="P849">Humanitarna pomoč beguncem ni dovolj, potrebne so sistemske rešitve, opozarja društvo Adra Slovenija</text:p>
          </table:table-cell>
          <table:table-cell table:style-name="TableCell850">
            <text:p text:style-name="P851">23.01.2017</text:p>
          </table:table-cell>
          <table:table-cell table:style-name="TableCell852">
            <text:p text:style-name="Normal"><text:a xlink:href="https://www.24ur.com/novice/slovenija/humanitarna-pomoc-beguncem-ni-dovolj-potrebne-so-sistemske-resitve-opozarja-drustvo-adra-slovenija.html" office:target-frame-name="_top" xlink:show="replace"><text:span text:style-name="T853">https://www.24ur.com/novice/slovenija/humanitarna-pomoc-beguncem-ni-dovolj-potrebne-so-sistemske-resitve-opozarja-drustvo-adra-slovenija.html</text:span></text:a></text:p>
          </table:table-cell>
          <table:table-cell table:style-name="TableCell854">
            <text:p text:style-name="P855">Podporniki humanitarne akcije društva Adra Slovenija, v okviru katere zbirajo sredstva za begunce v Grčiji, so v ljubljanski mestni hiši poudarili pomen političnih odločevalcev, ki morajo najti sistemske rešitve.</text:p>
          </table:table-cell>
          <table:table-cell table:style-name="TableCell856">
            <text:p text:style-name="P857">Novica</text:p>
          </table:table-cell>
        </table:table-row>
        <table:table-row table:style-name="TableRow858">
          <table:table-cell table:style-name="TableCell859">
            <text:p text:style-name="P860">Györkös Žnidarjeva: Slovenija je sposobna sama pisati svoje zakone, ne potrebujemo pomoči od zunaj</text:p>
          </table:table-cell>
          <table:table-cell table:style-name="TableCell861">
            <text:p text:style-name="P862">21.01.2017</text:p>
          </table:table-cell>
          <table:table-cell table:style-name="TableCell863">
            <text:p text:style-name="Normal"><text:a xlink:href="https://www.24ur.com/novice/slovenija/gyorkos-znidarjeva-slovenija-je-sposobna-sama-pisati-svoje-zakone-ne-potrebujemo-pomoci-od-zunaj.html" office:target-frame-name="_top" xlink:show="replace"><text:span text:style-name="T864">https://www.24ur.com/novice/slovenija/gyorkos-znidarjeva-slovenija-je-sposobna-sama-pisati-svoje-zakone-ne-potrebujemo-pomoci-od-zunaj.html</text:span></text:a></text:p>
          </table:table-cell>
          <table:table-cell table:style-name="TableCell865">
            <text:p text:style-name="P866">Notranja ministrica Vesna Györkös Žnidar zavrača poziv komisarja Sveta Evrope za človekove pravice državnemu zboru, naj zavrne novelo zakona o tujcih.</text:p>
          </table:table-cell>
          <table:table-cell table:style-name="TableCell867">
            <text:p text:style-name="P868">Novica</text:p>
          </table:table-cell>
        </table:table-row>
        <table:table-row table:style-name="TableRow869">
          <table:table-cell table:style-name="TableCell870">
            <text:p text:style-name="P871">Predlagana novela zakona o tujcih razburja pravnike in civilno družbo</text:p>
          </table:table-cell>
          <table:table-cell table:style-name="TableCell872">
            <text:p text:style-name="P873">20.01.2017</text:p>
            <text:p text:style-name="P874"/>
          </table:table-cell>
          <table:table-cell table:style-name="TableCell875">
            <text:p text:style-name="Normal"><text:a xlink:href="https://www.24ur.com/novice/slovenija/predlagana-novela-zakona-o-tujcih-razburja-pravnike-in-civilno-druzbo.html" office:target-frame-name="_top" xlink:show="replace"><text:span text:style-name="T876">https://www.24ur.com/novice/slovenija/predlagana-novela-</text:span><text:soft-page-break/><text:span text:style-name="T877">zakona-o-tujcih-razburja-pravnike-in-civilno-druzbo.html</text:span></text:a></text:p>
          </table:table-cell>
          <table:table-cell table:style-name="TableCell878">
            <text:p text:style-name="P879">Na okrogli mizi na pravni fakulteti so tehtali (ne)skladnost predlagane<text:s/><text:soft-page-break/>novele zakona o tujcih s členi iz slovenske ustave in določbami mednarodnega prava.</text:p>
          </table:table-cell>
          <table:table-cell table:style-name="TableCell880">
            <text:p text:style-name="P881">Novica</text:p>
          </table:table-cell>
        </table:table-row>
        <table:table-row table:style-name="TableRow882">
          <table:table-cell table:style-name="TableCell883">
            <text:p text:style-name="P884">Ne samo mednarodni spor, zakon o tujcih razdvaja tudi največjo vladno stranko doma</text:p>
          </table:table-cell>
          <table:table-cell table:style-name="TableCell885">
            <text:p text:style-name="P886">19.01.2017</text:p>
          </table:table-cell>
          <table:table-cell table:style-name="TableCell887">
            <text:p text:style-name="Normal"><text:a xlink:href="https://www.24ur.com/novice/slovenija/ne-samo-mednarodni-spor-zakon-o-tujcih-razdvaja-tudi-najvecjo-vladno-stranko-doma.html" office:target-frame-name="_top" xlink:show="replace"><text:span text:style-name="T888">https://www.24ur.com/novice/slovenija/ne-samo-mednarodni-spor-zakon-o-tujcih-razdvaja-tudi-najvecjo-vladno-stranko-doma.html</text:span></text:a></text:p>
          </table:table-cell>
          <table:table-cell table:style-name="TableCell889">
            <text:p text:style-name="P890">V SMC zaradi zakona o tujcih padajo težke besede. Če premier in notranja ministrica vztrajata, da predlog pije vodo, šef parlamenta vrača žogico: vse mora biti zakonito.</text:p>
          </table:table-cell>
          <table:table-cell table:style-name="TableCell891">
            <text:p text:style-name="P892">Novica</text:p>
          </table:table-cell>
        </table:table-row>
        <table:table-row table:style-name="TableRow893">
          <table:table-cell table:style-name="TableCell894">
            <text:p text:style-name="P895">Vsebina novele zakona o tujcih nejasna: osnutek bojda posega v človekove pravice, Slovenija bi bila v konfliktu</text:p>
          </table:table-cell>
          <table:table-cell table:style-name="TableCell896">
            <text:p text:style-name="P897">17.01.2017</text:p>
          </table:table-cell>
          <table:table-cell table:style-name="TableCell898">
            <text:p text:style-name="Normal"><text:a xlink:href="https://www.24ur.com/novice/slovenija/vsebina-novele-zakona-o-tujcih-nejasna-osnutek-bojda-posega-v-clovekove-pravice-slovenija-bi-bila-v-konfliktu.html" office:target-frame-name="_top" xlink:show="replace"><text:span text:style-name="T899">https://www.24ur.com/novice/slovenija/vsebina-novele-zakona-o-tujcih-nejasna-osnutek-bojda-posega-v-clovekove-pravice-slovenija-bi-bila-v-konfliktu.html</text:span></text:a></text:p>
          </table:table-cell>
          <table:table-cell table:style-name="TableCell900">
            <text:p text:style-name="P901">Vsebina novele zakona o tujcih je po pritiskih iz domače in mednarodne javnosti še nejasna.</text:p>
          </table:table-cell>
          <table:table-cell table:style-name="TableCell902">
            <text:p text:style-name="P903">Novica</text:p>
          </table:table-cell>
        </table:table-row>
        <table:table-row table:style-name="TableRow904">
          <table:table-cell table:style-name="TableCell905">
            <text:p text:style-name="P906">Cerar odgovoril na očitke Juglanda, sodišče medtem dopustilo referendum o migrantskem centru v Beli Krajini</text:p>
          </table:table-cell>
          <table:table-cell table:style-name="TableCell907">
            <text:p text:style-name="P908">16.01.2017</text:p>
          </table:table-cell>
          <table:table-cell table:style-name="TableCell909">
            <text:p text:style-name="Normal"><text:a xlink:href="https://www.24ur.com/novice/slovenija/cerar-odgovoril-na-evropske-ocitke-begunci-v-sloveniji-ne-bodo-zmrzovali.html" office:target-frame-name="_top" xlink:show="replace"><text:span text:style-name="T910">https://www.24ur.com/novice/slovenija/cerar-odgovoril-na-evropske-ocitke-begunci-v-sloveniji-ne-bodo-zmrzovali.html</text:span></text:a></text:p>
          </table:table-cell>
          <table:table-cell table:style-name="TableCell911">
            <text:p text:style-name="P912">Premier Miro Cerar se je odzval na pismo generalnega sekretarja Sveta Evrope Thorbjorna Jaglanda. V pismu ga je spomnil, da je država leta 2015 begunski val obvladala humano ter vsem zagotovila varnost.</text:p>
          </table:table-cell>
          <table:table-cell table:style-name="TableCell913">
            <text:p text:style-name="P914">Novica</text:p>
          </table:table-cell>
        </table:table-row>
        <table:table-row table:style-name="TableRow915">
          <table:table-cell table:style-name="TableCell916">
            <text:p text:style-name="P917">Svet Evrope zaskrbljen zaradi predloga zakona o tujcih, Cerar: Slovenija spoštuje človekove pravice</text:p>
          </table:table-cell>
          <table:table-cell table:style-name="TableCell918">
            <text:p text:style-name="P919">11.01.2017</text:p>
          </table:table-cell>
          <table:table-cell table:style-name="TableCell920">
            <text:p text:style-name="Normal"><text:a xlink:href="https://www.24ur.com/novice/slovenija/svet-evrope-zaskrbljen-zaradi-novele-zakona-o-tujcih.html" office:target-frame-name="_top" xlink:show="replace"><text:span text:style-name="T921">https://www.24ur.com/novice/slovenija/svet-evrope-zaskrbljen-zaradi-novele-zakona-o-tujcih.html</text:span></text:a></text:p>
          </table:table-cell>
          <table:table-cell table:style-name="TableCell922">
            <text:p text:style-name="P923">Predlog novele zakona o tujcih dviga veliko prahu tudi pri Svetu Evrope.</text:p>
          </table:table-cell>
          <table:table-cell table:style-name="TableCell924">
            <text:p text:style-name="P925">Novica</text:p>
          </table:table-cell>
        </table:table-row>
        <table:table-row table:style-name="TableRow926">
          <table:table-cell table:style-name="TableCell927">
            <text:p text:style-name="P928">Varuh človekovih pravic: Če bodo kršene pravice beguncev, bomo ukrepali</text:p>
          </table:table-cell>
          <table:table-cell table:style-name="TableCell929">
            <text:p text:style-name="P930">05.01.2017</text:p>
          </table:table-cell>
          <table:table-cell table:style-name="TableCell931">
            <text:p text:style-name="Normal"><text:a xlink:href="https://www.24ur.com/novice/slovenija/gyorkos-znidar-slovenija-mora-imeti-ustrezna-orodja-za-obvladovanje-masovnih-migracij.html" office:target-frame-name="_top" xlink:show="replace"><text:span text:style-name="T932">https://www.24ur.com/novice/slovenija/gyorkos-znidar-slovenija-mora-imeti-ustrezna-orodja-za-obvladovanje-masovnih-migracij.html</text:span></text:a></text:p>
          </table:table-cell>
          <table:table-cell table:style-name="TableCell933">
            <text:p text:style-name="P934">Vlada je pripravila predlog novele zakona o tujcih in ga pošilja v sprejem državnemu zboru.</text:p>
          </table:table-cell>
          <table:table-cell table:style-name="TableCell935">
            <text:p text:style-name="P936">Novica</text:p>
          </table:table-cell>
        </table:table-row>
        <table:table-row table:style-name="TableRow937">
          <table:table-cell table:style-name="TableCell938">
            <text:p text:style-name="P939">Novela o tujcih prinaša možnost takojšnjega zaprtja meje in zavrnitev migrantov</text:p>
          </table:table-cell>
          <table:table-cell table:style-name="TableCell940">
            <text:p text:style-name="P941">04.01.2017</text:p>
          </table:table-cell>
          <table:table-cell table:style-name="TableCell942">
            <text:p text:style-name="Normal"><text:a xlink:href="https://www.24ur.com/novice/slovenija/novela-o-tujcih-kot-nujna-politicna-odlocitev.html" office:target-frame-name="_top" xlink:show="replace"><text:span text:style-name="T943">https://www.24ur.com/novice/slovenija/novela-o-tujcih-kot-nujna-politicna-odlocitev.html</text:span></text:a></text:p>
          </table:table-cell>
          <table:table-cell table:style-name="TableCell944">
            <text:p text:style-name="P945">Vlada bo obravnavala novelo zakona o tujcih, je po seji sveta za nacionalno varnost povedal predsednik vlade Miro Cerar.</text:p>
          </table:table-cell>
          <table:table-cell table:style-name="TableCell946">
            <text:p text:style-name="P947">Novica</text:p>
          </table:table-cell>
        </table:table-row>
        <table:table-row table:style-name="TableRow948">
          <table:table-cell table:style-name="TableCell949">
            <text:p text:style-name="P950">V Somaliji ni bila nikoli, Slovenija je njen prvi dom</text:p>
          </table:table-cell>
          <table:table-cell table:style-name="TableCell951">
            <text:p text:style-name="P952">03.01.2017</text:p>
          </table:table-cell>
          <table:table-cell table:style-name="TableCell953">
            <text:p text:style-name="Normal"><text:a xlink:href="https://www.24ur.com/novice/slovenija/med-begunci-tudi-lastniki-tovarn-organizatorji-porok-knjizni-zalozniki-stand-up-komiki.html" office:target-frame-name="_top" xlink:show="replace"><text:span text:style-name="T954">https://www.24ur.com/novice/slovenija/med-begunci-tudi-lastniki-tovarn-organizatorji-porok-knjizni-zalozniki-stand-up-komiki.html</text:span></text:a></text:p>
          </table:table-cell>
          <table:table-cell table:style-name="TableCell955">
            <text:p text:style-name="P956">V azilnem domu na Viču je trenutno 164 ljudi. Slovencem najbolj znana je najbrž Somalka, ki je konec oktobra skoraj rodila pred gostilno v Ratečah.</text:p>
          </table:table-cell>
          <table:table-cell table:style-name="TableCell957">
            <text:p text:style-name="P958">Preverjeno</text:p>
          </table:table-cell>
        </table:table-row>
      </table:table>
      <text:p text:style-name="P959"/>
      <text:p text:style-name="P960"/>
      <text:p text:style-name="P961"/>
      <text:h text:style-name="P962" text:outline-level="1">Vir: Nova24</text:h>
      <text:p text:style-name="P963">Rezultati iskanja po točnem imenu zakona:</text:p>
      <text:p text:style-name="P964">/</text:p>
      <text:p text:style-name="P965"/>
      <text:p text:style-name="P966">Prilagojeno iskanje: “zakon o tujcih”:</text:p>
      <text:list text:style-name="LFO3" text:continue-numbering="true">
        <text:list-item>
          <text:p text:style-name="P967">med<text:s/>18.11.2015<text:s/>in<text:s/>9.12.2019</text:p>
        </text:list-item>
        <text:list-item>
          <text:p text:style-name="P968">v dogovorjenem časovnem okviru:</text:p>
        </text:list-item>
      </text:list>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Naslov</text:p>
          </table:table-cell>
          <table:table-cell table:style-name="TableCell978">
            <text:p text:style-name="P979">Datum</text:p>
          </table:table-cell>
          <table:table-cell table:style-name="TableCell980">
            <text:p text:style-name="P981">URL</text:p>
          </table:table-cell>
          <table:table-cell table:style-name="TableCell982">
            <text:p text:style-name="P983">Vsebina</text:p>
          </table:table-cell>
          <table:table-cell table:style-name="TableCell984">
            <text:p text:style-name="P985">Tip</text:p>
          </table:table-cell>
        </table:table-row>
        <table:table-row table:style-name="TableRow986">
          <table:table-cell table:style-name="TableCell987">
            <text:p text:style-name="P988">To je resnica o nočni drami na meji, ko so z avtobusa vrgli sirskega najstnika</text:p>
          </table:table-cell>
          <table:table-cell table:style-name="TableCell989">
            <text:p text:style-name="P990">10. 10. 2017</text:p>
          </table:table-cell>
          <table:table-cell table:style-name="TableCell991">
            <text:p text:style-name="Normal"><text:a xlink:href="https://nova24tv.si/slovenija/ljudje/to-je-resnica-o-nocni-drami-na-meji-ko-so-z-avtobusa-vrgli-sirskega-najstnika/" office:target-frame-name="_top" xlink:show="replace"><text:span text:style-name="T992">https://nova24tv.si/slovenija/ljudje/to-je-resnica-o-nocni-drami-na-meji-ko-so-z-avtobusa-vrgli-sirskega-najstnika/</text:span></text:a></text:p>
          </table:table-cell>
          <table:table-cell table:style-name="TableCell993">
            <text:p text:style-name="P994">Slovenska mejna policija je 30. septembra prepovedala vstop v Slovenijo 16-letnemu dijaku zagrebške Klasične gimnazije s sirskim poreklom.</text:p>
          </table:table-cell>
          <table:table-cell table:style-name="TableCell995">
            <text:p text:style-name="P996">Novica</text:p>
          </table:table-cell>
        </table:table-row>
        <table:table-row table:style-name="TableRow997">
          <table:table-cell table:style-name="TableCell998">
            <text:p text:style-name="P999">Tri leta Cerarja, tri leta toneče javne uprave</text:p>
          </table:table-cell>
          <table:table-cell table:style-name="TableCell1000">
            <text:p text:style-name="P1001">2. 10. 2017</text:p>
          </table:table-cell>
          <table:table-cell table:style-name="TableCell1002">
            <text:p text:style-name="Normal"><text:a xlink:href="https://nova24tv.si/kolumna/tri-leta-cerarja-tri-leta-tonece-javne-uprave/" office:target-frame-name="_top" xlink:show="replace"><text:span text:style-name="T1003">https://nova24tv.si/kolumna/tri-leta-cerarja-tri-leta-tonece-javne-uprave/</text:span></text:a></text:p>
          </table:table-cell>
          <table:table-cell table:style-name="TableCell1004">
            <text:p text:style-name="P1005">Zgodba, ki jo bom opisal bolj podrobno, je tipična. In ena od mnogih. Čeprav je v glavni vlogi tujec, bi tudi Slovenec bil povsem podobno obravnavan</text:p>
          </table:table-cell>
          <table:table-cell table:style-name="TableCell1006">
            <text:p text:style-name="P1007">Kolumna Mitja Iršič</text:p>
          </table:table-cell>
        </table:table-row>
      </table:table>
      <text:p text:style-name="P1008"/>
      <text:p text:style-name="P1009">Razširjeno obodbje iskanja:</text:p>
      <table:table table:style-name="Table1010">
        <table:table-columns>
          <table:table-column table:style-name="TableColumn1011"/>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ext:p text:style-name="P1018">Naslov</text:p>
          </table:table-cell>
          <table:table-cell table:style-name="TableCell1019">
            <text:p text:style-name="P1020">Datum</text:p>
          </table:table-cell>
          <table:table-cell table:style-name="TableCell1021">
            <text:p text:style-name="P1022">URL</text:p>
          </table:table-cell>
          <table:table-cell table:style-name="TableCell1023">
            <text:p text:style-name="P1024">Vsebina</text:p>
          </table:table-cell>
          <table:table-cell table:style-name="TableCell1025">
            <text:p text:style-name="P1026">Tip</text:p>
          </table:table-cell>
        </table:table-row>
        <table:table-row table:style-name="TableRow1027">
          <table:table-cell table:style-name="TableCell1028">
            <text:p text:style-name="P1029">Prvorazredni Ahmad – zakaj tujci, ki so se integrirali, niso imeli take sreče kot on!</text:p>
          </table:table-cell>
          <table:table-cell table:style-name="TableCell1030">
            <text:p text:style-name="P1031">18. 11. 2017</text:p>
          </table:table-cell>
          <table:table-cell table:style-name="TableCell1032">
            <text:p text:style-name="Normal"><text:a xlink:href="https://nova24tv.si/kolumna/prvorazredni-ahmad-zakaj-tujci-ki-so-se-integrirali-niso-imeli-take-srece-kot-on/" office:target-frame-name="_top" xlink:show="replace"><text:span text:style-name="T1033">https://nova24tv.si/kolumna/prvorazredni-ahmad-zakaj-tujci-ki-so-se-integrirali-niso-imeli-take-srece-kot-on/</text:span></text:a></text:p>
          </table:table-cell>
          <table:table-cell table:style-name="TableCell1034">
            <text:p text:style-name="P1035">Zanimivo je tudi, da se Ahmadu zdi povsem samo po sebi umevno, da bo ostal tukaj.</text:p>
          </table:table-cell>
          <table:table-cell table:style-name="TableCell1036">
            <text:p text:style-name="P1037">Kolumna Mitja Iršič</text:p>
          </table:table-cell>
        </table:table-row>
        <table:table-row table:style-name="TableRow1038">
          <table:table-cell table:style-name="TableCell1039">
            <text:p text:style-name="P1040">Levičarski strel v koleno pri preprečitvi uradnega dejanja izročitve Ahmada Shamieha</text:p>
          </table:table-cell>
          <table:table-cell table:style-name="TableCell1041">
            <text:p text:style-name="P1042">18. 11. 2017</text:p>
          </table:table-cell>
          <table:table-cell table:style-name="TableCell1043">
            <text:p text:style-name="Normal"><text:a xlink:href="https://nova24tv.si/slovenija/politika/levicarski-strel-v-koleno-pri-preprecitvi-uradnega-dejanja-izrocitve-ahmada-shamieha/" office:target-frame-name="_top" xlink:show="replace"><text:span text:style-name="T1044">https://nova24tv.si/slovenija/politika/levicarski-strel-v-koleno-pri-preprecitvi-uradnega-dejanja-izrocitve-ahmada-shamieha/</text:span></text:a></text:p>
          </table:table-cell>
          <table:table-cell table:style-name="TableCell1045">
            <text:p text:style-name="P1046">Cerar-Židan-Erjavčeva vlada z najnovejšo ugotovitvijo, da “nima pristojnosti” v zadevi Ahmad, rešuje zavoženo situacijo</text:p>
          </table:table-cell>
          <table:table-cell table:style-name="TableCell1047">
            <text:p text:style-name="P1048">Novica Franci Donko</text:p>
          </table:table-cell>
        </table:table-row>
        <table:table-row table:style-name="TableRow1049">
          <table:table-cell table:style-name="TableCell1050">
            <text:p text:style-name="P1051">Televizija Slovenija ali Televizija Damask? 8 proti 1, oziroma kako je nacionalka “osamila” mnenje Vinka Gorenka v zadevi ustavne obtožbe zoper Mira Cerarja in branila ilegalnega migranta</text:p>
          </table:table-cell>
          <table:table-cell table:style-name="TableCell1052">
            <text:p text:style-name="P1053">18. 11. 2017</text:p>
          </table:table-cell>
          <table:table-cell table:style-name="TableCell1054">
            <text:p text:style-name="Normal"><text:a xlink:href="https://nova24tv.si/slovenija/televizija-slovenija-ali-televizija-damask-8-proti-1-oziroma-kako-je-nacionalka-osamila-mnenje-vinka-gorenka-v-zadevi-ustavne-obtozbe-zoper-mira-cerarja-in-branila-ilegalnega-migranta/" office:target-frame-name="_top" xlink:show="replace"><text:span text:style-name="T1055">https://nova24tv.si/slovenija/televizija-slovenija-ali-televizija-damask-8-proti-1-oziroma-kako-je-nacionalka-osamila-mnenje-vinka-gorenka-v-zadevi-ustavne-obtozbe-zoper-mira-cerarja-in-branila-ilegalnega-migranta/</text:span></text:a></text:p>
          </table:table-cell>
          <table:table-cell table:style-name="TableCell1056">
            <text:p text:style-name="P1057">Četrtkova oddaja Tarča na državni televiziji, v kateri so gosti voditeljice Erike Žnidaršič razpravljali o sirskem migrantu Ahmadu Šamiju, buri duhove.</text:p>
          </table:table-cell>
          <table:table-cell table:style-name="TableCell1058">
            <text:p text:style-name="P1059">Komentar Luka Svetina</text:p>
          </table:table-cell>
        </table:table-row>
        <table:table-row table:style-name="TableRow1060">
          <table:table-cell table:style-name="TableCell1061">
            <text:p text:style-name="P1062">Zasuk v primeru Ahmad: Erjavec po seji priznal, da vlada nima pristojnosti odločanja glede statusa sirskega migranta</text:p>
          </table:table-cell>
          <table:table-cell table:style-name="TableCell1063">
            <text:p text:style-name="P1064">16. 11. 2017</text:p>
          </table:table-cell>
          <table:table-cell table:style-name="TableCell1065">
            <text:p text:style-name="Normal"><text:a xlink:href="https://nova24tv.si/slovenija/zasuk-v-primeru-ahmad-erjavec-po-seji-priznal-da-vlada-nima-pristojnosti-odlocanja-glede-statusa-sirskega-migranta/" office:target-frame-name="_top" xlink:show="replace"><text:span text:style-name="T1066">https://nova24tv.si/slovenija/zasuk-v-primeru-ahmad-erjavec-po-seji-priznal-da-vlada-nima-pristojnosti-odlocanja-glede-statusa-sirskega-migranta/</text:span></text:a></text:p>
          </table:table-cell>
          <table:table-cell table:style-name="TableCell1067">
            <text:p text:style-name="P1068">Predsednik koalicijske stranke DeSUS Karl Erjavec je po seji vlade povedal, da je vlada pregledala vse pravne možnosti glede statusa sirskega migranta Ahmada Shamieha in ugotovila, da nima pristojnosti glede poseganja v zadevi.</text:p>
          </table:table-cell>
          <table:table-cell table:style-name="TableCell1069">
            <text:p text:style-name="P1070">Novica</text:p>
          </table:table-cell>
        </table:table-row>
        <table:table-row table:style-name="TableRow1071">
          <table:table-cell table:style-name="TableCell1072">
            <text:p text:style-name="P1073">Ko dvoličnost slovenske levice zasije v polnem sijaju – Slovencem se slabo piše</text:p>
          </table:table-cell>
          <table:table-cell table:style-name="TableCell1074">
            <text:p text:style-name="P1075">16. 11. 2017</text:p>
          </table:table-cell>
          <table:table-cell table:style-name="TableCell1076">
            <text:p text:style-name="Normal"><text:a xlink:href="https://nova24tv.si/slovenija/ko-dvolicnost-slovenske-levice-zasije-v-polnem-sijaju-slovencem-se-slabo-pise/" office:target-frame-name="_top" xlink:show="replace"><text:span text:style-name="T1077">https://nova24tv.si/slovenija/ko-dvolicnost-slovenske-levice-zasije-v-polnem-sijaju-slovencem-se-slabo-pise/</text:span></text:a></text:p>
          </table:table-cell>
          <table:table-cell table:style-name="TableCell1078">
            <text:p text:style-name="P1079">Dvoličnost slovenske levice je s primerom nezakonitega migranta Ahmada Shamieha zasijala v vsem svojem sijaju</text:p>
          </table:table-cell>
          <table:table-cell table:style-name="TableCell1080">
            <text:p text:style-name="P1081">Komentar</text:p>
          </table:table-cell>
        </table:table-row>
        <table:table-row table:style-name="TableRow1082">
          <table:table-cell table:style-name="TableCell1083">
            <text:p text:style-name="P1084">Ustavna obtožba vložena! Dr. Vinko Gorenak: Predsednik vlade je z zlorabo položaja storil kaznivo dejanje</text:p>
          </table:table-cell>
          <table:table-cell table:style-name="TableCell1085">
            <text:p text:style-name="P1086">15. 11. 2017</text:p>
          </table:table-cell>
          <table:table-cell table:style-name="TableCell1087">
            <text:p text:style-name="Normal"><text:a xlink:href="https://nova24tv.si/slovenija/ustavna-obtozba-vlozena-dr-vinko-gorenak-predsednik-vlade-je-z-zlorabo-polozaja-storil-kaznivo-dejanje/" office:target-frame-name="_top" xlink:show="replace"><text:span text:style-name="T1088">https://nova24tv.si/slovenija/ustavna-obtozba-vlozena-dr-vinko-gorenak-predsednik-vlade-je-z-zlorabo-polozaja-storil-kaznivo-dejanje/</text:span></text:a></text:p>
          </table:table-cell>
          <table:table-cell table:style-name="TableCell1089">
            <text:p text:style-name="P1090">Po prepričanju največje opozicijske stranke SDS je premier Miro Cerar zlorabil svoj položaj, po tem ko je dosegel neizvršitev zakonite odločbe v primeru sirskega migranta Ahmada Shamieha.</text:p>
          </table:table-cell>
          <table:table-cell table:style-name="TableCell1091">
            <text:p text:style-name="P1092">Novica</text:p>
          </table:table-cell>
        </table:table-row>
        <table:table-row table:style-name="TableRow1093">
          <table:table-cell table:style-name="TableCell1094">
            <text:p text:style-name="P1095">Civilna iniciativa proti migrantskemu centru v Beli Krajini vložila predlog za razrešitev črnomaljske županje</text:p>
          </table:table-cell>
          <table:table-cell table:style-name="TableCell1096">
            <text:p text:style-name="P1097">14. 2. 2017</text:p>
          </table:table-cell>
          <table:table-cell table:style-name="TableCell1098">
            <text:p text:style-name="Normal"><text:a xlink:href="https://nova24tv.si/slovenija/civilna-iniciativa-proti-migrantskemu-centru-v-beli-krajini-vlozila-predlog-za-razresitev-crnomaljske-zupanje/" office:target-frame-name="_top" xlink:show="replace"><text:span text:style-name="T1099">https://nova24tv.si/slovenija/civilna-iniciativa-proti-migrantskemu-centru-v-beli-krajini-vlozila-predlog-za-razresitev-crnomaljske-zupanje/</text:span></text:a></text:p>
          </table:table-cell>
          <table:table-cell table:style-name="TableCell1100">
            <text:p text:style-name="P1101">Po mnenju Civilne iniciative proti migrantskemu centru v Beli Krajini in kljub večkratnim pozivom ter zakonskim določilom županja Črnomlja Mojca Čemas Stjepanovič še naprej deluje nezakonito, zato so vložili predlog za njeno razrešitev.</text:p>
          </table:table-cell>
          <table:table-cell table:style-name="TableCell1102">
            <text:p text:style-name="P1103">Novica</text:p>
          </table:table-cell>
        </table:table-row>
        <table:table-row table:style-name="TableRow1104">
          <table:table-cell table:style-name="TableCell1105">
            <text:p text:style-name="P1106">Cerarju se zaradi Brgleza in zakona o tujcih podira stranka. Se stranki SMC dogaja scenarij DL in Gregorja Viranta?</text:p>
          </table:table-cell>
          <table:table-cell table:style-name="TableCell1107">
            <text:p text:style-name="P1108">3. 2. 2017</text:p>
          </table:table-cell>
          <table:table-cell table:style-name="TableCell1109">
            <text:p text:style-name="Normal"><text:a xlink:href="https://nova24tv.si/slovenija/cerarju-se-zaradi-brgleza-in-zakona-o-tujcih-podira-stranka-se-stranki-smc-dogaja-scenarij-dl-in-gregorja-viranta/" office:target-frame-name="_top" xlink:show="replace"><text:span text:style-name="T1110">https://nova24tv.si/slovenija/cerarju-se-zaradi-brgleza-in-zakona-o-tujcih-podira-stranka-se-stranki-smc-dogaja-scenarij-dl-in-gregorja-viranta/</text:span></text:a></text:p>
          </table:table-cell>
          <table:table-cell table:style-name="TableCell1111">
            <text:p text:style-name="P1112">V stranki SMC se dogaja scenarij vseh levih strank: notranji razkol in razpad stranke kot posledica.</text:p>
          </table:table-cell>
          <table:table-cell table:style-name="TableCell1113">
            <text:p text:style-name="P1114">Novica</text:p>
          </table:table-cell>
        </table:table-row>
        <table:table-row table:style-name="TableRow1115">
          <table:table-cell table:style-name="TableCell1116">
            <text:p text:style-name="P1117">Romana Tomc o Zakonu o tujcih: Za varnost državljanov je treba poskrbeti pravočasno!</text:p>
          </table:table-cell>
          <table:table-cell table:style-name="TableCell1118">
            <text:p text:style-name="P1119">2. 2. 2017</text:p>
          </table:table-cell>
          <table:table-cell table:style-name="TableCell1120">
            <text:p text:style-name="Normal"><text:a xlink:href="https://nova24tv.si/slovenija/romana-tomc-o-zakonu-o-tujcih-za-varnost-drzavljanov-je-treba-poskrbeti-pravocasno/" office:target-frame-name="_top" xlink:show="replace"><text:span text:style-name="T1121">https://nova24tv.si/slovenija/romana-tomc-o-zakonu-o-tujcih-za-varnost-drzavljanov-je-treba-poskrbeti-pravocasno/</text:span></text:a></text:p>
          </table:table-cell>
          <table:table-cell table:style-name="TableCell1122">
            <text:p text:style-name="P1123">Evropska poslanka Romana Tomc po neizglasovanem vetu v Državnem svetu Republike Slovenije na Zakon o tujcih pozdravlja dejstvo, da bo novela zakona kmalu stopila v veljavo.</text:p>
          </table:table-cell>
          <table:table-cell table:style-name="TableCell1124">
            <text:p text:style-name="P1125">Pogovor z Romano Tomc</text:p>
          </table:table-cell>
        </table:table-row>
        <table:table-row table:style-name="TableRow1126">
          <table:table-cell table:style-name="TableCell1127">
            <text:p text:style-name="P1128">Na avstrijskem Koroškem pripravljeni na morebitni val migrantov</text:p>
          </table:table-cell>
          <table:table-cell table:style-name="TableCell1129">
            <text:p text:style-name="P1130">25. 1. 2017</text:p>
          </table:table-cell>
          <table:table-cell table:style-name="TableCell1131">
            <text:p text:style-name="Normal"><text:a xlink:href="https://nova24tv.si/slovenija/na-avstrijskem-koroskem-pripravljeni-na-morebitni-val-migrantov/" office:target-frame-name="_top" xlink:show="replace"><text:span text:style-name="T1132">https://nova24tv.si/slovenija/na-avstrijskem-koroskem-pripravljeni-na-morebitni-val-migrantov/</text:span></text:a></text:p>
          </table:table-cell>
          <table:table-cell table:style-name="TableCell1133">
            <text:p text:style-name="P1134">Dokazovanje identitete pri prečkanju meje z Avstrijo traja že več kot eno leto</text:p>
          </table:table-cell>
          <table:table-cell table:style-name="TableCell1135">
            <text:p text:style-name="P1136">Novica e-koroška</text:p>
          </table:table-cell>
        </table:table-row>
        <table:table-row table:style-name="TableRow1137">
          <table:table-cell table:style-name="TableCell1138">
            <text:p text:style-name="P1139">Zakon o tujcih – izsiljevalci, hinavci, realisti, cincarji in odločna ženska</text:p>
          </table:table-cell>
          <table:table-cell table:style-name="TableCell1140">
            <text:p text:style-name="P1141">25. 1. 2017</text:p>
          </table:table-cell>
          <table:table-cell table:style-name="TableCell1142">
            <text:p text:style-name="Normal"><text:a xlink:href="https://nova24tv.si/kolumna/lzakon-o-tujcih-izsiljevalci-hinavci-realisti-cincarji-in-odlocna-zenska/" office:target-frame-name="_top" xlink:show="replace"><text:span text:style-name="T1143">https://nova24tv.si/kolumna/lzakon-o-tujcih-izsiljevalci-hinavci-realisti-cincarji-in-odlocna-zenska/</text:span></text:a></text:p>
          </table:table-cell>
          <table:table-cell table:style-name="TableCell1144">
            <text:p text:style-name="P1145">Zakon o tujcih, po katerem naj bi Slovenija dobila zakonsko osnovo za zaprtje meje v primeru ponovnih množičnih in nezakonitih migracij, bi moral nastati julija 2015, torej pred prvim valom nezakonitih migracij.</text:p>
          </table:table-cell>
          <table:table-cell table:style-name="TableCell1146">
            <text:p text:style-name="P1147">Vinko Gorenak blog</text:p>
          </table:table-cell>
        </table:table-row>
        <table:table-row table:style-name="TableRow1148">
          <table:table-cell table:style-name="TableCell1149">
            <text:p text:style-name="P1150">Neverjetno: Slovenija se je zaradi sprejetega zakona o tujcih znašla v ameriškem Breitbartu</text:p>
          </table:table-cell>
          <table:table-cell table:style-name="TableCell1151">
            <text:p text:style-name="P1152">27. 1. 2017</text:p>
          </table:table-cell>
          <table:table-cell table:style-name="TableCell1153">
            <text:p text:style-name="Normal"><text:a xlink:href="https://nova24tv.si/svet/neverjetno-slovenija-se-je-zaradi-sprejetega-zakona-o-tujcih-znasla-v-ameriskem-breitbartu/" office:target-frame-name="_top" xlink:show="replace"><text:span text:style-name="T1154">https://nova24tv.si/svet/neverjetno-slovenija-se-je-zaradi-sprejetega-zakona-o-tujcih-znasla-v-ameriskem-breitbartu/</text:span></text:a></text:p>
          </table:table-cell>
          <table:table-cell table:style-name="TableCell1155">
            <text:p text:style-name="P1156">“Slovenski poslanci so z veliko večino podprli zaostritev azilnih postopkov, katerih namen je preprečitev velikega pritoka migrantov v državo,” se je glasil uvod v Breitbartu, enem najbolj branih spletnih medijev v ZDA.</text:p>
          </table:table-cell>
          <table:table-cell table:style-name="TableCell1157">
            <text:p text:style-name="P1158">Novica</text:p>
          </table:table-cell>
        </table:table-row>
        <table:table-row table:style-name="TableRow1159">
          <table:table-cell table:style-name="TableCell1160">
            <text:p text:style-name="P1161">Državni zbor sprejel novelo zakona o tujcih in povsem razklal levico</text:p>
          </table:table-cell>
          <table:table-cell table:style-name="TableCell1162">
            <text:p text:style-name="P1163">27. 1. 2017</text:p>
          </table:table-cell>
          <table:table-cell table:style-name="TableCell1164">
            <text:p text:style-name="Normal"><text:a xlink:href="https://nova24tv.si/slovenija/drzavni-zbor-sprejel-novelo-zakona-o-tujcih-in-povsem-razklal-levico/" office:target-frame-name="_top" xlink:show="replace"><text:span text:style-name="T1165">https://nova24tv.si/slovenija/drzavni-zbor-sprejel-novelo-zakona-o-tujcih-in-povsem-razklal-levico/</text:span></text:a></text:p>
          </table:table-cell>
          <table:table-cell table:style-name="TableCell1166">
            <text:p text:style-name="P1167">Državni zbor je s 47 glasovi za in 18 proti sprejel novelo zakona o tujcih, ki predvideva aktivacijo posebnega ukrepa, s katerim bi zaostrili pogoje za vstop nezakonitih migrantov v državo.</text:p>
          </table:table-cell>
          <table:table-cell table:style-name="TableCell1168">
            <text:p text:style-name="P1169">Novica</text:p>
          </table:table-cell>
        </table:table-row>
        <table:table-row table:style-name="TableRow1170">
          <table:table-cell table:style-name="TableCell1171">
            <text:p text:style-name="P1172">Levičarji se počutijo tako ogrožene s strani miroljubnih zagovornikov slovenskih vrednot in tradicije, da so ukinili Facebook stran</text:p>
          </table:table-cell>
          <table:table-cell table:style-name="TableCell1173">
            <text:p text:style-name="P1174">27. 1. 2017</text:p>
          </table:table-cell>
          <table:table-cell table:style-name="TableCell1175">
            <text:p text:style-name="Normal"><text:a xlink:href="https://nova24tv.si/slovenija/levicarji-se-pocutijo-tako-ogrozene-s-strani-miroljubnih-zagovornikov-slovenskih-vrednot-in-tradicije-da-so-ukinili-facebook-stran/" office:target-frame-name="_top" xlink:show="replace"><text:span text:style-name="T1176">https://nova24tv.si/slovenija/levicarji-se-pocutijo-tako-ogrozene-s-strani-miroljubnih-zagovornikov-slovenskih-vrednot-in-tradicije-da-so-ukinili-facebook-stran/</text:span></text:a></text:p>
          </table:table-cell>
          <table:table-cell table:style-name="TableCell1177">
            <text:p text:style-name="P1178">‘Slovenija zavaruj meje’ je bila stran na Facebooku, ki je opozarjala Slovence pred prihajajočimi migranti in prikazovala posledice pretiranih muslimanskih migracij v Evropo.</text:p>
          </table:table-cell>
          <table:table-cell table:style-name="TableCell1179">
            <text:p text:style-name="P1180">Novica Marjanca Scheicher</text:p>
          </table:table-cell>
        </table:table-row>
        <table:table-row table:style-name="TableRow1181">
          <table:table-cell table:style-name="TableCell1182">
            <text:p text:style-name="P1183">Slovenska realnost, ki vodi k samomoru Evrope: Migrantom luksuzna stanovanja in oskrba za 1963 EUR na mesec, Slovenci naj se pa znajdejo sami</text:p>
          </table:table-cell>
          <table:table-cell table:style-name="TableCell1184">
            <text:p text:style-name="P1185">26. 1. 2017</text:p>
          </table:table-cell>
          <table:table-cell table:style-name="TableCell1186">
            <text:p text:style-name="Normal"><text:a xlink:href="https://nova24tv.si/slovenija/video-slovenska-realnost-ki-vodi-k-samomoru-evrope-migrantom-luksuzna-stanovanja-in-oskrba-za-1930-eur-na-mesec-slovenci-naj-se-pa-znajdejo-sami/" office:target-frame-name="_top" xlink:show="replace"><text:span text:style-name="T1187">https://nova24tv.si/slovenija/video-slovenska-realnost-ki-vodi-k-samomoru-evrope-migrantom-luksuzna-stanovanja-in-oskrba-za-1930-eur-na-mesec-slovenci-naj-se-pa-znajdejo-sami/</text:span></text:a></text:p>
          </table:table-cell>
          <table:table-cell table:style-name="TableCell1188">
            <text:p text:style-name="P1189">Od leta 2015 se soočamo z velikim povečanjem migracij z vzhoda. V letu 2016 je slovensko mejo s pomočjo vlade Republike Slovenije ilegalno prestopilo več kot 500.000 migrantov.</text:p>
          </table:table-cell>
          <table:table-cell table:style-name="TableCell1190">
            <text:p text:style-name="P1191">Reportaža / Poročilo</text:p>
          </table:table-cell>
        </table:table-row>
        <table:table-row table:style-name="TableRow1192">
          <table:table-cell table:style-name="TableCell1193">
            <text:p text:style-name="P1194">Gorenak: “Nikoli ne bom pristal na to, da migranti od države dobijo več kot slovenski državljani”</text:p>
          </table:table-cell>
          <table:table-cell table:style-name="TableCell1195">
            <text:p text:style-name="P1196">17. 1. 2017</text:p>
          </table:table-cell>
          <table:table-cell table:style-name="TableCell1197">
            <text:p text:style-name="Normal"><text:a xlink:href="https://nova24tv.si/slovenija/gorenak-nikoli-ne-bom-pristal-na-to-da-migranti-od-drzave-dobijo-vec-kot-slovenski-drzavljani/" office:target-frame-name="_top" xlink:show="replace"><text:span text:style-name="T1198">https://nova24tv.si/slovenija/gorenak-nikoli-ne-bom-pristal-na-to-da-migranti-od-drzave-dobijo-vec-kot-slovenski-drzavljani/</text:span></text:a></text:p>
          </table:table-cell>
          <table:table-cell table:style-name="TableCell1199">
            <text:p text:style-name="P1200">“Globoko sem prepričan, da državljani Republike Slovenije lahko in morajo odločati o najpomembnejših stvareh. K temu spada tudi vprašanje<text:s/><text:soft-page-break/>naseljevanja ilegalnih migrantov.</text:p>
          </table:table-cell>
          <table:table-cell table:style-name="TableCell1201">
            <text:p text:style-name="P1202">Poročilo z novinarske konference<text:s/><text:soft-page-break/>Gorenaka</text:p>
          </table:table-cell>
        </table:table-row>
        <table:table-row table:style-name="TableRow1203">
          <table:table-cell table:style-name="TableCell1204">
            <text:p text:style-name="P1205">Cerarjev svet za nacionalno nevarnost</text:p>
          </table:table-cell>
          <table:table-cell table:style-name="TableCell1206">
            <text:p text:style-name="P1207">6. 1. 2017</text:p>
          </table:table-cell>
          <table:table-cell table:style-name="TableCell1208">
            <text:p text:style-name="Normal"><text:a xlink:href="https://nova24tv.si/kolumna/cerarjev-svet-za-nacionalno-nevarnost/" office:target-frame-name="_top" xlink:show="replace"><text:span text:style-name="T1209">https://nova24tv.si/kolumna/cerarjev-svet-za-nacionalno-nevarnost/</text:span></text:a></text:p>
          </table:table-cell>
          <table:table-cell table:style-name="TableCell1210">
            <text:p text:style-name="P1211">Miro Cerar je končno sklical Svet za nacionalno varnost.</text:p>
          </table:table-cell>
          <table:table-cell table:style-name="TableCell1212">
            <text:p text:style-name="P1213">Kolumna Miro Petek</text:p>
          </table:table-cell>
        </table:table-row>
        <table:table-row table:style-name="TableRow1214">
          <table:table-cell table:style-name="TableCell1215">
            <text:p text:style-name="P1216">Radikalni islam predstavlja znotraj EU rakavo tkivo, ki bi ga bi bilo treba popolnoma izrezati</text:p>
          </table:table-cell>
          <table:table-cell table:style-name="TableCell1217">
            <text:p text:style-name="P1218">6. 1. 2017</text:p>
          </table:table-cell>
          <table:table-cell table:style-name="TableCell1219">
            <text:p text:style-name="Normal"><text:a xlink:href="https://nova24tv.si/slovenija/radikalni-islam-predstavlja-znotraj-eu-rakavo-tkivo-ki-bi-ga-bi-bilo-potrebno-popolnoma-izrezati/" office:target-frame-name="_top" xlink:show="replace"><text:span text:style-name="T1220">https://nova24tv.si/slovenija/radikalni-islam-predstavlja-znotraj-eu-rakavo-tkivo-ki-bi-ga-bi-bilo-potrebno-popolnoma-izrezati/</text:span></text:a></text:p>
          </table:table-cell>
          <table:table-cell table:style-name="TableCell1221">
            <text:p text:style-name="P1222">Vlada je na današnji seji pripravila predlog novele zakona o tujcih, ki ga bo poslala v sprejem Državnemu zboru RS.</text:p>
          </table:table-cell>
          <table:table-cell table:style-name="TableCell1223">
            <text:p text:style-name="P1224">Novica</text:p>
          </table:table-cell>
        </table:table-row>
        <table:table-row table:style-name="TableRow1225">
          <table:table-cell table:style-name="TableCell1226">
            <text:p text:style-name="P1227">Vlada se podpisuje pod ukrepe zakona o tujcih, ki jih je dejansko predlagala SDS</text:p>
          </table:table-cell>
          <table:table-cell table:style-name="TableCell1228">
            <text:p text:style-name="P1229">5. 1. 2017</text:p>
          </table:table-cell>
          <table:table-cell table:style-name="TableCell1230">
            <text:p text:style-name="Normal"><text:a xlink:href="https://nova24tv.si/slovenija/vlada-se-podpisuje-pod-ukrepe-zakona-o-tujcih-ki-jih-je-dejansko-predlagala-sds/" office:target-frame-name="_top" xlink:show="replace"><text:span text:style-name="T1231">https://nova24tv.si/slovenija/vlada-se-podpisuje-pod-ukrepe-zakona-o-tujcih-ki-jih-je-dejansko-predlagala-sds/</text:span></text:a></text:p>
          </table:table-cell>
          <table:table-cell table:style-name="TableCell1232">
            <text:p text:style-name="P1233">Pred meseci je SDS predlagala ukrepe za zakon o tujcih, ki jih je vlada zavrnila. Sama pa je pripravila popolnoma enake ukrepe, ki jih pošilja v Državni zbor.</text:p>
          </table:table-cell>
          <table:table-cell table:style-name="TableCell1234">
            <text:p text:style-name="P1235">Novica Branka Jurhar</text:p>
          </table:table-cell>
        </table:table-row>
        <table:table-row table:style-name="TableRow1236">
          <table:table-cell table:style-name="TableCell1237">
            <text:p text:style-name="P1238">Cerar trdi, da je Slovenija varna – Grims opozarja, da ukrepi prihajajo prepočasi in prepozno</text:p>
          </table:table-cell>
          <table:table-cell table:style-name="TableCell1239">
            <text:p text:style-name="P1240">4. 1. 2017</text:p>
          </table:table-cell>
          <table:table-cell table:style-name="TableCell1241">
            <text:p text:style-name="Normal"><text:a xlink:href="https://nova24tv.si/slovenija/cerar-trdi-da-je-slovenija-varna-grims-opozarja-da-ukrepi-prihajajo-prepocasi-in-prepozno/" office:target-frame-name="_top" xlink:show="replace"><text:span text:style-name="T1242">https://nova24tv.si/slovenija/cerar-trdi-da-je-slovenija-varna-grims-opozarja-da-ukrepi-prihajajo-prepocasi-in-prepozno/</text:span></text:a></text:p>
          </table:table-cell>
          <table:table-cell table:style-name="TableCell1243">
            <text:p text:style-name="P1244">Glede novele zakona o tujcih, o kateri je na današnji seji Sveta za nacionalno varnost tekla beseda, je poslanec SDS ...</text:p>
          </table:table-cell>
          <table:table-cell table:style-name="TableCell1245">
            <text:p text:style-name="P1246">Novica</text:p>
          </table:table-cell>
        </table:table-row>
        <table:table-row table:style-name="TableRow1247">
          <table:table-cell table:style-name="TableCell1248">
            <text:p text:style-name="P1249">Smo v Sloveniji še vedno varni, ali so že potrebni ukrepi?</text:p>
          </table:table-cell>
          <table:table-cell table:style-name="TableCell1250">
            <text:p text:style-name="P1251">4. 1. 2017</text:p>
          </table:table-cell>
          <table:table-cell table:style-name="TableCell1252">
            <text:p text:style-name="Normal"><text:a xlink:href="https://nova24tv.si/slovenija/smo-v-sloveniji-se-vedno-varni-ali-so-ze-potrebni-ukrepi/" office:target-frame-name="_top" xlink:show="replace"><text:span text:style-name="T1253">https://nova24tv.si/slovenija/smo-v-sloveniji-se-vedno-varni-ali-so-ze-potrebni-ukrepi/</text:span></text:a></text:p>
          </table:table-cell>
          <table:table-cell table:style-name="TableCell1254">
            <text:p text:style-name="P1255">Novela zakona o tujcih je obstala v vladnem postopku. Spremenjene migrantske razmere so sprožile razhajanja v koaliciji.</text:p>
          </table:table-cell>
          <table:table-cell table:style-name="TableCell1256">
            <text:p text:style-name="P1257">Novica Branka Jurhar</text:p>
          </table:table-cell>
        </table:table-row>
      </table:table>
      <text:p text:style-name="P1258"/>
      <text:p text:style-name="P1259"/>
      <text:p text:style-name="P1260"/>
      <text:h text:style-name="P1261" text:outline-level="1">Povzetek</text:h>
      <text:list text:style-name="LFO4" text:continue-numbering="true">
        <text:list-item>
          <text:p text:style-name="P1262">iskanje po točnem imenu novele zakona ne da dovolj rezultatov, bolje je uporabiti iskalni niz samo imena “zakon o tujcih”</text:p>
        </text:list-item>
        <text:list-item>
          <text:p text:style-name="P1263">glede na določen 14-dnevni rok pred in po razpravo na odboru in v DZ je obdobje za analizo med 20.09.2017 in 31.10.2017</text:p>
        </text:list-item>
        <text:list-item>
          <text:p text:style-name="P1264">v tem obdobju se o analizirani noveli zakona pojavi zgolj novica ali dve, da je bila novela zakona sprejeta, ni pa potekala ob tem nobena širša družbena razprava</text:p>
        </text:list-item>
        <text:list-item>
          <text:p text:style-name="P1265">največ se je o zakonu o tujcih govorilo v javnosti ob sprejetju novele po hitrem postopku v januarju 2017 (vlada je zakon poslala na DZ 5.1.2017, 26.1.2017 je bil sprejet v DZ)</text:p>
        </text:list-item>
        <text:list-item>
          <text:p text:style-name="P1266">drugi bolj odmevni dogodki, vezani na zakon o tujcih so bili v letu 2017 še:</text:p>
          <text:list text:continue-numbering="true">
            <text:list-item>
              <text:p text:style-name="P1267">vložitev novele zakona o tujcih v ustavno presojo s strani varuhinje človekovih pravic (debata v<text:s/>marcu,<text:s/>vloženo v<text:s/>aprilu<text:s/>2017, razsodba sodišča v juniju 2017)</text:p>
            </text:list-item>
            <text:list-item>
              <text:p text:style-name="P1268"><text:span text:style-name="T1269">preprečitev deportacije Ahmada Shamija (november 2017)</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jasa Ucakar</meta:initial-creator>
    <dc:creator>ADP Študent 2</dc:creator>
    <meta:creation-date>2022-01-03T09:32:00Z</meta:creation-date>
    <dc:date>2022-01-03T09:32:00Z</dc:date>
    <meta:template xlink:href="Normal" xlink:type="simple"/>
    <meta:editing-cycles>2</meta:editing-cycles>
    <meta:editing-duration>PT0S</meta:editing-duration>
    <meta:document-statistic meta:page-count="11" meta:paragraph-count="90" meta:word-count="6781" meta:character-count="45343" meta:row-count="322" meta:non-whitespace-character-count="38652"/>
  </office:meta>
</office:document-meta>
</file>